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automatic-styles>
    <style:style style:name="Táblázat1" style:family="table">
      <style:table-properties style:width="20.003cm" table:align="margins"/>
    </style:style>
    <style:style style:name="Táblázat1.A" style:family="table-column">
      <style:table-column-properties style:column-width="8.001cm" style:rel-column-width="26214*"/>
    </style:style>
    <style:style style:name="Táblázat1.B" style:family="table-column">
      <style:table-column-properties style:column-width="6.001cm" style:rel-column-width="19660*"/>
    </style:style>
    <style:style style:name="Táblázat1.C" style:family="table-column">
      <style:table-column-properties style:column-width="6.001cm" style:rel-column-width="19661*"/>
    </style:style>
    <style:style style:name="Táblázat1.1" style:family="table-row">
      <style:table-row-properties style:min-row-height="0.095cm"/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style:vertical-align="middle" fo:padding="0.097cm" fo:border="0.5pt solid #000000"/>
    </style:style>
    <style:style style:name="Táblázat1.2" style:family="table-row">
      <style:table-row-properties style:min-row-height="0.296cm"/>
    </style:style>
    <style:style style:name="Táblázat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9.99cm" table:align="left"/>
    </style:style>
    <style:style style:name="Táblázat2.A" style:family="table-column">
      <style:table-column-properties style:column-width="1.102cm"/>
    </style:style>
    <style:style style:name="Táblázat2.B" style:family="table-column">
      <style:table-column-properties style:column-width="1.002cm"/>
    </style:style>
    <style:style style:name="Táblázat2.C" style:family="table-column">
      <style:table-column-properties style:column-width="0.792cm"/>
    </style:style>
    <style:style style:name="Táblázat2.D" style:family="table-column">
      <style:table-column-properties style:column-width="0.411cm"/>
    </style:style>
    <style:style style:name="Táblázat2.E" style:family="table-column">
      <style:table-column-properties style:column-width="1.085cm"/>
    </style:style>
    <style:style style:name="Táblázat2.F" style:family="table-column">
      <style:table-column-properties style:column-width="0.404cm"/>
    </style:style>
    <style:style style:name="Táblázat2.G" style:family="table-column">
      <style:table-column-properties style:column-width="0.614cm"/>
    </style:style>
    <style:style style:name="Táblázat2.H" style:family="table-column">
      <style:table-column-properties style:column-width="1.293cm"/>
    </style:style>
    <style:style style:name="Táblázat2.I" style:family="table-column">
      <style:table-column-properties style:column-width="2.103cm"/>
    </style:style>
    <style:style style:name="Táblázat2.J" style:family="table-column">
      <style:table-column-properties style:column-width="1.602cm"/>
    </style:style>
    <style:style style:name="Táblázat2.K" style:family="table-column">
      <style:table-column-properties style:column-width="3.189cm"/>
    </style:style>
    <style:style style:name="Táblázat2.L" style:family="table-column">
      <style:table-column-properties style:column-width="1.706cm"/>
    </style:style>
    <style:style style:name="Táblázat2.N" style:family="table-column">
      <style:table-column-properties style:column-width="2.586cm"/>
    </style:style>
    <style:style style:name="Táblázat2.1" style:family="table-row">
      <style:table-row-properties style:min-row-height="0.305cm"/>
    </style:style>
    <style:style style:name="Táblázat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2.B1" style:family="table-cell">
      <style:table-cell-properties style:vertical-align="middle" fo:padding="0cm" fo:border="none"/>
    </style:style>
    <style:style style:name="Táblázat2.3" style:family="table-row"/>
    <style:style style:name="Táblázat2.A3" style:family="table-cell">
      <style:table-cell-properties style:vertical-align="middle" fo:padding="0.097cm" fo:border="none"/>
    </style:style>
    <style:style style:name="Táblázat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D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G3" style:family="table-cell">
      <style:table-cell-properties style:vertical-align="middle" fo:padding="0.097cm" fo:border="0.5pt solid #000000"/>
    </style:style>
    <style:style style:name="Táblázat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.G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áblázat2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6" style:family="table-cell">
      <style:table-cell-properties style:vertical-align="middle" fo:padding="0cm" fo:border-left="0.5pt solid #000000" fo:border-right="0.5pt solid #000000" fo:border-top="0.5pt solid #000000" fo:border-bottom="none"/>
    </style:style>
    <style:style style:name="Táblázat2.A7" style:family="table-cell">
      <style:table-cell-properties style:vertical-align="middle" fo:padding="0.101cm" fo:border="none"/>
    </style:style>
    <style:style style:name="Táblázat2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7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Táblázat2.I7" style:family="table-cell">
      <style:table-cell-properties style:vertical-align="middle" fo:padding="0.101cm" fo:border="none"/>
    </style:style>
    <style:style style:name="Táblázat2.J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M7" style:family="table-cell">
      <style:table-cell-properties style:vertical-align="bottom" fo:padding-left="0.101cm" fo:padding-right="0.101cm" fo:padding-top="0cm" fo:padding-bottom="0cm" fo:border="none"/>
    </style:style>
    <style:style style:name="Táblázat2.N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A8" style:family="table-cell">
      <style:table-cell-properties style:vertical-align="middle" fo:padding="0.101cm" fo:border="none"/>
    </style:style>
    <style:style style:name="Táblázat2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áblázat2.I8" style:family="table-cell">
      <style:table-cell-properties style:vertical-align="middle" fo:padding="0.101cm" fo:border="none"/>
    </style:style>
    <style:style style:name="Táblázat2.J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M8" style:family="table-cell">
      <style:table-cell-properties style:vertical-align="bottom" fo:padding-left="0.101cm" fo:padding-right="0.101cm" fo:padding-top="0cm" fo:padding-bottom="0cm" fo:border="none"/>
    </style:style>
    <style:style style:name="Táblázat2.N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4" style:family="table">
      <style:table-properties style:width="19.995cm" table:align="left"/>
    </style:style>
    <style:style style:name="Táblázat4.A" style:family="table-column">
      <style:table-column-properties style:column-width="8.297cm"/>
    </style:style>
    <style:style style:name="Táblázat4.B" style:family="table-column">
      <style:table-column-properties style:column-width="11.698cm"/>
    </style:style>
    <style:style style:name="Táblázat4.A1" style:family="table-cell">
      <style:table-cell-properties fo:padding="0cm" fo:border="none"/>
    </style:style>
    <style:style style:name="Táblázat4.2" style:family="table-row">
      <style:table-row-properties style:min-row-height="5.151cm"/>
    </style:style>
    <style:style style:name="Táblázat5" style:family="table">
      <style:table-properties style:width="8.297cm" table:align="left"/>
    </style:style>
    <style:style style:name="Táblázat5.A" style:family="table-column">
      <style:table-column-properties style:column-width="2.999cm"/>
    </style:style>
    <style:style style:name="Táblázat5.B" style:family="table-column">
      <style:table-column-properties style:column-width="0.993cm"/>
    </style:style>
    <style:style style:name="Táblázat5.C" style:family="table-column">
      <style:table-column-properties style:column-width="1.3cm"/>
    </style:style>
    <style:style style:name="Táblázat5.D" style:family="table-column">
      <style:table-column-properties style:column-width="0.596cm"/>
    </style:style>
    <style:style style:name="Táblázat5.E" style:family="table-column">
      <style:table-column-properties style:column-width="1.808cm"/>
    </style:style>
    <style:style style:name="Táblázat5.F" style:family="table-column">
      <style:table-column-properties style:column-width="0.601cm"/>
    </style:style>
    <style:style style:name="Táblázat5.A1" style:family="table-cell">
      <style:table-cell-properties style:vertical-align="middle" fo:padding="0cm" fo:border-left="none" fo:border-right="none" fo:border-top="none" fo:border-bottom="1.5pt solid #000000"/>
    </style:style>
    <style:style style:name="Táblázat5.B1" style:family="table-cell">
      <style:table-cell-properties style:vertical-align="middle" fo:padding="0cm" fo:border="none"/>
    </style:style>
    <style:style style:name="Táblázat5.A3" style:family="table-cell">
      <style:table-cell-properties fo:padding="0.097cm" fo:border="none"/>
    </style:style>
    <style:style style:name="Táblázat5.B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3" style:family="table-cell">
      <style:table-cell-properties fo:padding="0.097cm" fo:border="0.5pt solid #000000"/>
    </style:style>
    <style:style style:name="Táblázat5.F3" style:family="table-cell">
      <style:table-cell-properties fo:padding="0.097cm" fo:border="none"/>
    </style:style>
    <style:style style:name="Táblázat5.A4" style:family="table-cell">
      <style:table-cell-properties fo:padding="0.097cm" fo:border="none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D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4" style:family="table-cell">
      <style:table-cell-properties fo:padding="0.097cm" fo:border="none"/>
    </style:style>
    <style:style style:name="Táblázat5.A5" style:family="table-cell">
      <style:table-cell-properties fo:padding="0.097cm" fo:border="none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D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5" style:family="table-cell">
      <style:table-cell-properties fo:padding="0.097cm" fo:border="none"/>
    </style:style>
    <style:style style:name="Táblázat5.A6" style:family="table-cell">
      <style:table-cell-properties fo:padding="0.097cm" fo:border="none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D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6" style:family="table-cell">
      <style:table-cell-properties fo:padding="0.097cm" fo:border="none"/>
    </style:style>
    <style:style style:name="Táblázat5.A7" style:family="table-cell">
      <style:table-cell-properties fo:padding="0.097cm" fo:border="none"/>
    </style:style>
    <style:style style:name="Táblázat5.B7" style:family="table-cell">
      <style:table-cell-properties fo:padding="0.097cm" fo:border-left="0.5pt solid #000000" fo:border-right="none" fo:border-top="none" fo:border-bottom="0.5pt solid #000000"/>
    </style:style>
    <style:style style:name="Táblázat5.D7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7" style:family="table-cell">
      <style:table-cell-properties fo:padding="0.097cm" fo:border="none"/>
    </style:style>
    <style:style style:name="Táblázat5.A8" style:family="table-cell">
      <style:table-cell-properties fo:padding="0.097cm" fo:border="none"/>
    </style:style>
    <style:style style:name="Táblázat5.B8" style:family="table-cell">
      <style:table-cell-properties fo:padding="0.097cm" fo:border-left="0.5pt solid #000000" fo:border-right="none" fo:border-top="none" fo:border-bottom="0.5pt solid #000000"/>
    </style:style>
    <style:style style:name="Táblázat5.D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8" style:family="table-cell">
      <style:table-cell-properties fo:padding="0.097cm" fo:border="none"/>
    </style:style>
    <style:style style:name="Táblázat5.A9" style:family="table-cell">
      <style:table-cell-properties fo:padding="0.097cm" fo:border="none"/>
    </style:style>
    <style:style style:name="Táblázat5.B9" style:family="table-cell">
      <style:table-cell-properties fo:padding="0.097cm" fo:border-left="0.5pt solid #000000" fo:border-right="none" fo:border-top="none" fo:border-bottom="0.5pt solid #000000"/>
    </style:style>
    <style:style style:name="Táblázat5.D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9" style:family="table-cell">
      <style:table-cell-properties fo:padding="0.097cm" fo:border="none"/>
    </style:style>
    <style:style style:name="Táblázat5.A10" style:family="table-cell">
      <style:table-cell-properties fo:padding="0.097cm" fo:border="none"/>
    </style:style>
    <style:style style:name="Táblázat5.B10" style:family="table-cell">
      <style:table-cell-properties fo:padding="0.097cm" fo:border-left="0.5pt solid #000000" fo:border-right="none" fo:border-top="none" fo:border-bottom="0.5pt solid #000000"/>
    </style:style>
    <style:style style:name="Táblázat5.D1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0" style:family="table-cell">
      <style:table-cell-properties fo:padding="0.097cm" fo:border="none"/>
    </style:style>
    <style:style style:name="Táblázat5.A11" style:family="table-cell">
      <style:table-cell-properties fo:padding="0.097cm" fo:border="none"/>
    </style:style>
    <style:style style:name="Táblázat5.B11" style:family="table-cell">
      <style:table-cell-properties fo:padding="0.097cm" fo:border-left="0.5pt solid #000000" fo:border-right="none" fo:border-top="none" fo:border-bottom="0.5pt solid #000000"/>
    </style:style>
    <style:style style:name="Táblázat5.D1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1" style:family="table-cell">
      <style:table-cell-properties fo:padding="0.097cm" fo:border="none"/>
    </style:style>
    <style:style style:name="Táblázat5.A12" style:family="table-cell">
      <style:table-cell-properties fo:padding="0.097cm" fo:border="none"/>
    </style:style>
    <style:style style:name="Táblázat5.B12" style:family="table-cell">
      <style:table-cell-properties fo:padding="0.097cm" fo:border="none"/>
    </style:style>
    <style:style style:name="Táblázat5.D12" style:family="table-cell">
      <style:table-cell-properties fo:padding="0.097cm" fo:border="none"/>
    </style:style>
    <style:style style:name="Táblázat5.F12" style:family="table-cell">
      <style:table-cell-properties fo:padding="0.097cm" fo:border="none"/>
    </style:style>
    <style:style style:name="Táblázat5.A13" style:family="table-cell">
      <style:table-cell-properties fo:padding="0.097cm" fo:border="none"/>
    </style:style>
    <style:style style:name="Táblázat5.B1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3" style:family="table-cell">
      <style:table-cell-properties fo:padding="0.097cm" fo:border="0.5pt solid #000000"/>
    </style:style>
    <style:style style:name="Táblázat5.F13" style:family="table-cell">
      <style:table-cell-properties fo:padding="0.097cm" fo:border="none"/>
    </style:style>
    <style:style style:name="Táblázat5.A14" style:family="table-cell">
      <style:table-cell-properties fo:padding="0.097cm" fo:border="none"/>
    </style:style>
    <style:style style:name="Táblázat5.B14" style:family="table-cell">
      <style:table-cell-properties fo:padding="0.097cm" fo:border-left="0.5pt solid #000000" fo:border-right="none" fo:border-top="none" fo:border-bottom="0.5pt solid #000000"/>
    </style:style>
    <style:style style:name="Táblázat5.D1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4" style:family="table-cell">
      <style:table-cell-properties fo:padding="0.097cm" fo:border="none"/>
    </style:style>
    <style:style style:name="Táblázat5.A15" style:family="table-cell">
      <style:table-cell-properties fo:padding="0.097cm" fo:border="none"/>
    </style:style>
    <style:style style:name="Táblázat5.B15" style:family="table-cell">
      <style:table-cell-properties fo:padding="0.097cm" fo:border-left="0.5pt solid #000000" fo:border-right="none" fo:border-top="none" fo:border-bottom="0.5pt solid #000000"/>
    </style:style>
    <style:style style:name="Táblázat5.D1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5" style:family="table-cell">
      <style:table-cell-properties fo:padding="0.097cm" fo:border="none"/>
    </style:style>
    <style:style style:name="Táblázat5.A16" style:family="table-cell">
      <style:table-cell-properties fo:padding="0.097cm" fo:border="none"/>
    </style:style>
    <style:style style:name="Táblázat5.B16" style:family="table-cell">
      <style:table-cell-properties fo:padding="0.097cm" fo:border="none"/>
    </style:style>
    <style:style style:name="Táblázat5.D16" style:family="table-cell">
      <style:table-cell-properties fo:padding="0.097cm" fo:border="none"/>
    </style:style>
    <style:style style:name="Táblázat5.F16" style:family="table-cell">
      <style:table-cell-properties fo:padding="0.097cm" fo:border="none"/>
    </style:style>
    <style:style style:name="Táblázat5.A17" style:family="table-cell">
      <style:table-cell-properties fo:padding="0.097cm" fo:border="none"/>
    </style:style>
    <style:style style:name="Táblázat5.B17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7" style:family="table-cell">
      <style:table-cell-properties fo:padding="0.097cm" fo:border="0.5pt solid #000000"/>
    </style:style>
    <style:style style:name="Táblázat5.F17" style:family="table-cell">
      <style:table-cell-properties fo:padding="0.097cm" fo:border="none"/>
    </style:style>
    <style:style style:name="Táblázat5.A18" style:family="table-cell">
      <style:table-cell-properties fo:padding="0.097cm" fo:border="none"/>
    </style:style>
    <style:style style:name="Táblázat5.B18" style:family="table-cell">
      <style:table-cell-properties fo:padding="0.097cm" fo:border-left="0.5pt solid #000000" fo:border-right="none" fo:border-top="none" fo:border-bottom="0.5pt solid #000000"/>
    </style:style>
    <style:style style:name="Táblázat5.D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8" style:family="table-cell">
      <style:table-cell-properties fo:padding="0.097cm" fo:border="none"/>
    </style:style>
    <style:style style:name="Táblázat5.A19" style:family="table-cell">
      <style:table-cell-properties fo:padding="0.097cm" fo:border="none"/>
    </style:style>
    <style:style style:name="Táblázat5.B19" style:family="table-cell">
      <style:table-cell-properties fo:padding="0.097cm" fo:border-left="0.5pt solid #000000" fo:border-right="none" fo:border-top="none" fo:border-bottom="0.5pt solid #000000"/>
    </style:style>
    <style:style style:name="Táblázat5.D1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9" style:family="table-cell">
      <style:table-cell-properties fo:padding="0.097cm" fo:border="none"/>
    </style:style>
    <style:style style:name="Táblázat5.A20" style:family="table-cell">
      <style:table-cell-properties fo:padding="0.097cm" fo:border="none"/>
    </style:style>
    <style:style style:name="Táblázat5.B20" style:family="table-cell">
      <style:table-cell-properties fo:padding="0.097cm" fo:border-left="0.5pt solid #000000" fo:border-right="none" fo:border-top="none" fo:border-bottom="0.5pt solid #000000"/>
    </style:style>
    <style:style style:name="Táblázat5.D2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0" style:family="table-cell">
      <style:table-cell-properties fo:padding="0.097cm" fo:border="none"/>
    </style:style>
    <style:style style:name="Táblázat5.A21" style:family="table-cell">
      <style:table-cell-properties fo:padding="0.097cm" fo:border="none"/>
    </style:style>
    <style:style style:name="Táblázat5.B21" style:family="table-cell">
      <style:table-cell-properties fo:padding="0.097cm" fo:border-left="0.5pt solid #000000" fo:border-right="none" fo:border-top="none" fo:border-bottom="0.5pt solid #000000"/>
    </style:style>
    <style:style style:name="Táblázat5.D2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1" style:family="table-cell">
      <style:table-cell-properties fo:padding="0.097cm" fo:border="none"/>
    </style:style>
    <style:style style:name="Táblázat5.A22" style:family="table-cell">
      <style:table-cell-properties fo:padding="0.097cm" fo:border="none"/>
    </style:style>
    <style:style style:name="Táblázat5.B22" style:family="table-cell">
      <style:table-cell-properties fo:padding="0.097cm" fo:border-left="0.5pt solid #000000" fo:border-right="none" fo:border-top="none" fo:border-bottom="0.5pt solid #000000"/>
    </style:style>
    <style:style style:name="Táblázat5.D2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2" style:family="table-cell">
      <style:table-cell-properties fo:padding="0.097cm" fo:border="none"/>
    </style:style>
    <style:style style:name="Táblázat5.A23" style:family="table-cell">
      <style:table-cell-properties fo:padding="0.097cm" fo:border="none"/>
    </style:style>
    <style:style style:name="Táblázat5.B23" style:family="table-cell">
      <style:table-cell-properties fo:padding="0.097cm" fo:border-left="0.5pt solid #000000" fo:border-right="none" fo:border-top="none" fo:border-bottom="0.5pt solid #000000"/>
    </style:style>
    <style:style style:name="Táblázat5.D2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3" style:family="table-cell">
      <style:table-cell-properties fo:padding="0.097cm" fo:border="none"/>
    </style:style>
    <style:style style:name="Táblázat6" style:family="table">
      <style:table-properties style:width="11.69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áblázat6.A" style:family="table-column">
      <style:table-column-properties style:column-width="1.469cm" style:rel-column-width="8231*"/>
    </style:style>
    <style:style style:name="Táblázat6.B" style:family="table-column">
      <style:table-column-properties style:column-width="1.427cm" style:rel-column-width="7994*"/>
    </style:style>
    <style:style style:name="Táblázat6.C" style:family="table-column">
      <style:table-column-properties style:column-width="1.307cm" style:rel-column-width="7322*"/>
    </style:style>
    <style:style style:name="Táblázat6.D" style:family="table-column">
      <style:table-column-properties style:column-width="0.397cm" style:rel-column-width="2223*"/>
    </style:style>
    <style:style style:name="Táblázat6.E" style:family="table-column">
      <style:table-column-properties style:column-width="1.102cm" style:rel-column-width="6176*"/>
    </style:style>
    <style:style style:name="Táblázat6.F" style:family="table-column">
      <style:table-column-properties style:column-width="1.397cm" style:rel-column-width="7826*"/>
    </style:style>
    <style:style style:name="Táblázat6.G" style:family="table-column">
      <style:table-column-properties style:column-width="1.309cm" style:rel-column-width="7332*"/>
    </style:style>
    <style:style style:name="Táblázat6.H" style:family="table-column">
      <style:table-column-properties style:column-width="1.792cm" style:rel-column-width="10039*"/>
    </style:style>
    <style:style style:name="Táblázat6.I" style:family="table-column">
      <style:table-column-properties style:column-width="0.501cm" style:rel-column-width="2806*"/>
    </style:style>
    <style:style style:name="Táblázat6.J" style:family="table-column">
      <style:table-column-properties style:column-width="0.997cm" style:rel-column-width="5586*"/>
    </style:style>
    <style:style style:name="Táblázat6.A1" style:family="table-cell">
      <style:table-cell-properties style:vertical-align="middle" fo:padding="0cm" fo:border="none"/>
    </style:style>
    <style:style style:name="Táblázat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6.A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6.I3" style:family="table-cell">
      <style:table-cell-properties style:vertical-align="middle" fo:padding="0.101cm" fo:border="0.5pt solid #000000"/>
    </style:style>
    <style:style style:name="Táblázat6.A4" style:family="table-cell">
      <style:table-cell-properties style:vertical-align="middle" fo:padding="0.101cm" fo:border-left="0.5pt solid #000000" fo:border-right="none" fo:border-top="none" fo:border-bottom="1.5pt solid #000000"/>
    </style:style>
    <style:style style:name="Táblázat6.C4" style:family="table-cell">
      <style:table-cell-properties style:vertical-align="middle" fo:padding="0.101cm" fo:border-left="none" fo:border-right="none" fo:border-top="none" fo:border-bottom="1.5pt solid #000000"/>
    </style:style>
    <style:style style:name="Táblázat6.I4" style:family="table-cell">
      <style:table-cell-properties style:vertical-align="middle" fo:padding="0.101cm" fo:border-left="none" fo:border-right="0.5pt solid #000000" fo:border-top="none" fo:border-bottom="1.5pt solid #000000"/>
    </style:style>
    <style:style style:name="Táblázat6.A5" style:family="table-cell">
      <style:table-cell-properties fo:padding="0cm" fo:border="none"/>
    </style:style>
    <style:style style:name="Táblázat6.C5" style:family="table-cell">
      <style:table-cell-properties fo:padding="0cm" fo:border="none"/>
    </style:style>
    <style:style style:name="Táblázat6.E5" style:family="table-cell">
      <style:table-cell-properties fo:padding="0cm" fo:border="none"/>
    </style:style>
    <style:style style:name="Táblázat6.G5" style:family="table-cell">
      <style:table-cell-properties fo:padding="0cm" fo:border="none"/>
    </style:style>
    <style:style style:name="Táblázat6.I5" style:family="table-cell">
      <style:table-cell-properties fo:padding="0cm" fo:border="none"/>
    </style:style>
    <style:style style:name="Táblázat6.6" style:family="table-row">
      <style:table-row-properties fo:background-color="transparent" fo:keep-together="auto">
        <style:background-image/>
      </style:table-row-properties>
    </style:style>
    <style:style style:name="Táblázat6.A6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lázat6.I6" style:family="table-cell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áblázat6.A7" style:family="table-cell">
      <style:table-cell-properties style:vertical-align="middle" fo:background-color="transparent" fo:padding="0.101cm" fo:border-left="0.5pt solid #000000" fo:border-right="none" fo:border-top="none" fo:border-bottom="1.5pt solid #000000" style:writing-mode="page">
        <style:background-image/>
      </style:table-cell-properties>
    </style:style>
    <style:style style:name="Táblázat6.C7" style:family="table-cell">
      <style:table-cell-properties style:vertical-align="middle" fo:background-color="transparent" fo:padding="0.101cm" fo:border-left="none" fo:border-right="none" fo:border-top="none" fo:border-bottom="1.5pt solid #000000" style:writing-mode="page">
        <style:background-image/>
      </style:table-cell-properties>
    </style:style>
    <style:style style:name="Táblázat6.I7" style:family="table-cell">
      <style:table-cell-properties style:vertical-align="middle" fo:background-color="transparent" fo:padding="0.101cm" fo:border-left="none" fo:border-right="0.5pt solid #000000" fo:border-top="none" fo:border-bottom="1.5pt solid #000000" style:writing-mode="page">
        <style:background-image/>
      </style:table-cell-properties>
    </style:style>
    <style:style style:name="Táblázat6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áblázat6.10" style:family="table-row">
      <style:table-row-properties style:min-row-height="0.146cm" fo:background-color="transparent" fo:keep-together="auto">
        <style:background-image/>
      </style:table-row-properties>
    </style:style>
    <style:style style:name="Táblázat6.12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3" style:family="table">
      <style:table-properties style:width="11.698cm" table:align="margins"/>
    </style:style>
    <style:style style:name="Táblázat3.A" style:family="table-column">
      <style:table-column-properties style:column-width="2.602cm" style:rel-column-width="14575*"/>
    </style:style>
    <style:style style:name="Táblázat3.B" style:family="table-column">
      <style:table-column-properties style:column-width="1.198cm" style:rel-column-width="6709*"/>
    </style:style>
    <style:style style:name="Táblázat3.C" style:family="table-column">
      <style:table-column-properties style:column-width="0.199cm" style:rel-column-width="1116*"/>
    </style:style>
    <style:style style:name="Táblázat3.D" style:family="table-column">
      <style:table-column-properties style:column-width="1.91cm" style:rel-column-width="10701*"/>
    </style:style>
    <style:style style:name="Táblázat3.E" style:family="table-column">
      <style:table-column-properties style:column-width="2.395cm" style:rel-column-width="13419*"/>
    </style:style>
    <style:style style:name="Táblázat3.F" style:family="table-column">
      <style:table-column-properties style:column-width="3.394cm" style:rel-column-width="19015*"/>
    </style:style>
    <style:style style:name="Táblázat3.A1" style:family="table-cell">
      <style:table-cell-properties style:vertical-align="middle" fo:padding="0cm" fo:border-left="none" fo:border-right="none" fo:border-top="none" fo:border-bottom="1.5pt solid #000000"/>
    </style:style>
    <style:style style:name="Táblázat3.B1" style:family="table-cell">
      <style:table-cell-properties style:vertical-align="middle" fo:padding="0cm" fo:border="none"/>
    </style:style>
    <style:style style:name="Táblázat3.A3" style:family="table-cell">
      <style:table-cell-properties style:vertical-align="middle" fo:padding="0.101cm" fo:border="none"/>
    </style:style>
    <style:style style:name="Táblázat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3.E3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áblázat3.F3" style:family="table-cell">
      <style:table-cell-properties style:vertical-align="middle" fo:padding="0.101cm" fo:border-left="none" fo:border-right="0.5pt solid #000000" fo:border-top="0.5pt solid #000000" fo:border-bottom="0.5pt solid #000000"/>
    </style:style>
    <style:style style:name="Táblázat3.4" style:family="table-row">
      <style:table-row-properties style:min-row-height="1.52cm"/>
    </style:style>
    <style:style style:name="Táblázat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áblázat3.E4" style:family="table-cell">
      <style:table-cell-properties style:vertical-align="middle" fo:padding="0.101cm" fo:border-left="none" fo:border-right="none" fo:border-top="none" fo:border-bottom="0.5pt solid #000000"/>
    </style:style>
    <style:style style:name="Táblázat3.F4" style:family="table-cell">
      <style:table-cell-properties style:vertical-align="middle" fo:padding="0.101cm" fo:border-left="none" fo:border-right="0.5pt solid #000000" fo:border-top="none" fo:border-bottom="0.5pt solid #000000"/>
    </style:style>
    <style:style style:name="Táblázat3.7" style:family="table-row">
      <style:table-row-properties style:min-row-height="0.002cm"/>
    </style:style>
    <style:style style:name="Táblázat7" style:family="table">
      <style:table-properties style:width="19.995cm" table:align="left"/>
    </style:style>
    <style:style style:name="Táblázat7.A" style:family="table-column">
      <style:table-column-properties style:column-width="1.095cm"/>
    </style:style>
    <style:style style:name="Táblázat7.B" style:family="table-column">
      <style:table-column-properties style:column-width="4.801cm"/>
    </style:style>
    <style:style style:name="Táblázat7.C" style:family="table-column">
      <style:table-column-properties style:column-width="1.399cm"/>
    </style:style>
    <style:style style:name="Táblázat7.D" style:family="table-column">
      <style:table-column-properties style:column-width="0.699cm"/>
    </style:style>
    <style:style style:name="Táblázat7.E" style:family="table-column">
      <style:table-column-properties style:column-width="1.21cm"/>
    </style:style>
    <style:style style:name="Táblázat7.F" style:family="table-column">
      <style:table-column-properties style:column-width="9.297cm"/>
    </style:style>
    <style:style style:name="Táblázat7.G" style:family="table-column">
      <style:table-column-properties style:column-width="1.494cm"/>
    </style:style>
    <style:style style:name="Táblázat7.A1" style:family="table-cell">
      <style:table-cell-properties style:vertical-align="middle" fo:padding="0cm" fo:border="none"/>
    </style:style>
    <style:style style:name="Táblázat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E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G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A4" style:family="table-cell">
      <style:table-cell-properties fo:padding="0.097cm" fo:border-left="0.5pt solid #000000" fo:border-right="none" fo:border-top="none" fo:border-bottom="0.5pt dotted #000000"/>
    </style:style>
    <style:style style:name="Táblázat7.B4" style:family="table-cell">
      <style:table-cell-properties fo:padding="0.097cm" fo:border-left="none" fo:border-right="0.5pt solid #000000" fo:border-top="none" fo:border-bottom="0.5pt dotted #000000"/>
    </style:style>
    <style:style style:name="Táblázat7.C4" style:family="table-cell">
      <style:table-cell-properties fo:padding="0.097cm" fo:border-left="0.5pt solid #000000" fo:border-right="none" fo:border-top="none" fo:border-bottom="0.5pt dotted #000000"/>
    </style:style>
    <style:style style:name="Táblázat7.D4" style:family="table-cell">
      <style:table-cell-properties fo:padding="0.097cm" fo:border-left="none" fo:border-right="0.5pt solid #000000" fo:border-top="none" fo:border-bottom="0.5pt dotted #000000"/>
    </style:style>
    <style:style style:name="Táblázat7.E4" style:family="table-cell">
      <style:table-cell-properties fo:padding="0.097cm" fo:border-left="0.5pt solid #000000" fo:border-right="none" fo:border-top="none" fo:border-bottom="0.5pt dotted #000000"/>
    </style:style>
    <style:style style:name="Táblázat7.F4" style:family="table-cell">
      <style:table-cell-properties fo:padding="0.097cm" fo:border-left="none" fo:border-right="0.5pt solid #000000" fo:border-top="none" fo:border-bottom="0.5pt dotted #000000"/>
    </style:style>
    <style:style style:name="Táblázat7.G4" style:family="table-cell">
      <style:table-cell-properties fo:padding="0.097cm" fo:border-left="none" fo:border-right="0.5pt solid #000000" fo:border-top="none" fo:border-bottom="0.5pt dotted #000000"/>
    </style:style>
    <style:style style:name="Táblázat7.A5" style:family="table-cell">
      <style:table-cell-properties fo:padding="0.097cm" fo:border-left="0.5pt solid #000000" fo:border-right="none" fo:border-top="none" fo:border-bottom="0.5pt dotted #000000"/>
    </style:style>
    <style:style style:name="Táblázat7.B5" style:family="table-cell">
      <style:table-cell-properties fo:padding="0.097cm" fo:border-left="none" fo:border-right="0.5pt solid #000000" fo:border-top="none" fo:border-bottom="0.5pt dotted #000000"/>
    </style:style>
    <style:style style:name="Táblázat7.C5" style:family="table-cell">
      <style:table-cell-properties fo:padding="0.097cm" fo:border-left="0.5pt solid #000000" fo:border-right="none" fo:border-top="none" fo:border-bottom="0.5pt dotted #000000"/>
    </style:style>
    <style:style style:name="Táblázat7.D5" style:family="table-cell">
      <style:table-cell-properties fo:padding="0.097cm" fo:border-left="none" fo:border-right="0.5pt solid #000000" fo:border-top="none" fo:border-bottom="0.5pt dotted #000000"/>
    </style:style>
    <style:style style:name="Táblázat7.E5" style:family="table-cell">
      <style:table-cell-properties fo:padding="0.097cm" fo:border-left="0.5pt solid #000000" fo:border-right="none" fo:border-top="none" fo:border-bottom="0.5pt dotted #000000"/>
    </style:style>
    <style:style style:name="Táblázat7.F5" style:family="table-cell">
      <style:table-cell-properties fo:padding="0.097cm" fo:border-left="none" fo:border-right="0.5pt solid #000000" fo:border-top="none" fo:border-bottom="0.5pt dotted #000000"/>
    </style:style>
    <style:style style:name="Táblázat7.G5" style:family="table-cell">
      <style:table-cell-properties fo:padding="0.097cm" fo:border-left="none" fo:border-right="0.5pt solid #000000" fo:border-top="none" fo:border-bottom="0.5pt dotted #000000"/>
    </style:style>
    <style:style style:name="Táblázat7.A6" style:family="table-cell">
      <style:table-cell-properties fo:padding="0.097cm" fo:border-left="0.5pt solid #000000" fo:border-right="none" fo:border-top="none" fo:border-bottom="0.5pt dotted #000000"/>
    </style:style>
    <style:style style:name="Táblázat7.B6" style:family="table-cell">
      <style:table-cell-properties fo:padding="0.097cm" fo:border-left="none" fo:border-right="0.5pt solid #000000" fo:border-top="none" fo:border-bottom="0.5pt dotted #000000"/>
    </style:style>
    <style:style style:name="Táblázat7.C6" style:family="table-cell">
      <style:table-cell-properties fo:padding="0.097cm" fo:border-left="0.5pt solid #000000" fo:border-right="none" fo:border-top="none" fo:border-bottom="0.5pt dotted #000000"/>
    </style:style>
    <style:style style:name="Táblázat7.D6" style:family="table-cell">
      <style:table-cell-properties fo:padding="0.097cm" fo:border-left="none" fo:border-right="0.5pt solid #000000" fo:border-top="none" fo:border-bottom="0.5pt dotted #000000"/>
    </style:style>
    <style:style style:name="Táblázat7.E6" style:family="table-cell">
      <style:table-cell-properties fo:padding="0.097cm" fo:border-left="0.5pt solid #000000" fo:border-right="none" fo:border-top="none" fo:border-bottom="0.5pt dotted #000000"/>
    </style:style>
    <style:style style:name="Táblázat7.F6" style:family="table-cell">
      <style:table-cell-properties fo:padding="0.097cm" fo:border-left="none" fo:border-right="0.5pt solid #000000" fo:border-top="none" fo:border-bottom="0.5pt dotted #000000"/>
    </style:style>
    <style:style style:name="Táblázat7.G6" style:family="table-cell">
      <style:table-cell-properties fo:padding="0.097cm" fo:border-left="none" fo:border-right="0.5pt solid #000000" fo:border-top="none" fo:border-bottom="0.5pt dotted #000000"/>
    </style:style>
    <style:style style:name="Táblázat7.A7" style:family="table-cell">
      <style:table-cell-properties fo:padding="0.097cm" fo:border-left="0.5pt solid #000000" fo:border-right="none" fo:border-top="none" fo:border-bottom="0.5pt dotted #000000"/>
    </style:style>
    <style:style style:name="Táblázat7.B7" style:family="table-cell">
      <style:table-cell-properties fo:padding="0.097cm" fo:border-left="none" fo:border-right="0.5pt solid #000000" fo:border-top="none" fo:border-bottom="0.5pt dotted #000000"/>
    </style:style>
    <style:style style:name="Táblázat7.C7" style:family="table-cell">
      <style:table-cell-properties fo:padding="0.097cm" fo:border-left="0.5pt solid #000000" fo:border-right="none" fo:border-top="none" fo:border-bottom="0.5pt dotted #000000"/>
    </style:style>
    <style:style style:name="Táblázat7.D7" style:family="table-cell">
      <style:table-cell-properties fo:padding="0.097cm" fo:border-left="none" fo:border-right="0.5pt solid #000000" fo:border-top="none" fo:border-bottom="0.5pt dotted #000000"/>
    </style:style>
    <style:style style:name="Táblázat7.E7" style:family="table-cell">
      <style:table-cell-properties fo:padding="0.097cm" fo:border-left="0.5pt solid #000000" fo:border-right="none" fo:border-top="none" fo:border-bottom="0.5pt dotted #000000"/>
    </style:style>
    <style:style style:name="Táblázat7.F7" style:family="table-cell">
      <style:table-cell-properties fo:padding="0.097cm" fo:border-left="none" fo:border-right="0.5pt solid #000000" fo:border-top="none" fo:border-bottom="0.5pt dotted #000000"/>
    </style:style>
    <style:style style:name="Táblázat7.G7" style:family="table-cell">
      <style:table-cell-properties fo:padding="0.097cm" fo:border-left="none" fo:border-right="0.5pt solid #000000" fo:border-top="none" fo:border-bottom="0.5pt dotted #000000"/>
    </style:style>
    <style:style style:name="Táblázat7.A8" style:family="table-cell">
      <style:table-cell-properties fo:padding="0.097cm" fo:border-left="0.5pt solid #000000" fo:border-right="none" fo:border-top="none" fo:border-bottom="0.5pt dotted #000000"/>
    </style:style>
    <style:style style:name="Táblázat7.B8" style:family="table-cell">
      <style:table-cell-properties fo:padding="0.097cm" fo:border-left="none" fo:border-right="0.5pt solid #000000" fo:border-top="none" fo:border-bottom="0.5pt dotted #000000"/>
    </style:style>
    <style:style style:name="Táblázat7.C8" style:family="table-cell">
      <style:table-cell-properties fo:padding="0.097cm" fo:border-left="0.5pt solid #000000" fo:border-right="none" fo:border-top="none" fo:border-bottom="0.5pt dotted #000000"/>
    </style:style>
    <style:style style:name="Táblázat7.D8" style:family="table-cell">
      <style:table-cell-properties fo:padding="0.097cm" fo:border-left="none" fo:border-right="0.5pt solid #000000" fo:border-top="none" fo:border-bottom="0.5pt dotted #000000"/>
    </style:style>
    <style:style style:name="Táblázat7.E8" style:family="table-cell">
      <style:table-cell-properties fo:padding="0.097cm" fo:border-left="0.5pt solid #000000" fo:border-right="none" fo:border-top="none" fo:border-bottom="0.5pt dotted #000000"/>
    </style:style>
    <style:style style:name="Táblázat7.F8" style:family="table-cell">
      <style:table-cell-properties fo:padding="0.097cm" fo:border-left="none" fo:border-right="0.5pt solid #000000" fo:border-top="none" fo:border-bottom="0.5pt dotted #000000"/>
    </style:style>
    <style:style style:name="Táblázat7.G8" style:family="table-cell">
      <style:table-cell-properties fo:padding="0.097cm" fo:border-left="none" fo:border-right="0.5pt solid #000000" fo:border-top="none" fo:border-bottom="0.5pt dotted #000000"/>
    </style:style>
    <style:style style:name="Táblázat7.A9" style:family="table-cell">
      <style:table-cell-properties fo:padding="0.097cm" fo:border-left="0.5pt solid #000000" fo:border-right="none" fo:border-top="none" fo:border-bottom="0.5pt dotted #000000"/>
    </style:style>
    <style:style style:name="Táblázat7.B9" style:family="table-cell">
      <style:table-cell-properties fo:padding="0.097cm" fo:border-left="none" fo:border-right="0.5pt solid #000000" fo:border-top="none" fo:border-bottom="0.5pt dotted #000000"/>
    </style:style>
    <style:style style:name="Táblázat7.C9" style:family="table-cell">
      <style:table-cell-properties fo:padding="0.097cm" fo:border-left="0.5pt solid #000000" fo:border-right="none" fo:border-top="none" fo:border-bottom="0.5pt dotted #000000"/>
    </style:style>
    <style:style style:name="Táblázat7.D9" style:family="table-cell">
      <style:table-cell-properties fo:padding="0.097cm" fo:border-left="none" fo:border-right="0.5pt solid #000000" fo:border-top="none" fo:border-bottom="0.5pt dotted #000000"/>
    </style:style>
    <style:style style:name="Táblázat7.E9" style:family="table-cell">
      <style:table-cell-properties fo:padding="0.097cm" fo:border-left="0.5pt solid #000000" fo:border-right="none" fo:border-top="none" fo:border-bottom="0.5pt dotted #000000"/>
    </style:style>
    <style:style style:name="Táblázat7.F9" style:family="table-cell">
      <style:table-cell-properties fo:padding="0.097cm" fo:border-left="none" fo:border-right="0.5pt solid #000000" fo:border-top="none" fo:border-bottom="0.5pt dotted #000000"/>
    </style:style>
    <style:style style:name="Táblázat7.G9" style:family="table-cell">
      <style:table-cell-properties fo:padding="0.097cm" fo:border-left="none" fo:border-right="0.5pt solid #000000" fo:border-top="none" fo:border-bottom="0.5pt dotted #000000"/>
    </style:style>
    <style:style style:name="Táblázat7.A10" style:family="table-cell">
      <style:table-cell-properties fo:padding="0.097cm" fo:border-left="0.5pt solid #000000" fo:border-right="none" fo:border-top="none" fo:border-bottom="0.5pt dotted #000000"/>
    </style:style>
    <style:style style:name="Táblázat7.B10" style:family="table-cell">
      <style:table-cell-properties fo:padding="0.097cm" fo:border-left="none" fo:border-right="0.5pt solid #000000" fo:border-top="none" fo:border-bottom="0.5pt dotted #000000"/>
    </style:style>
    <style:style style:name="Táblázat7.C10" style:family="table-cell">
      <style:table-cell-properties fo:padding="0.097cm" fo:border-left="0.5pt solid #000000" fo:border-right="none" fo:border-top="none" fo:border-bottom="0.5pt dotted #000000"/>
    </style:style>
    <style:style style:name="Táblázat7.D10" style:family="table-cell">
      <style:table-cell-properties fo:padding="0.097cm" fo:border-left="none" fo:border-right="0.5pt solid #000000" fo:border-top="none" fo:border-bottom="0.5pt dotted #000000"/>
    </style:style>
    <style:style style:name="Táblázat7.E10" style:family="table-cell">
      <style:table-cell-properties fo:padding="0.097cm" fo:border-left="0.5pt solid #000000" fo:border-right="none" fo:border-top="none" fo:border-bottom="0.5pt dotted #000000"/>
    </style:style>
    <style:style style:name="Táblázat7.F10" style:family="table-cell">
      <style:table-cell-properties fo:padding="0.097cm" fo:border-left="none" fo:border-right="0.5pt solid #000000" fo:border-top="none" fo:border-bottom="0.5pt dotted #000000"/>
    </style:style>
    <style:style style:name="Táblázat7.G10" style:family="table-cell">
      <style:table-cell-properties fo:padding="0.097cm" fo:border-left="none" fo:border-right="0.5pt solid #000000" fo:border-top="none" fo:border-bottom="0.5pt dotted #000000"/>
    </style:style>
    <style:style style:name="Táblázat7.A11" style:family="table-cell">
      <style:table-cell-properties fo:padding="0.097cm" fo:border-left="0.5pt solid #000000" fo:border-right="none" fo:border-top="none" fo:border-bottom="0.5pt dotted #000000"/>
    </style:style>
    <style:style style:name="Táblázat7.B11" style:family="table-cell">
      <style:table-cell-properties fo:padding="0.097cm" fo:border-left="none" fo:border-right="0.5pt solid #000000" fo:border-top="none" fo:border-bottom="0.5pt dotted #000000"/>
    </style:style>
    <style:style style:name="Táblázat7.C11" style:family="table-cell">
      <style:table-cell-properties fo:padding="0.097cm" fo:border-left="0.5pt solid #000000" fo:border-right="none" fo:border-top="none" fo:border-bottom="0.5pt dotted #000000"/>
    </style:style>
    <style:style style:name="Táblázat7.D11" style:family="table-cell">
      <style:table-cell-properties fo:padding="0.097cm" fo:border-left="none" fo:border-right="0.5pt solid #000000" fo:border-top="none" fo:border-bottom="0.5pt dotted #000000"/>
    </style:style>
    <style:style style:name="Táblázat7.E11" style:family="table-cell">
      <style:table-cell-properties fo:padding="0.097cm" fo:border-left="0.5pt solid #000000" fo:border-right="none" fo:border-top="none" fo:border-bottom="0.5pt dotted #000000"/>
    </style:style>
    <style:style style:name="Táblázat7.F11" style:family="table-cell">
      <style:table-cell-properties fo:padding="0.097cm" fo:border-left="none" fo:border-right="0.5pt solid #000000" fo:border-top="none" fo:border-bottom="0.5pt dotted #000000"/>
    </style:style>
    <style:style style:name="Táblázat7.G11" style:family="table-cell">
      <style:table-cell-properties fo:padding="0.097cm" fo:border-left="none" fo:border-right="0.5pt solid #000000" fo:border-top="none" fo:border-bottom="0.5pt dotted #000000"/>
    </style:style>
    <style:style style:name="Táblázat7.A12" style:family="table-cell">
      <style:table-cell-properties fo:padding="0.097cm" fo:border-left="0.5pt solid #000000" fo:border-right="none" fo:border-top="none" fo:border-bottom="0.5pt solid #000000"/>
    </style:style>
    <style:style style:name="Táblázat7.B12" style:family="table-cell">
      <style:table-cell-properties fo:padding="0.097cm" fo:border-left="none" fo:border-right="0.5pt solid #000000" fo:border-top="none" fo:border-bottom="0.5pt solid #000000"/>
    </style:style>
    <style:style style:name="Táblázat7.C12" style:family="table-cell">
      <style:table-cell-properties fo:padding="0.097cm" fo:border-left="0.5pt solid #000000" fo:border-right="none" fo:border-top="none" fo:border-bottom="0.5pt solid #000000"/>
    </style:style>
    <style:style style:name="Táblázat7.D12" style:family="table-cell">
      <style:table-cell-properties fo:padding="0.097cm" fo:border-left="none" fo:border-right="0.5pt solid #000000" fo:border-top="none" fo:border-bottom="0.5pt solid #000000"/>
    </style:style>
    <style:style style:name="Táblázat7.E12" style:family="table-cell">
      <style:table-cell-properties fo:padding="0.097cm" fo:border-left="0.5pt solid #000000" fo:border-right="none" fo:border-top="none" fo:border-bottom="0.5pt solid #000000"/>
    </style:style>
    <style:style style:name="Táblázat7.F12" style:family="table-cell">
      <style:table-cell-properties fo:padding="0.097cm" fo:border-left="none" fo:border-right="0.5pt solid #000000" fo:border-top="none" fo:border-bottom="0.5pt solid #000000"/>
    </style:style>
    <style:style style:name="Táblázat7.G12" style:family="table-cell">
      <style:table-cell-properties fo:padding="0.097cm" fo:border-left="none" fo:border-right="0.5pt solid #000000" fo:border-top="none" fo:border-bottom="0.5pt solid #000000"/>
    </style:style>
    <style:style style:name="Táblázat8" style:family="table">
      <style:table-properties style:width="20.003cm" fo:break-before="page" table:align="margins"/>
    </style:style>
    <style:style style:name="Táblázat8.A" style:family="table-column">
      <style:table-column-properties style:column-width="5.001cm" style:rel-column-width="16383*"/>
    </style:style>
    <style:style style:name="Táblázat8.D" style:family="table-column">
      <style:table-column-properties style:column-width="5.001cm" style:rel-column-width="16386*"/>
    </style:style>
    <style:style style:name="Táblázat8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8.D1" style:family="table-cell">
      <style:table-cell-properties fo:padding="0.097cm" fo:border="0.5pt solid #000000"/>
    </style:style>
    <style:style style:name="Táblázat8.A2" style:family="table-cell">
      <style:table-cell-properties fo:padding="0.097cm" fo:border-left="0.5pt solid #000000" fo:border-right="none" fo:border-top="none" fo:border-bottom="0.5pt solid #000000"/>
    </style:style>
    <style:style style:name="Táblázat8.D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0" style:family="table">
      <style:table-properties style:width="20.001cm" table:align="left"/>
    </style:style>
    <style:style style:name="Táblázat10.A" style:family="table-column">
      <style:table-column-properties style:column-width="3cm"/>
    </style:style>
    <style:style style:name="Táblázat10.B" style:family="table-column">
      <style:table-column-properties style:column-width="2cm"/>
    </style:style>
    <style:style style:name="Táblázat10.D" style:family="table-column">
      <style:table-column-properties style:column-width="0.499cm"/>
    </style:style>
    <style:style style:name="Táblázat10.E" style:family="table-column">
      <style:table-column-properties style:column-width="2.51cm"/>
    </style:style>
    <style:style style:name="Táblázat10.F" style:family="table-column">
      <style:table-column-properties style:column-width="8.991cm"/>
    </style:style>
    <style:style style:name="Táblázat10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0.B1" style:family="table-cell">
      <style:table-cell-properties style:vertical-align="middle" fo:padding="0cm" fo:border="none"/>
    </style:style>
    <style:style style:name="Táblázat10.3" style:family="table-row">
      <style:table-row-properties style:min-row-height="12.913cm"/>
    </style:style>
    <style:style style:name="Táblázat10.A3" style:family="table-cell">
      <style:table-cell-properties fo:padding="0cm" fo:border="0.5pt solid #000000"/>
    </style:style>
    <style:style style:name="Táblázat10.D3" style:family="table-cell">
      <style:table-cell-properties fo:padding="0cm" fo:border="none"/>
    </style:style>
    <style:style style:name="Táblázat10.E3" style:family="table-cell">
      <style:table-cell-properties fo:padding="0cm" fo:border="none"/>
    </style:style>
    <style:style style:name="Táblázat9" style:family="table">
      <style:table-properties style:width="11.501cm" table:align="margins"/>
    </style:style>
    <style:style style:name="Táblázat9.A" style:family="table-column">
      <style:table-column-properties style:column-width="5.59cm" style:rel-column-width="31857*"/>
    </style:style>
    <style:style style:name="Táblázat9.B" style:family="table-column">
      <style:table-column-properties style:column-width="0.316cm" style:rel-column-width="1799*"/>
    </style:style>
    <style:style style:name="Táblázat9.C" style:family="table-column">
      <style:table-column-properties style:column-width="5.595cm" style:rel-column-width="31879*"/>
    </style:style>
    <style:style style:name="Táblázat9.1" style:family="table-row">
      <style:table-row-properties style:min-row-height="2.499cm"/>
    </style:style>
    <style:style style:name="Táblázat9.A1" style:family="table-cell">
      <style:table-cell-properties fo:padding="0.049cm" fo:border="0.5pt solid #000000"/>
    </style:style>
    <style:style style:name="Táblázat9.B1" style:family="table-cell">
      <style:table-cell-properties fo:padding="0cm" fo:border="none"/>
    </style:style>
    <style:style style:name="Táblázat9.7" style:family="table-row">
      <style:table-row-properties style:min-row-height="5.001cm"/>
    </style:style>
    <style:style style:name="Táblázat9.A7" style:family="table-cell">
      <style:table-cell-properties fo:padding="0.049cm" fo:border-left="0.5pt solid #000000" fo:border-right="none" fo:border-top="0.5pt solid #000000" fo:border-bottom="0.5pt solid #000000"/>
    </style:style>
    <style:style style:name="Táblázat9.B7" style:family="table-cell">
      <style:table-cell-properties fo:padding="0.049cm" fo:border-left="none" fo:border-right="none" fo:border-top="0.5pt solid #000000" fo:border-bottom="0.5pt solid #000000"/>
    </style:style>
    <style:style style:name="Táblázat9.C7" style:family="table-cell">
      <style:table-cell-properties fo:padding="0.049cm" fo:border-left="none" fo:border-right="0.5pt solid #000000" fo:border-top="0.5pt solid #000000" fo:border-bottom="0.5pt solid #000000"/>
    </style:style>
    <style:style style:name="Táblázat11" style:family="table">
      <style:table-properties style:width="20.003cm" table:align="margins"/>
    </style:style>
    <style:style style:name="Táblázat11.A" style:family="table-column">
      <style:table-column-properties style:column-width="20.003cm" style:rel-column-width="65535*"/>
    </style:style>
    <style:style style:name="Táblázat11.A1" style:family="table-cell">
      <style:table-cell-properties fo:padding="0.097cm" fo:border-left="none" fo:border-right="none" fo:border-top="none" fo:border-bottom="0.5pt dotted #000000"/>
    </style:style>
    <style:style style:name="Táblázat12" style:family="table">
      <style:table-properties style:width="20.001cm" fo:break-before="page" table:align="left"/>
    </style:style>
    <style:style style:name="Táblázat12.A" style:family="table-column">
      <style:table-column-properties style:column-width="1cm"/>
    </style:style>
    <style:style style:name="Táblázat12.B" style:family="table-column">
      <style:table-column-properties style:column-width="0.951cm"/>
    </style:style>
    <style:style style:name="Táblázat12.C" style:family="table-column">
      <style:table-column-properties style:column-width="0.744cm"/>
    </style:style>
    <style:style style:name="Táblázat12.D" style:family="table-column">
      <style:table-column-properties style:column-width="1.852cm"/>
    </style:style>
    <style:style style:name="Táblázat12.E" style:family="table-column">
      <style:table-column-properties style:column-width="0.441cm"/>
    </style:style>
    <style:style style:name="Táblázat12.F" style:family="table-column">
      <style:table-column-properties style:column-width="1.309cm"/>
    </style:style>
    <style:style style:name="Táblázat12.G" style:family="table-column">
      <style:table-column-properties style:column-width="1.799cm"/>
    </style:style>
    <style:style style:name="Táblázat12.H" style:family="table-column">
      <style:table-column-properties style:column-width="1.007cm"/>
    </style:style>
    <style:style style:name="Táblázat12.I" style:family="table-column">
      <style:table-column-properties style:column-width="0.594cm"/>
    </style:style>
    <style:style style:name="Táblázat12.J" style:family="table-column">
      <style:table-column-properties style:column-width="0.409cm"/>
    </style:style>
    <style:style style:name="Táblázat12.K" style:family="table-column">
      <style:table-column-properties style:column-width="1.296cm"/>
    </style:style>
    <style:style style:name="Táblázat12.L" style:family="table-column">
      <style:table-column-properties style:column-width="0.794cm"/>
    </style:style>
    <style:style style:name="Táblázat12.M" style:family="table-column">
      <style:table-column-properties style:column-width="4.009cm"/>
    </style:style>
    <style:style style:name="Táblázat12.N" style:family="table-column">
      <style:table-column-properties style:column-width="0.801cm"/>
    </style:style>
    <style:style style:name="Táblázat12.O" style:family="table-column">
      <style:table-column-properties style:column-width="1.395cm"/>
    </style:style>
    <style:style style:name="Táblázat12.P" style:family="table-column">
      <style:table-column-properties style:column-width="1.598cm"/>
    </style:style>
    <style:style style:name="Táblázat12.1" style:family="table-row">
      <style:table-row-properties style:min-row-height="0.106cm"/>
    </style:style>
    <style:style style:name="Táblázat1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2.B1" style:family="table-cell">
      <style:table-cell-properties style:vertical-align="middle" fo:padding="0cm" fo:border="none"/>
    </style:style>
    <style:style style:name="Táblázat12.A3" style:family="table-cell">
      <style:table-cell-properties style:vertical-align="middle" fo:padding="0.097cm" fo:border="none"/>
    </style:style>
    <style:style style:name="Táblázat1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2.E3" style:family="table-cell">
      <style:table-cell-properties style:vertical-align="middle" fo:padding="0.097cm" fo:border="0.5pt solid #000000"/>
    </style:style>
    <style:style style:name="Táblázat13" style:family="table">
      <style:table-properties style:width="19.995cm" table:align="left"/>
    </style:style>
    <style:style style:name="Táblázat13.A" style:family="table-column">
      <style:table-column-properties style:column-width="2.695cm"/>
    </style:style>
    <style:style style:name="Táblázat13.B" style:family="table-column">
      <style:table-column-properties style:column-width="1.009cm"/>
    </style:style>
    <style:style style:name="Táblázat13.C" style:family="table-column">
      <style:table-column-properties style:column-width="0.993cm"/>
    </style:style>
    <style:style style:name="Táblázat13.D" style:family="table-column">
      <style:table-column-properties style:column-width="0.397cm"/>
    </style:style>
    <style:style style:name="Táblázat13.E" style:family="table-column">
      <style:table-column-properties style:column-width="2.397cm"/>
    </style:style>
    <style:style style:name="Táblázat13.F" style:family="table-column">
      <style:table-column-properties style:column-width="5.11cm"/>
    </style:style>
    <style:style style:name="Táblázat13.G" style:family="table-column">
      <style:table-column-properties style:column-width="2.496cm"/>
    </style:style>
    <style:style style:name="Táblázat13.H" style:family="table-column">
      <style:table-column-properties style:column-width="4.898cm"/>
    </style:style>
    <style:style style:name="Táblázat13.A1" style:family="table-cell">
      <style:table-cell-properties style:vertical-align="middle" fo:padding="0cm" fo:border="none"/>
    </style:style>
    <style:style style:name="Táblázat13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3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3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A4" style:family="table-cell">
      <style:table-cell-properties fo:padding="0.097cm" fo:border-left="0.5pt solid #000000" fo:border-right="none" fo:border-top="none" fo:border-bottom="0.5pt dotted #000000"/>
    </style:style>
    <style:style style:name="Táblázat13.B4" style:family="table-cell">
      <style:table-cell-properties fo:padding="0.097cm" fo:border-left="none" fo:border-right="0.5pt solid #000000" fo:border-top="none" fo:border-bottom="0.5pt dotted #000000"/>
    </style:style>
    <style:style style:name="Táblázat13.C4" style:family="table-cell">
      <style:table-cell-properties fo:padding="0.097cm" fo:border-left="0.5pt solid #000000" fo:border-right="none" fo:border-top="none" fo:border-bottom="0.5pt dotted #000000"/>
    </style:style>
    <style:style style:name="Táblázat13.D4" style:family="table-cell">
      <style:table-cell-properties fo:padding="0.097cm" fo:border-left="none" fo:border-right="0.5pt solid #000000" fo:border-top="none" fo:border-bottom="0.5pt dotted #000000"/>
    </style:style>
    <style:style style:name="Táblázat13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4" style:family="table-cell">
      <style:table-cell-properties fo:padding="0.097cm" fo:border-left="none" fo:border-right="0.5pt solid #000000" fo:border-top="none" fo:border-bottom="0.5pt dotted #000000"/>
    </style:style>
    <style:style style:name="Táblázat13.A5" style:family="table-cell">
      <style:table-cell-properties fo:padding="0.097cm" fo:border-left="0.5pt solid #000000" fo:border-right="none" fo:border-top="none" fo:border-bottom="0.5pt dotted #000000"/>
    </style:style>
    <style:style style:name="Táblázat13.B5" style:family="table-cell">
      <style:table-cell-properties fo:padding="0.097cm" fo:border-left="none" fo:border-right="0.5pt solid #000000" fo:border-top="none" fo:border-bottom="0.5pt dotted #000000"/>
    </style:style>
    <style:style style:name="Táblázat13.C5" style:family="table-cell">
      <style:table-cell-properties fo:padding="0.097cm" fo:border-left="0.5pt solid #000000" fo:border-right="none" fo:border-top="none" fo:border-bottom="0.5pt dotted #000000"/>
    </style:style>
    <style:style style:name="Táblázat13.D5" style:family="table-cell">
      <style:table-cell-properties fo:padding="0.097cm" fo:border-left="none" fo:border-right="0.5pt solid #000000" fo:border-top="none" fo:border-bottom="0.5pt dotted #000000"/>
    </style:style>
    <style:style style:name="Táblázat13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5" style:family="table-cell">
      <style:table-cell-properties fo:padding="0.097cm" fo:border-left="none" fo:border-right="0.5pt solid #000000" fo:border-top="none" fo:border-bottom="0.5pt dotted #000000"/>
    </style:style>
    <style:style style:name="Táblázat13.A6" style:family="table-cell">
      <style:table-cell-properties fo:padding="0.097cm" fo:border-left="0.5pt solid #000000" fo:border-right="none" fo:border-top="none" fo:border-bottom="0.5pt dotted #000000"/>
    </style:style>
    <style:style style:name="Táblázat13.B6" style:family="table-cell">
      <style:table-cell-properties fo:padding="0.097cm" fo:border-left="none" fo:border-right="0.5pt solid #000000" fo:border-top="none" fo:border-bottom="0.5pt dotted #000000"/>
    </style:style>
    <style:style style:name="Táblázat13.C6" style:family="table-cell">
      <style:table-cell-properties fo:padding="0.097cm" fo:border-left="0.5pt solid #000000" fo:border-right="none" fo:border-top="none" fo:border-bottom="0.5pt dotted #000000"/>
    </style:style>
    <style:style style:name="Táblázat13.D6" style:family="table-cell">
      <style:table-cell-properties fo:padding="0.097cm" fo:border-left="none" fo:border-right="0.5pt solid #000000" fo:border-top="none" fo:border-bottom="0.5pt dotted #000000"/>
    </style:style>
    <style:style style:name="Táblázat13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6" style:family="table-cell">
      <style:table-cell-properties fo:padding="0.097cm" fo:border-left="none" fo:border-right="0.5pt solid #000000" fo:border-top="none" fo:border-bottom="0.5pt dotted #000000"/>
    </style:style>
    <style:style style:name="Táblázat13.A7" style:family="table-cell">
      <style:table-cell-properties fo:padding="0.097cm" fo:border-left="0.5pt solid #000000" fo:border-right="none" fo:border-top="none" fo:border-bottom="0.5pt dotted #000000"/>
    </style:style>
    <style:style style:name="Táblázat13.B7" style:family="table-cell">
      <style:table-cell-properties fo:padding="0.097cm" fo:border-left="none" fo:border-right="0.5pt solid #000000" fo:border-top="none" fo:border-bottom="0.5pt dotted #000000"/>
    </style:style>
    <style:style style:name="Táblázat13.C7" style:family="table-cell">
      <style:table-cell-properties fo:padding="0.097cm" fo:border-left="0.5pt solid #000000" fo:border-right="none" fo:border-top="none" fo:border-bottom="0.5pt dotted #000000"/>
    </style:style>
    <style:style style:name="Táblázat13.D7" style:family="table-cell">
      <style:table-cell-properties fo:padding="0.097cm" fo:border-left="none" fo:border-right="0.5pt solid #000000" fo:border-top="none" fo:border-bottom="0.5pt dotted #000000"/>
    </style:style>
    <style:style style:name="Táblázat13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7" style:family="table-cell">
      <style:table-cell-properties fo:padding="0.097cm" fo:border-left="none" fo:border-right="0.5pt solid #000000" fo:border-top="none" fo:border-bottom="0.5pt dotted #000000"/>
    </style:style>
    <style:style style:name="Táblázat13.A8" style:family="table-cell">
      <style:table-cell-properties fo:padding="0.097cm" fo:border-left="0.5pt solid #000000" fo:border-right="none" fo:border-top="none" fo:border-bottom="0.5pt dotted #000000"/>
    </style:style>
    <style:style style:name="Táblázat13.B8" style:family="table-cell">
      <style:table-cell-properties fo:padding="0.097cm" fo:border-left="none" fo:border-right="0.5pt solid #000000" fo:border-top="none" fo:border-bottom="0.5pt dotted #000000"/>
    </style:style>
    <style:style style:name="Táblázat13.C8" style:family="table-cell">
      <style:table-cell-properties fo:padding="0.097cm" fo:border-left="0.5pt solid #000000" fo:border-right="none" fo:border-top="none" fo:border-bottom="0.5pt dotted #000000"/>
    </style:style>
    <style:style style:name="Táblázat13.D8" style:family="table-cell">
      <style:table-cell-properties fo:padding="0.097cm" fo:border-left="none" fo:border-right="0.5pt solid #000000" fo:border-top="none" fo:border-bottom="0.5pt dotted #000000"/>
    </style:style>
    <style:style style:name="Táblázat13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8" style:family="table-cell">
      <style:table-cell-properties fo:padding="0.097cm" fo:border-left="none" fo:border-right="0.5pt solid #000000" fo:border-top="none" fo:border-bottom="0.5pt dotted #000000"/>
    </style:style>
    <style:style style:name="Táblázat13.A9" style:family="table-cell">
      <style:table-cell-properties fo:padding="0.097cm" fo:border-left="0.5pt solid #000000" fo:border-right="none" fo:border-top="none" fo:border-bottom="0.5pt dotted #000000"/>
    </style:style>
    <style:style style:name="Táblázat13.B9" style:family="table-cell">
      <style:table-cell-properties fo:padding="0.097cm" fo:border-left="none" fo:border-right="0.5pt solid #000000" fo:border-top="none" fo:border-bottom="0.5pt dotted #000000"/>
    </style:style>
    <style:style style:name="Táblázat13.C9" style:family="table-cell">
      <style:table-cell-properties fo:padding="0.097cm" fo:border-left="0.5pt solid #000000" fo:border-right="none" fo:border-top="none" fo:border-bottom="0.5pt dotted #000000"/>
    </style:style>
    <style:style style:name="Táblázat13.D9" style:family="table-cell">
      <style:table-cell-properties fo:padding="0.097cm" fo:border-left="none" fo:border-right="0.5pt solid #000000" fo:border-top="none" fo:border-bottom="0.5pt dotted #000000"/>
    </style:style>
    <style:style style:name="Táblázat13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9" style:family="table-cell">
      <style:table-cell-properties fo:padding="0.097cm" fo:border-left="none" fo:border-right="0.5pt solid #000000" fo:border-top="none" fo:border-bottom="0.5pt dotted #000000"/>
    </style:style>
    <style:style style:name="Táblázat13.A10" style:family="table-cell">
      <style:table-cell-properties fo:padding="0.097cm" fo:border-left="0.5pt solid #000000" fo:border-right="none" fo:border-top="none" fo:border-bottom="0.5pt dotted #000000"/>
    </style:style>
    <style:style style:name="Táblázat13.B10" style:family="table-cell">
      <style:table-cell-properties fo:padding="0.097cm" fo:border-left="none" fo:border-right="0.5pt solid #000000" fo:border-top="none" fo:border-bottom="0.5pt dotted #000000"/>
    </style:style>
    <style:style style:name="Táblázat13.C10" style:family="table-cell">
      <style:table-cell-properties fo:padding="0.097cm" fo:border-left="0.5pt solid #000000" fo:border-right="none" fo:border-top="none" fo:border-bottom="0.5pt dotted #000000"/>
    </style:style>
    <style:style style:name="Táblázat13.D10" style:family="table-cell">
      <style:table-cell-properties fo:padding="0.097cm" fo:border-left="none" fo:border-right="0.5pt solid #000000" fo:border-top="none" fo:border-bottom="0.5pt dotted #000000"/>
    </style:style>
    <style:style style:name="Táblázat13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0" style:family="table-cell">
      <style:table-cell-properties fo:padding="0.097cm" fo:border-left="none" fo:border-right="0.5pt solid #000000" fo:border-top="none" fo:border-bottom="0.5pt dotted #000000"/>
    </style:style>
    <style:style style:name="Táblázat13.A11" style:family="table-cell">
      <style:table-cell-properties fo:padding="0.097cm" fo:border-left="0.5pt solid #000000" fo:border-right="none" fo:border-top="none" fo:border-bottom="0.5pt dotted #000000"/>
    </style:style>
    <style:style style:name="Táblázat13.B11" style:family="table-cell">
      <style:table-cell-properties fo:padding="0.097cm" fo:border-left="none" fo:border-right="0.5pt solid #000000" fo:border-top="none" fo:border-bottom="0.5pt dotted #000000"/>
    </style:style>
    <style:style style:name="Táblázat13.C11" style:family="table-cell">
      <style:table-cell-properties fo:padding="0.097cm" fo:border-left="0.5pt solid #000000" fo:border-right="none" fo:border-top="none" fo:border-bottom="0.5pt dotted #000000"/>
    </style:style>
    <style:style style:name="Táblázat13.D11" style:family="table-cell">
      <style:table-cell-properties fo:padding="0.097cm" fo:border-left="none" fo:border-right="0.5pt solid #000000" fo:border-top="none" fo:border-bottom="0.5pt dotted #000000"/>
    </style:style>
    <style:style style:name="Táblázat13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1" style:family="table-cell">
      <style:table-cell-properties fo:padding="0.097cm" fo:border-left="none" fo:border-right="0.5pt solid #000000" fo:border-top="none" fo:border-bottom="0.5pt dotted #000000"/>
    </style:style>
    <style:style style:name="Táblázat13.A12" style:family="table-cell">
      <style:table-cell-properties fo:padding="0.097cm" fo:border-left="0.5pt solid #000000" fo:border-right="none" fo:border-top="none" fo:border-bottom="0.5pt dotted #000000"/>
    </style:style>
    <style:style style:name="Táblázat13.B12" style:family="table-cell">
      <style:table-cell-properties fo:padding="0.097cm" fo:border-left="none" fo:border-right="0.5pt solid #000000" fo:border-top="none" fo:border-bottom="0.5pt dotted #000000"/>
    </style:style>
    <style:style style:name="Táblázat13.C12" style:family="table-cell">
      <style:table-cell-properties fo:padding="0.097cm" fo:border-left="0.5pt solid #000000" fo:border-right="none" fo:border-top="none" fo:border-bottom="0.5pt dotted #000000"/>
    </style:style>
    <style:style style:name="Táblázat13.D12" style:family="table-cell">
      <style:table-cell-properties fo:padding="0.097cm" fo:border-left="none" fo:border-right="0.5pt solid #000000" fo:border-top="none" fo:border-bottom="0.5pt dotted #000000"/>
    </style:style>
    <style:style style:name="Táblázat13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2" style:family="table-cell">
      <style:table-cell-properties fo:padding="0.097cm" fo:border-left="none" fo:border-right="0.5pt solid #000000" fo:border-top="none" fo:border-bottom="0.5pt dotted #000000"/>
    </style:style>
    <style:style style:name="Táblázat13.A13" style:family="table-cell">
      <style:table-cell-properties fo:padding="0.097cm" fo:border-left="0.5pt solid #000000" fo:border-right="none" fo:border-top="none" fo:border-bottom="0.5pt dotted #000000"/>
    </style:style>
    <style:style style:name="Táblázat13.B13" style:family="table-cell">
      <style:table-cell-properties fo:padding="0.097cm" fo:border-left="none" fo:border-right="0.5pt solid #000000" fo:border-top="none" fo:border-bottom="0.5pt dotted #000000"/>
    </style:style>
    <style:style style:name="Táblázat13.C13" style:family="table-cell">
      <style:table-cell-properties fo:padding="0.097cm" fo:border-left="0.5pt solid #000000" fo:border-right="none" fo:border-top="none" fo:border-bottom="0.5pt dotted #000000"/>
    </style:style>
    <style:style style:name="Táblázat13.D13" style:family="table-cell">
      <style:table-cell-properties fo:padding="0.097cm" fo:border-left="none" fo:border-right="0.5pt solid #000000" fo:border-top="none" fo:border-bottom="0.5pt dotted #000000"/>
    </style:style>
    <style:style style:name="Táblázat13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3" style:family="table-cell">
      <style:table-cell-properties fo:padding="0.097cm" fo:border-left="none" fo:border-right="0.5pt solid #000000" fo:border-top="none" fo:border-bottom="0.5pt dotted #000000"/>
    </style:style>
    <style:style style:name="Táblázat13.A14" style:family="table-cell">
      <style:table-cell-properties fo:padding="0.097cm" fo:border-left="0.5pt solid #000000" fo:border-right="none" fo:border-top="none" fo:border-bottom="0.5pt dotted #000000"/>
    </style:style>
    <style:style style:name="Táblázat13.B14" style:family="table-cell">
      <style:table-cell-properties fo:padding="0.097cm" fo:border-left="none" fo:border-right="0.5pt solid #000000" fo:border-top="none" fo:border-bottom="0.5pt dotted #000000"/>
    </style:style>
    <style:style style:name="Táblázat13.C14" style:family="table-cell">
      <style:table-cell-properties fo:padding="0.097cm" fo:border-left="0.5pt solid #000000" fo:border-right="none" fo:border-top="none" fo:border-bottom="0.5pt dotted #000000"/>
    </style:style>
    <style:style style:name="Táblázat13.D14" style:family="table-cell">
      <style:table-cell-properties fo:padding="0.097cm" fo:border-left="none" fo:border-right="0.5pt solid #000000" fo:border-top="none" fo:border-bottom="0.5pt dotted #000000"/>
    </style:style>
    <style:style style:name="Táblázat13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4" style:family="table-cell">
      <style:table-cell-properties fo:padding="0.097cm" fo:border-left="none" fo:border-right="0.5pt solid #000000" fo:border-top="none" fo:border-bottom="0.5pt dotted #000000"/>
    </style:style>
    <style:style style:name="Táblázat13.A15" style:family="table-cell">
      <style:table-cell-properties fo:padding="0.097cm" fo:border-left="0.5pt solid #000000" fo:border-right="none" fo:border-top="none" fo:border-bottom="0.5pt dotted #000000"/>
    </style:style>
    <style:style style:name="Táblázat13.B15" style:family="table-cell">
      <style:table-cell-properties fo:padding="0.097cm" fo:border-left="none" fo:border-right="0.5pt solid #000000" fo:border-top="none" fo:border-bottom="0.5pt dotted #000000"/>
    </style:style>
    <style:style style:name="Táblázat13.C15" style:family="table-cell">
      <style:table-cell-properties fo:padding="0.097cm" fo:border-left="0.5pt solid #000000" fo:border-right="none" fo:border-top="none" fo:border-bottom="0.5pt dotted #000000"/>
    </style:style>
    <style:style style:name="Táblázat13.D15" style:family="table-cell">
      <style:table-cell-properties fo:padding="0.097cm" fo:border-left="none" fo:border-right="0.5pt solid #000000" fo:border-top="none" fo:border-bottom="0.5pt dotted #000000"/>
    </style:style>
    <style:style style:name="Táblázat13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5" style:family="table-cell">
      <style:table-cell-properties fo:padding="0.097cm" fo:border-left="none" fo:border-right="0.5pt solid #000000" fo:border-top="none" fo:border-bottom="0.5pt dotted #000000"/>
    </style:style>
    <style:style style:name="Táblázat13.A16" style:family="table-cell">
      <style:table-cell-properties fo:padding="0.097cm" fo:border-left="0.5pt solid #000000" fo:border-right="none" fo:border-top="none" fo:border-bottom="0.5pt dotted #000000"/>
    </style:style>
    <style:style style:name="Táblázat13.B16" style:family="table-cell">
      <style:table-cell-properties fo:padding="0.097cm" fo:border-left="none" fo:border-right="0.5pt solid #000000" fo:border-top="none" fo:border-bottom="0.5pt dotted #000000"/>
    </style:style>
    <style:style style:name="Táblázat13.C16" style:family="table-cell">
      <style:table-cell-properties fo:padding="0.097cm" fo:border-left="0.5pt solid #000000" fo:border-right="none" fo:border-top="none" fo:border-bottom="0.5pt dotted #000000"/>
    </style:style>
    <style:style style:name="Táblázat13.D16" style:family="table-cell">
      <style:table-cell-properties fo:padding="0.097cm" fo:border-left="none" fo:border-right="0.5pt solid #000000" fo:border-top="none" fo:border-bottom="0.5pt dotted #000000"/>
    </style:style>
    <style:style style:name="Táblázat13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6" style:family="table-cell">
      <style:table-cell-properties fo:padding="0.097cm" fo:border-left="none" fo:border-right="0.5pt solid #000000" fo:border-top="none" fo:border-bottom="0.5pt dotted #000000"/>
    </style:style>
    <style:style style:name="Táblázat13.A17" style:family="table-cell">
      <style:table-cell-properties fo:padding="0.097cm" fo:border-left="0.5pt solid #000000" fo:border-right="none" fo:border-top="none" fo:border-bottom="0.5pt dotted #000000"/>
    </style:style>
    <style:style style:name="Táblázat13.B17" style:family="table-cell">
      <style:table-cell-properties fo:padding="0.097cm" fo:border-left="none" fo:border-right="0.5pt solid #000000" fo:border-top="none" fo:border-bottom="0.5pt dotted #000000"/>
    </style:style>
    <style:style style:name="Táblázat13.C17" style:family="table-cell">
      <style:table-cell-properties fo:padding="0.097cm" fo:border-left="0.5pt solid #000000" fo:border-right="none" fo:border-top="none" fo:border-bottom="0.5pt dotted #000000"/>
    </style:style>
    <style:style style:name="Táblázat13.D17" style:family="table-cell">
      <style:table-cell-properties fo:padding="0.097cm" fo:border-left="none" fo:border-right="0.5pt solid #000000" fo:border-top="none" fo:border-bottom="0.5pt dotted #000000"/>
    </style:style>
    <style:style style:name="Táblázat13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7" style:family="table-cell">
      <style:table-cell-properties fo:padding="0.097cm" fo:border-left="none" fo:border-right="0.5pt solid #000000" fo:border-top="none" fo:border-bottom="0.5pt dotted #000000"/>
    </style:style>
    <style:style style:name="Táblázat13.A18" style:family="table-cell">
      <style:table-cell-properties fo:padding="0.097cm" fo:border-left="0.5pt solid #000000" fo:border-right="none" fo:border-top="none" fo:border-bottom="0.5pt dotted #000000"/>
    </style:style>
    <style:style style:name="Táblázat13.B18" style:family="table-cell">
      <style:table-cell-properties fo:padding="0.097cm" fo:border-left="none" fo:border-right="0.5pt solid #000000" fo:border-top="none" fo:border-bottom="0.5pt dotted #000000"/>
    </style:style>
    <style:style style:name="Táblázat13.C18" style:family="table-cell">
      <style:table-cell-properties fo:padding="0.097cm" fo:border-left="0.5pt solid #000000" fo:border-right="none" fo:border-top="none" fo:border-bottom="0.5pt dotted #000000"/>
    </style:style>
    <style:style style:name="Táblázat13.D18" style:family="table-cell">
      <style:table-cell-properties fo:padding="0.097cm" fo:border-left="none" fo:border-right="0.5pt solid #000000" fo:border-top="none" fo:border-bottom="0.5pt dotted #000000"/>
    </style:style>
    <style:style style:name="Táblázat13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8" style:family="table-cell">
      <style:table-cell-properties fo:padding="0.097cm" fo:border-left="none" fo:border-right="0.5pt solid #000000" fo:border-top="none" fo:border-bottom="0.5pt dotted #000000"/>
    </style:style>
    <style:style style:name="Táblázat13.A19" style:family="table-cell">
      <style:table-cell-properties fo:padding="0.097cm" fo:border-left="0.5pt solid #000000" fo:border-right="none" fo:border-top="none" fo:border-bottom="0.5pt dotted #000000"/>
    </style:style>
    <style:style style:name="Táblázat13.B19" style:family="table-cell">
      <style:table-cell-properties fo:padding="0.097cm" fo:border-left="none" fo:border-right="0.5pt solid #000000" fo:border-top="none" fo:border-bottom="0.5pt dotted #000000"/>
    </style:style>
    <style:style style:name="Táblázat13.C19" style:family="table-cell">
      <style:table-cell-properties fo:padding="0.097cm" fo:border-left="0.5pt solid #000000" fo:border-right="none" fo:border-top="none" fo:border-bottom="0.5pt dotted #000000"/>
    </style:style>
    <style:style style:name="Táblázat13.D19" style:family="table-cell">
      <style:table-cell-properties fo:padding="0.097cm" fo:border-left="none" fo:border-right="0.5pt solid #000000" fo:border-top="none" fo:border-bottom="0.5pt dotted #000000"/>
    </style:style>
    <style:style style:name="Táblázat13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9" style:family="table-cell">
      <style:table-cell-properties fo:padding="0.097cm" fo:border-left="none" fo:border-right="0.5pt solid #000000" fo:border-top="none" fo:border-bottom="0.5pt dotted #000000"/>
    </style:style>
    <style:style style:name="Táblázat13.A20" style:family="table-cell">
      <style:table-cell-properties fo:padding="0.097cm" fo:border-left="0.5pt solid #000000" fo:border-right="none" fo:border-top="none" fo:border-bottom="0.5pt dotted #000000"/>
    </style:style>
    <style:style style:name="Táblázat13.B20" style:family="table-cell">
      <style:table-cell-properties fo:padding="0.097cm" fo:border-left="none" fo:border-right="0.5pt solid #000000" fo:border-top="none" fo:border-bottom="0.5pt dotted #000000"/>
    </style:style>
    <style:style style:name="Táblázat13.C20" style:family="table-cell">
      <style:table-cell-properties fo:padding="0.097cm" fo:border-left="0.5pt solid #000000" fo:border-right="none" fo:border-top="none" fo:border-bottom="0.5pt dotted #000000"/>
    </style:style>
    <style:style style:name="Táblázat13.D20" style:family="table-cell">
      <style:table-cell-properties fo:padding="0.097cm" fo:border-left="none" fo:border-right="0.5pt solid #000000" fo:border-top="none" fo:border-bottom="0.5pt dotted #000000"/>
    </style:style>
    <style:style style:name="Táblázat13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0" style:family="table-cell">
      <style:table-cell-properties fo:padding="0.097cm" fo:border-left="none" fo:border-right="0.5pt solid #000000" fo:border-top="none" fo:border-bottom="0.5pt dotted #000000"/>
    </style:style>
    <style:style style:name="Táblázat13.A21" style:family="table-cell">
      <style:table-cell-properties fo:padding="0.097cm" fo:border-left="0.5pt solid #000000" fo:border-right="none" fo:border-top="none" fo:border-bottom="0.5pt dotted #000000"/>
    </style:style>
    <style:style style:name="Táblázat13.B21" style:family="table-cell">
      <style:table-cell-properties fo:padding="0.097cm" fo:border-left="none" fo:border-right="0.5pt solid #000000" fo:border-top="none" fo:border-bottom="0.5pt dotted #000000"/>
    </style:style>
    <style:style style:name="Táblázat13.C21" style:family="table-cell">
      <style:table-cell-properties fo:padding="0.097cm" fo:border-left="0.5pt solid #000000" fo:border-right="none" fo:border-top="none" fo:border-bottom="0.5pt dotted #000000"/>
    </style:style>
    <style:style style:name="Táblázat13.D21" style:family="table-cell">
      <style:table-cell-properties fo:padding="0.097cm" fo:border-left="none" fo:border-right="0.5pt solid #000000" fo:border-top="none" fo:border-bottom="0.5pt dotted #000000"/>
    </style:style>
    <style:style style:name="Táblázat13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1" style:family="table-cell">
      <style:table-cell-properties fo:padding="0.097cm" fo:border-left="none" fo:border-right="0.5pt solid #000000" fo:border-top="none" fo:border-bottom="0.5pt dotted #000000"/>
    </style:style>
    <style:style style:name="Táblázat13.A22" style:family="table-cell">
      <style:table-cell-properties fo:padding="0.097cm" fo:border-left="0.5pt solid #000000" fo:border-right="none" fo:border-top="none" fo:border-bottom="0.5pt dotted #000000"/>
    </style:style>
    <style:style style:name="Táblázat13.B22" style:family="table-cell">
      <style:table-cell-properties fo:padding="0.097cm" fo:border-left="none" fo:border-right="0.5pt solid #000000" fo:border-top="none" fo:border-bottom="0.5pt dotted #000000"/>
    </style:style>
    <style:style style:name="Táblázat13.C22" style:family="table-cell">
      <style:table-cell-properties fo:padding="0.097cm" fo:border-left="0.5pt solid #000000" fo:border-right="none" fo:border-top="none" fo:border-bottom="0.5pt dotted #000000"/>
    </style:style>
    <style:style style:name="Táblázat13.D22" style:family="table-cell">
      <style:table-cell-properties fo:padding="0.097cm" fo:border-left="none" fo:border-right="0.5pt solid #000000" fo:border-top="none" fo:border-bottom="0.5pt dotted #000000"/>
    </style:style>
    <style:style style:name="Táblázat13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2" style:family="table-cell">
      <style:table-cell-properties fo:padding="0.097cm" fo:border-left="none" fo:border-right="0.5pt solid #000000" fo:border-top="none" fo:border-bottom="0.5pt dotted #000000"/>
    </style:style>
    <style:style style:name="Táblázat13.A23" style:family="table-cell">
      <style:table-cell-properties fo:padding="0.097cm" fo:border-left="0.5pt solid #000000" fo:border-right="none" fo:border-top="none" fo:border-bottom="0.5pt dotted #000000"/>
    </style:style>
    <style:style style:name="Táblázat13.B23" style:family="table-cell">
      <style:table-cell-properties fo:padding="0.097cm" fo:border-left="none" fo:border-right="0.5pt solid #000000" fo:border-top="none" fo:border-bottom="0.5pt dotted #000000"/>
    </style:style>
    <style:style style:name="Táblázat13.C23" style:family="table-cell">
      <style:table-cell-properties fo:padding="0.097cm" fo:border-left="0.5pt solid #000000" fo:border-right="none" fo:border-top="none" fo:border-bottom="0.5pt dotted #000000"/>
    </style:style>
    <style:style style:name="Táblázat13.D23" style:family="table-cell">
      <style:table-cell-properties fo:padding="0.097cm" fo:border-left="none" fo:border-right="0.5pt solid #000000" fo:border-top="none" fo:border-bottom="0.5pt dotted #000000"/>
    </style:style>
    <style:style style:name="Táblázat13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3" style:family="table-cell">
      <style:table-cell-properties fo:padding="0.097cm" fo:border-left="none" fo:border-right="0.5pt solid #000000" fo:border-top="none" fo:border-bottom="0.5pt dotted #000000"/>
    </style:style>
    <style:style style:name="Táblázat13.A24" style:family="table-cell">
      <style:table-cell-properties fo:padding="0.097cm" fo:border-left="0.5pt solid #000000" fo:border-right="none" fo:border-top="none" fo:border-bottom="0.5pt dotted #000000"/>
    </style:style>
    <style:style style:name="Táblázat13.B24" style:family="table-cell">
      <style:table-cell-properties fo:padding="0.097cm" fo:border-left="none" fo:border-right="0.5pt solid #000000" fo:border-top="none" fo:border-bottom="0.5pt dotted #000000"/>
    </style:style>
    <style:style style:name="Táblázat13.C24" style:family="table-cell">
      <style:table-cell-properties fo:padding="0.097cm" fo:border-left="0.5pt solid #000000" fo:border-right="none" fo:border-top="none" fo:border-bottom="0.5pt dotted #000000"/>
    </style:style>
    <style:style style:name="Táblázat13.D24" style:family="table-cell">
      <style:table-cell-properties fo:padding="0.097cm" fo:border-left="none" fo:border-right="0.5pt solid #000000" fo:border-top="none" fo:border-bottom="0.5pt dotted #000000"/>
    </style:style>
    <style:style style:name="Táblázat13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4" style:family="table-cell">
      <style:table-cell-properties fo:padding="0.097cm" fo:border-left="none" fo:border-right="0.5pt solid #000000" fo:border-top="none" fo:border-bottom="0.5pt dotted #000000"/>
    </style:style>
    <style:style style:name="Táblázat13.A25" style:family="table-cell">
      <style:table-cell-properties fo:padding="0.097cm" fo:border-left="0.5pt solid #000000" fo:border-right="none" fo:border-top="none" fo:border-bottom="0.5pt dotted #000000"/>
    </style:style>
    <style:style style:name="Táblázat13.B25" style:family="table-cell">
      <style:table-cell-properties fo:padding="0.097cm" fo:border-left="none" fo:border-right="0.5pt solid #000000" fo:border-top="none" fo:border-bottom="0.5pt dotted #000000"/>
    </style:style>
    <style:style style:name="Táblázat13.C25" style:family="table-cell">
      <style:table-cell-properties fo:padding="0.097cm" fo:border-left="0.5pt solid #000000" fo:border-right="none" fo:border-top="none" fo:border-bottom="0.5pt dotted #000000"/>
    </style:style>
    <style:style style:name="Táblázat13.D25" style:family="table-cell">
      <style:table-cell-properties fo:padding="0.097cm" fo:border-left="none" fo:border-right="0.5pt solid #000000" fo:border-top="none" fo:border-bottom="0.5pt dotted #000000"/>
    </style:style>
    <style:style style:name="Táblázat13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5" style:family="table-cell">
      <style:table-cell-properties fo:padding="0.097cm" fo:border-left="none" fo:border-right="0.5pt solid #000000" fo:border-top="none" fo:border-bottom="0.5pt dotted #000000"/>
    </style:style>
    <style:style style:name="Táblázat13.A26" style:family="table-cell">
      <style:table-cell-properties fo:padding="0.097cm" fo:border-left="0.5pt solid #000000" fo:border-right="none" fo:border-top="none" fo:border-bottom="0.5pt dotted #000000"/>
    </style:style>
    <style:style style:name="Táblázat13.B26" style:family="table-cell">
      <style:table-cell-properties fo:padding="0.097cm" fo:border-left="none" fo:border-right="0.5pt solid #000000" fo:border-top="none" fo:border-bottom="0.5pt dotted #000000"/>
    </style:style>
    <style:style style:name="Táblázat13.C26" style:family="table-cell">
      <style:table-cell-properties fo:padding="0.097cm" fo:border-left="0.5pt solid #000000" fo:border-right="none" fo:border-top="none" fo:border-bottom="0.5pt dotted #000000"/>
    </style:style>
    <style:style style:name="Táblázat13.D26" style:family="table-cell">
      <style:table-cell-properties fo:padding="0.097cm" fo:border-left="none" fo:border-right="0.5pt solid #000000" fo:border-top="none" fo:border-bottom="0.5pt dotted #000000"/>
    </style:style>
    <style:style style:name="Táblázat13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6" style:family="table-cell">
      <style:table-cell-properties fo:padding="0.097cm" fo:border-left="none" fo:border-right="0.5pt solid #000000" fo:border-top="none" fo:border-bottom="0.5pt dotted #000000"/>
    </style:style>
    <style:style style:name="Táblázat13.A27" style:family="table-cell">
      <style:table-cell-properties fo:padding="0.097cm" fo:border-left="0.5pt solid #000000" fo:border-right="none" fo:border-top="none" fo:border-bottom="0.5pt dotted #000000"/>
    </style:style>
    <style:style style:name="Táblázat13.B27" style:family="table-cell">
      <style:table-cell-properties fo:padding="0.097cm" fo:border-left="none" fo:border-right="0.5pt solid #000000" fo:border-top="none" fo:border-bottom="0.5pt dotted #000000"/>
    </style:style>
    <style:style style:name="Táblázat13.C27" style:family="table-cell">
      <style:table-cell-properties fo:padding="0.097cm" fo:border-left="0.5pt solid #000000" fo:border-right="none" fo:border-top="none" fo:border-bottom="0.5pt dotted #000000"/>
    </style:style>
    <style:style style:name="Táblázat13.D27" style:family="table-cell">
      <style:table-cell-properties fo:padding="0.097cm" fo:border-left="none" fo:border-right="0.5pt solid #000000" fo:border-top="none" fo:border-bottom="0.5pt dotted #000000"/>
    </style:style>
    <style:style style:name="Táblázat13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7" style:family="table-cell">
      <style:table-cell-properties fo:padding="0.097cm" fo:border-left="none" fo:border-right="0.5pt solid #000000" fo:border-top="none" fo:border-bottom="0.5pt dotted #000000"/>
    </style:style>
    <style:style style:name="Táblázat13.A28" style:family="table-cell">
      <style:table-cell-properties fo:padding="0.097cm" fo:border-left="0.5pt solid #000000" fo:border-right="none" fo:border-top="none" fo:border-bottom="0.5pt dotted #000000"/>
    </style:style>
    <style:style style:name="Táblázat13.B28" style:family="table-cell">
      <style:table-cell-properties fo:padding="0.097cm" fo:border-left="none" fo:border-right="0.5pt solid #000000" fo:border-top="none" fo:border-bottom="0.5pt dotted #000000"/>
    </style:style>
    <style:style style:name="Táblázat13.C28" style:family="table-cell">
      <style:table-cell-properties fo:padding="0.097cm" fo:border-left="0.5pt solid #000000" fo:border-right="none" fo:border-top="none" fo:border-bottom="0.5pt dotted #000000"/>
    </style:style>
    <style:style style:name="Táblázat13.D28" style:family="table-cell">
      <style:table-cell-properties fo:padding="0.097cm" fo:border-left="none" fo:border-right="0.5pt solid #000000" fo:border-top="none" fo:border-bottom="0.5pt dotted #000000"/>
    </style:style>
    <style:style style:name="Táblázat13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8" style:family="table-cell">
      <style:table-cell-properties fo:padding="0.097cm" fo:border-left="none" fo:border-right="0.5pt solid #000000" fo:border-top="none" fo:border-bottom="0.5pt dotted #000000"/>
    </style:style>
    <style:style style:name="Táblázat13.A29" style:family="table-cell">
      <style:table-cell-properties fo:padding="0.097cm" fo:border-left="0.5pt solid #000000" fo:border-right="none" fo:border-top="none" fo:border-bottom="0.5pt dotted #000000"/>
    </style:style>
    <style:style style:name="Táblázat13.B29" style:family="table-cell">
      <style:table-cell-properties fo:padding="0.097cm" fo:border-left="none" fo:border-right="0.5pt solid #000000" fo:border-top="none" fo:border-bottom="0.5pt dotted #000000"/>
    </style:style>
    <style:style style:name="Táblázat13.C29" style:family="table-cell">
      <style:table-cell-properties fo:padding="0.097cm" fo:border-left="0.5pt solid #000000" fo:border-right="none" fo:border-top="none" fo:border-bottom="0.5pt dotted #000000"/>
    </style:style>
    <style:style style:name="Táblázat13.D29" style:family="table-cell">
      <style:table-cell-properties fo:padding="0.097cm" fo:border-left="none" fo:border-right="0.5pt solid #000000" fo:border-top="none" fo:border-bottom="0.5pt dotted #000000"/>
    </style:style>
    <style:style style:name="Táblázat13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9" style:family="table-cell">
      <style:table-cell-properties fo:padding="0.097cm" fo:border-left="none" fo:border-right="0.5pt solid #000000" fo:border-top="none" fo:border-bottom="0.5pt dotted #000000"/>
    </style:style>
    <style:style style:name="Táblázat13.A30" style:family="table-cell">
      <style:table-cell-properties fo:padding="0.097cm" fo:border-left="0.5pt solid #000000" fo:border-right="none" fo:border-top="none" fo:border-bottom="0.5pt dotted #000000"/>
    </style:style>
    <style:style style:name="Táblázat13.B30" style:family="table-cell">
      <style:table-cell-properties fo:padding="0.097cm" fo:border-left="none" fo:border-right="0.5pt solid #000000" fo:border-top="none" fo:border-bottom="0.5pt dotted #000000"/>
    </style:style>
    <style:style style:name="Táblázat13.C30" style:family="table-cell">
      <style:table-cell-properties fo:padding="0.097cm" fo:border-left="0.5pt solid #000000" fo:border-right="none" fo:border-top="none" fo:border-bottom="0.5pt dotted #000000"/>
    </style:style>
    <style:style style:name="Táblázat13.D30" style:family="table-cell">
      <style:table-cell-properties fo:padding="0.097cm" fo:border-left="none" fo:border-right="0.5pt solid #000000" fo:border-top="none" fo:border-bottom="0.5pt dotted #000000"/>
    </style:style>
    <style:style style:name="Táblázat13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0" style:family="table-cell">
      <style:table-cell-properties fo:padding="0.097cm" fo:border-left="none" fo:border-right="0.5pt solid #000000" fo:border-top="none" fo:border-bottom="0.5pt dotted #000000"/>
    </style:style>
    <style:style style:name="Táblázat13.A31" style:family="table-cell">
      <style:table-cell-properties fo:padding="0.097cm" fo:border-left="0.5pt solid #000000" fo:border-right="none" fo:border-top="none" fo:border-bottom="0.5pt dotted #000000"/>
    </style:style>
    <style:style style:name="Táblázat13.B31" style:family="table-cell">
      <style:table-cell-properties fo:padding="0.097cm" fo:border-left="none" fo:border-right="0.5pt solid #000000" fo:border-top="none" fo:border-bottom="0.5pt dotted #000000"/>
    </style:style>
    <style:style style:name="Táblázat13.C31" style:family="table-cell">
      <style:table-cell-properties fo:padding="0.097cm" fo:border-left="0.5pt solid #000000" fo:border-right="none" fo:border-top="none" fo:border-bottom="0.5pt dotted #000000"/>
    </style:style>
    <style:style style:name="Táblázat13.D31" style:family="table-cell">
      <style:table-cell-properties fo:padding="0.097cm" fo:border-left="none" fo:border-right="0.5pt solid #000000" fo:border-top="none" fo:border-bottom="0.5pt dotted #000000"/>
    </style:style>
    <style:style style:name="Táblázat13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1" style:family="table-cell">
      <style:table-cell-properties fo:padding="0.097cm" fo:border-left="none" fo:border-right="0.5pt solid #000000" fo:border-top="none" fo:border-bottom="0.5pt dotted #000000"/>
    </style:style>
    <style:style style:name="Táblázat13.A32" style:family="table-cell">
      <style:table-cell-properties fo:padding="0.097cm" fo:border-left="0.5pt solid #000000" fo:border-right="none" fo:border-top="none" fo:border-bottom="0.5pt solid #000000"/>
    </style:style>
    <style:style style:name="Táblázat13.B32" style:family="table-cell">
      <style:table-cell-properties fo:padding="0.097cm" fo:border-left="none" fo:border-right="0.5pt solid #000000" fo:border-top="none" fo:border-bottom="0.5pt solid #000000"/>
    </style:style>
    <style:style style:name="Táblázat13.C32" style:family="table-cell">
      <style:table-cell-properties fo:padding="0.097cm" fo:border-left="0.5pt solid #000000" fo:border-right="none" fo:border-top="none" fo:border-bottom="0.5pt solid #000000"/>
    </style:style>
    <style:style style:name="Táblázat13.D32" style:family="table-cell">
      <style:table-cell-properties fo:padding="0.097cm" fo:border-left="none" fo:border-right="0.5pt solid #000000" fo:border-top="none" fo:border-bottom="0.5pt solid #000000"/>
    </style:style>
    <style:style style:name="Táblázat13.E3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3.F32" style:family="table-cell">
      <style:table-cell-properties fo:padding="0.097cm" fo:border-left="none" fo:border-right="0.5pt solid #000000" fo:border-top="none" fo:border-bottom="0.5pt solid #000000"/>
    </style:style>
    <style:style style:name="Táblázat14" style:family="table">
      <style:table-properties style:width="19.995cm" table:align="left"/>
    </style:style>
    <style:style style:name="Táblázat14.A" style:family="table-column">
      <style:table-column-properties style:column-width="2.695cm"/>
    </style:style>
    <style:style style:name="Táblázat14.B" style:family="table-column">
      <style:table-column-properties style:column-width="1.009cm"/>
    </style:style>
    <style:style style:name="Táblázat14.C" style:family="table-column">
      <style:table-column-properties style:column-width="0.993cm"/>
    </style:style>
    <style:style style:name="Táblázat14.D" style:family="table-column">
      <style:table-column-properties style:column-width="0.397cm"/>
    </style:style>
    <style:style style:name="Táblázat14.E" style:family="table-column">
      <style:table-column-properties style:column-width="2.397cm"/>
    </style:style>
    <style:style style:name="Táblázat14.F" style:family="table-column">
      <style:table-column-properties style:column-width="5.11cm"/>
    </style:style>
    <style:style style:name="Táblázat14.G" style:family="table-column">
      <style:table-column-properties style:column-width="2.496cm"/>
    </style:style>
    <style:style style:name="Táblázat14.H" style:family="table-column">
      <style:table-column-properties style:column-width="4.898cm"/>
    </style:style>
    <style:style style:name="Táblázat14.A1" style:family="table-cell">
      <style:table-cell-properties style:vertical-align="middle" fo:padding="0cm" fo:border="none"/>
    </style:style>
    <style:style style:name="Táblázat14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4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4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A4" style:family="table-cell">
      <style:table-cell-properties fo:padding="0.097cm" fo:border-left="0.5pt solid #000000" fo:border-right="none" fo:border-top="none" fo:border-bottom="0.5pt dotted #000000"/>
    </style:style>
    <style:style style:name="Táblázat14.B4" style:family="table-cell">
      <style:table-cell-properties fo:padding="0.097cm" fo:border-left="none" fo:border-right="0.5pt solid #000000" fo:border-top="none" fo:border-bottom="0.5pt dotted #000000"/>
    </style:style>
    <style:style style:name="Táblázat14.C4" style:family="table-cell">
      <style:table-cell-properties fo:padding="0.097cm" fo:border-left="0.5pt solid #000000" fo:border-right="none" fo:border-top="none" fo:border-bottom="0.5pt dotted #000000"/>
    </style:style>
    <style:style style:name="Táblázat14.D4" style:family="table-cell">
      <style:table-cell-properties fo:padding="0.097cm" fo:border-left="none" fo:border-right="0.5pt solid #000000" fo:border-top="none" fo:border-bottom="0.5pt dotted #000000"/>
    </style:style>
    <style:style style:name="Táblázat14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4" style:family="table-cell">
      <style:table-cell-properties fo:padding="0.097cm" fo:border-left="none" fo:border-right="0.5pt solid #000000" fo:border-top="none" fo:border-bottom="0.5pt dotted #000000"/>
    </style:style>
    <style:style style:name="Táblázat14.A5" style:family="table-cell">
      <style:table-cell-properties fo:padding="0.097cm" fo:border-left="0.5pt solid #000000" fo:border-right="none" fo:border-top="none" fo:border-bottom="0.5pt dotted #000000"/>
    </style:style>
    <style:style style:name="Táblázat14.B5" style:family="table-cell">
      <style:table-cell-properties fo:padding="0.097cm" fo:border-left="none" fo:border-right="0.5pt solid #000000" fo:border-top="none" fo:border-bottom="0.5pt dotted #000000"/>
    </style:style>
    <style:style style:name="Táblázat14.C5" style:family="table-cell">
      <style:table-cell-properties fo:padding="0.097cm" fo:border-left="0.5pt solid #000000" fo:border-right="none" fo:border-top="none" fo:border-bottom="0.5pt dotted #000000"/>
    </style:style>
    <style:style style:name="Táblázat14.D5" style:family="table-cell">
      <style:table-cell-properties fo:padding="0.097cm" fo:border-left="none" fo:border-right="0.5pt solid #000000" fo:border-top="none" fo:border-bottom="0.5pt dotted #000000"/>
    </style:style>
    <style:style style:name="Táblázat14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5" style:family="table-cell">
      <style:table-cell-properties fo:padding="0.097cm" fo:border-left="none" fo:border-right="0.5pt solid #000000" fo:border-top="none" fo:border-bottom="0.5pt dotted #000000"/>
    </style:style>
    <style:style style:name="Táblázat14.A6" style:family="table-cell">
      <style:table-cell-properties fo:padding="0.097cm" fo:border-left="0.5pt solid #000000" fo:border-right="none" fo:border-top="none" fo:border-bottom="0.5pt dotted #000000"/>
    </style:style>
    <style:style style:name="Táblázat14.B6" style:family="table-cell">
      <style:table-cell-properties fo:padding="0.097cm" fo:border-left="none" fo:border-right="0.5pt solid #000000" fo:border-top="none" fo:border-bottom="0.5pt dotted #000000"/>
    </style:style>
    <style:style style:name="Táblázat14.C6" style:family="table-cell">
      <style:table-cell-properties fo:padding="0.097cm" fo:border-left="0.5pt solid #000000" fo:border-right="none" fo:border-top="none" fo:border-bottom="0.5pt dotted #000000"/>
    </style:style>
    <style:style style:name="Táblázat14.D6" style:family="table-cell">
      <style:table-cell-properties fo:padding="0.097cm" fo:border-left="none" fo:border-right="0.5pt solid #000000" fo:border-top="none" fo:border-bottom="0.5pt dotted #000000"/>
    </style:style>
    <style:style style:name="Táblázat14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6" style:family="table-cell">
      <style:table-cell-properties fo:padding="0.097cm" fo:border-left="none" fo:border-right="0.5pt solid #000000" fo:border-top="none" fo:border-bottom="0.5pt dotted #000000"/>
    </style:style>
    <style:style style:name="Táblázat14.A7" style:family="table-cell">
      <style:table-cell-properties fo:padding="0.097cm" fo:border-left="0.5pt solid #000000" fo:border-right="none" fo:border-top="none" fo:border-bottom="0.5pt dotted #000000"/>
    </style:style>
    <style:style style:name="Táblázat14.B7" style:family="table-cell">
      <style:table-cell-properties fo:padding="0.097cm" fo:border-left="none" fo:border-right="0.5pt solid #000000" fo:border-top="none" fo:border-bottom="0.5pt dotted #000000"/>
    </style:style>
    <style:style style:name="Táblázat14.C7" style:family="table-cell">
      <style:table-cell-properties fo:padding="0.097cm" fo:border-left="0.5pt solid #000000" fo:border-right="none" fo:border-top="none" fo:border-bottom="0.5pt dotted #000000"/>
    </style:style>
    <style:style style:name="Táblázat14.D7" style:family="table-cell">
      <style:table-cell-properties fo:padding="0.097cm" fo:border-left="none" fo:border-right="0.5pt solid #000000" fo:border-top="none" fo:border-bottom="0.5pt dotted #000000"/>
    </style:style>
    <style:style style:name="Táblázat14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7" style:family="table-cell">
      <style:table-cell-properties fo:padding="0.097cm" fo:border-left="none" fo:border-right="0.5pt solid #000000" fo:border-top="none" fo:border-bottom="0.5pt dotted #000000"/>
    </style:style>
    <style:style style:name="Táblázat14.A8" style:family="table-cell">
      <style:table-cell-properties fo:padding="0.097cm" fo:border-left="0.5pt solid #000000" fo:border-right="none" fo:border-top="none" fo:border-bottom="0.5pt dotted #000000"/>
    </style:style>
    <style:style style:name="Táblázat14.B8" style:family="table-cell">
      <style:table-cell-properties fo:padding="0.097cm" fo:border-left="none" fo:border-right="0.5pt solid #000000" fo:border-top="none" fo:border-bottom="0.5pt dotted #000000"/>
    </style:style>
    <style:style style:name="Táblázat14.C8" style:family="table-cell">
      <style:table-cell-properties fo:padding="0.097cm" fo:border-left="0.5pt solid #000000" fo:border-right="none" fo:border-top="none" fo:border-bottom="0.5pt dotted #000000"/>
    </style:style>
    <style:style style:name="Táblázat14.D8" style:family="table-cell">
      <style:table-cell-properties fo:padding="0.097cm" fo:border-left="none" fo:border-right="0.5pt solid #000000" fo:border-top="none" fo:border-bottom="0.5pt dotted #000000"/>
    </style:style>
    <style:style style:name="Táblázat14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8" style:family="table-cell">
      <style:table-cell-properties fo:padding="0.097cm" fo:border-left="none" fo:border-right="0.5pt solid #000000" fo:border-top="none" fo:border-bottom="0.5pt dotted #000000"/>
    </style:style>
    <style:style style:name="Táblázat14.A9" style:family="table-cell">
      <style:table-cell-properties fo:padding="0.097cm" fo:border-left="0.5pt solid #000000" fo:border-right="none" fo:border-top="none" fo:border-bottom="0.5pt dotted #000000"/>
    </style:style>
    <style:style style:name="Táblázat14.B9" style:family="table-cell">
      <style:table-cell-properties fo:padding="0.097cm" fo:border-left="none" fo:border-right="0.5pt solid #000000" fo:border-top="none" fo:border-bottom="0.5pt dotted #000000"/>
    </style:style>
    <style:style style:name="Táblázat14.C9" style:family="table-cell">
      <style:table-cell-properties fo:padding="0.097cm" fo:border-left="0.5pt solid #000000" fo:border-right="none" fo:border-top="none" fo:border-bottom="0.5pt dotted #000000"/>
    </style:style>
    <style:style style:name="Táblázat14.D9" style:family="table-cell">
      <style:table-cell-properties fo:padding="0.097cm" fo:border-left="none" fo:border-right="0.5pt solid #000000" fo:border-top="none" fo:border-bottom="0.5pt dotted #000000"/>
    </style:style>
    <style:style style:name="Táblázat14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9" style:family="table-cell">
      <style:table-cell-properties fo:padding="0.097cm" fo:border-left="none" fo:border-right="0.5pt solid #000000" fo:border-top="none" fo:border-bottom="0.5pt dotted #000000"/>
    </style:style>
    <style:style style:name="Táblázat14.A10" style:family="table-cell">
      <style:table-cell-properties fo:padding="0.097cm" fo:border-left="0.5pt solid #000000" fo:border-right="none" fo:border-top="none" fo:border-bottom="0.5pt dotted #000000"/>
    </style:style>
    <style:style style:name="Táblázat14.B10" style:family="table-cell">
      <style:table-cell-properties fo:padding="0.097cm" fo:border-left="none" fo:border-right="0.5pt solid #000000" fo:border-top="none" fo:border-bottom="0.5pt dotted #000000"/>
    </style:style>
    <style:style style:name="Táblázat14.C10" style:family="table-cell">
      <style:table-cell-properties fo:padding="0.097cm" fo:border-left="0.5pt solid #000000" fo:border-right="none" fo:border-top="none" fo:border-bottom="0.5pt dotted #000000"/>
    </style:style>
    <style:style style:name="Táblázat14.D10" style:family="table-cell">
      <style:table-cell-properties fo:padding="0.097cm" fo:border-left="none" fo:border-right="0.5pt solid #000000" fo:border-top="none" fo:border-bottom="0.5pt dotted #000000"/>
    </style:style>
    <style:style style:name="Táblázat14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0" style:family="table-cell">
      <style:table-cell-properties fo:padding="0.097cm" fo:border-left="none" fo:border-right="0.5pt solid #000000" fo:border-top="none" fo:border-bottom="0.5pt dotted #000000"/>
    </style:style>
    <style:style style:name="Táblázat14.A11" style:family="table-cell">
      <style:table-cell-properties fo:padding="0.097cm" fo:border-left="0.5pt solid #000000" fo:border-right="none" fo:border-top="none" fo:border-bottom="0.5pt dotted #000000"/>
    </style:style>
    <style:style style:name="Táblázat14.B11" style:family="table-cell">
      <style:table-cell-properties fo:padding="0.097cm" fo:border-left="none" fo:border-right="0.5pt solid #000000" fo:border-top="none" fo:border-bottom="0.5pt dotted #000000"/>
    </style:style>
    <style:style style:name="Táblázat14.C11" style:family="table-cell">
      <style:table-cell-properties fo:padding="0.097cm" fo:border-left="0.5pt solid #000000" fo:border-right="none" fo:border-top="none" fo:border-bottom="0.5pt dotted #000000"/>
    </style:style>
    <style:style style:name="Táblázat14.D11" style:family="table-cell">
      <style:table-cell-properties fo:padding="0.097cm" fo:border-left="none" fo:border-right="0.5pt solid #000000" fo:border-top="none" fo:border-bottom="0.5pt dotted #000000"/>
    </style:style>
    <style:style style:name="Táblázat14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1" style:family="table-cell">
      <style:table-cell-properties fo:padding="0.097cm" fo:border-left="none" fo:border-right="0.5pt solid #000000" fo:border-top="none" fo:border-bottom="0.5pt dotted #000000"/>
    </style:style>
    <style:style style:name="Táblázat14.A12" style:family="table-cell">
      <style:table-cell-properties fo:padding="0.097cm" fo:border-left="0.5pt solid #000000" fo:border-right="none" fo:border-top="none" fo:border-bottom="0.5pt dotted #000000"/>
    </style:style>
    <style:style style:name="Táblázat14.B12" style:family="table-cell">
      <style:table-cell-properties fo:padding="0.097cm" fo:border-left="none" fo:border-right="0.5pt solid #000000" fo:border-top="none" fo:border-bottom="0.5pt dotted #000000"/>
    </style:style>
    <style:style style:name="Táblázat14.C12" style:family="table-cell">
      <style:table-cell-properties fo:padding="0.097cm" fo:border-left="0.5pt solid #000000" fo:border-right="none" fo:border-top="none" fo:border-bottom="0.5pt dotted #000000"/>
    </style:style>
    <style:style style:name="Táblázat14.D12" style:family="table-cell">
      <style:table-cell-properties fo:padding="0.097cm" fo:border-left="none" fo:border-right="0.5pt solid #000000" fo:border-top="none" fo:border-bottom="0.5pt dotted #000000"/>
    </style:style>
    <style:style style:name="Táblázat14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2" style:family="table-cell">
      <style:table-cell-properties fo:padding="0.097cm" fo:border-left="none" fo:border-right="0.5pt solid #000000" fo:border-top="none" fo:border-bottom="0.5pt dotted #000000"/>
    </style:style>
    <style:style style:name="Táblázat14.A13" style:family="table-cell">
      <style:table-cell-properties fo:padding="0.097cm" fo:border-left="0.5pt solid #000000" fo:border-right="none" fo:border-top="none" fo:border-bottom="0.5pt dotted #000000"/>
    </style:style>
    <style:style style:name="Táblázat14.B13" style:family="table-cell">
      <style:table-cell-properties fo:padding="0.097cm" fo:border-left="none" fo:border-right="0.5pt solid #000000" fo:border-top="none" fo:border-bottom="0.5pt dotted #000000"/>
    </style:style>
    <style:style style:name="Táblázat14.C13" style:family="table-cell">
      <style:table-cell-properties fo:padding="0.097cm" fo:border-left="0.5pt solid #000000" fo:border-right="none" fo:border-top="none" fo:border-bottom="0.5pt dotted #000000"/>
    </style:style>
    <style:style style:name="Táblázat14.D13" style:family="table-cell">
      <style:table-cell-properties fo:padding="0.097cm" fo:border-left="none" fo:border-right="0.5pt solid #000000" fo:border-top="none" fo:border-bottom="0.5pt dotted #000000"/>
    </style:style>
    <style:style style:name="Táblázat14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3" style:family="table-cell">
      <style:table-cell-properties fo:padding="0.097cm" fo:border-left="none" fo:border-right="0.5pt solid #000000" fo:border-top="none" fo:border-bottom="0.5pt dotted #000000"/>
    </style:style>
    <style:style style:name="Táblázat14.A14" style:family="table-cell">
      <style:table-cell-properties fo:padding="0.097cm" fo:border-left="0.5pt solid #000000" fo:border-right="none" fo:border-top="none" fo:border-bottom="0.5pt dotted #000000"/>
    </style:style>
    <style:style style:name="Táblázat14.B14" style:family="table-cell">
      <style:table-cell-properties fo:padding="0.097cm" fo:border-left="none" fo:border-right="0.5pt solid #000000" fo:border-top="none" fo:border-bottom="0.5pt dotted #000000"/>
    </style:style>
    <style:style style:name="Táblázat14.C14" style:family="table-cell">
      <style:table-cell-properties fo:padding="0.097cm" fo:border-left="0.5pt solid #000000" fo:border-right="none" fo:border-top="none" fo:border-bottom="0.5pt dotted #000000"/>
    </style:style>
    <style:style style:name="Táblázat14.D14" style:family="table-cell">
      <style:table-cell-properties fo:padding="0.097cm" fo:border-left="none" fo:border-right="0.5pt solid #000000" fo:border-top="none" fo:border-bottom="0.5pt dotted #000000"/>
    </style:style>
    <style:style style:name="Táblázat14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4" style:family="table-cell">
      <style:table-cell-properties fo:padding="0.097cm" fo:border-left="none" fo:border-right="0.5pt solid #000000" fo:border-top="none" fo:border-bottom="0.5pt dotted #000000"/>
    </style:style>
    <style:style style:name="Táblázat14.A15" style:family="table-cell">
      <style:table-cell-properties fo:padding="0.097cm" fo:border-left="0.5pt solid #000000" fo:border-right="none" fo:border-top="none" fo:border-bottom="0.5pt dotted #000000"/>
    </style:style>
    <style:style style:name="Táblázat14.B15" style:family="table-cell">
      <style:table-cell-properties fo:padding="0.097cm" fo:border-left="none" fo:border-right="0.5pt solid #000000" fo:border-top="none" fo:border-bottom="0.5pt dotted #000000"/>
    </style:style>
    <style:style style:name="Táblázat14.C15" style:family="table-cell">
      <style:table-cell-properties fo:padding="0.097cm" fo:border-left="0.5pt solid #000000" fo:border-right="none" fo:border-top="none" fo:border-bottom="0.5pt dotted #000000"/>
    </style:style>
    <style:style style:name="Táblázat14.D15" style:family="table-cell">
      <style:table-cell-properties fo:padding="0.097cm" fo:border-left="none" fo:border-right="0.5pt solid #000000" fo:border-top="none" fo:border-bottom="0.5pt dotted #000000"/>
    </style:style>
    <style:style style:name="Táblázat14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5" style:family="table-cell">
      <style:table-cell-properties fo:padding="0.097cm" fo:border-left="none" fo:border-right="0.5pt solid #000000" fo:border-top="none" fo:border-bottom="0.5pt dotted #000000"/>
    </style:style>
    <style:style style:name="Táblázat14.A16" style:family="table-cell">
      <style:table-cell-properties fo:padding="0.097cm" fo:border-left="0.5pt solid #000000" fo:border-right="none" fo:border-top="none" fo:border-bottom="0.5pt dotted #000000"/>
    </style:style>
    <style:style style:name="Táblázat14.B16" style:family="table-cell">
      <style:table-cell-properties fo:padding="0.097cm" fo:border-left="none" fo:border-right="0.5pt solid #000000" fo:border-top="none" fo:border-bottom="0.5pt dotted #000000"/>
    </style:style>
    <style:style style:name="Táblázat14.C16" style:family="table-cell">
      <style:table-cell-properties fo:padding="0.097cm" fo:border-left="0.5pt solid #000000" fo:border-right="none" fo:border-top="none" fo:border-bottom="0.5pt dotted #000000"/>
    </style:style>
    <style:style style:name="Táblázat14.D16" style:family="table-cell">
      <style:table-cell-properties fo:padding="0.097cm" fo:border-left="none" fo:border-right="0.5pt solid #000000" fo:border-top="none" fo:border-bottom="0.5pt dotted #000000"/>
    </style:style>
    <style:style style:name="Táblázat14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6" style:family="table-cell">
      <style:table-cell-properties fo:padding="0.097cm" fo:border-left="none" fo:border-right="0.5pt solid #000000" fo:border-top="none" fo:border-bottom="0.5pt dotted #000000"/>
    </style:style>
    <style:style style:name="Táblázat14.A17" style:family="table-cell">
      <style:table-cell-properties fo:padding="0.097cm" fo:border-left="0.5pt solid #000000" fo:border-right="none" fo:border-top="none" fo:border-bottom="0.5pt dotted #000000"/>
    </style:style>
    <style:style style:name="Táblázat14.B17" style:family="table-cell">
      <style:table-cell-properties fo:padding="0.097cm" fo:border-left="none" fo:border-right="0.5pt solid #000000" fo:border-top="none" fo:border-bottom="0.5pt dotted #000000"/>
    </style:style>
    <style:style style:name="Táblázat14.C17" style:family="table-cell">
      <style:table-cell-properties fo:padding="0.097cm" fo:border-left="0.5pt solid #000000" fo:border-right="none" fo:border-top="none" fo:border-bottom="0.5pt dotted #000000"/>
    </style:style>
    <style:style style:name="Táblázat14.D17" style:family="table-cell">
      <style:table-cell-properties fo:padding="0.097cm" fo:border-left="none" fo:border-right="0.5pt solid #000000" fo:border-top="none" fo:border-bottom="0.5pt dotted #000000"/>
    </style:style>
    <style:style style:name="Táblázat14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7" style:family="table-cell">
      <style:table-cell-properties fo:padding="0.097cm" fo:border-left="none" fo:border-right="0.5pt solid #000000" fo:border-top="none" fo:border-bottom="0.5pt dotted #000000"/>
    </style:style>
    <style:style style:name="Táblázat14.A18" style:family="table-cell">
      <style:table-cell-properties fo:padding="0.097cm" fo:border-left="0.5pt solid #000000" fo:border-right="none" fo:border-top="none" fo:border-bottom="0.5pt solid #000000"/>
    </style:style>
    <style:style style:name="Táblázat14.B18" style:family="table-cell">
      <style:table-cell-properties fo:padding="0.097cm" fo:border-left="none" fo:border-right="0.5pt solid #000000" fo:border-top="none" fo:border-bottom="0.5pt solid #000000"/>
    </style:style>
    <style:style style:name="Táblázat14.C18" style:family="table-cell">
      <style:table-cell-properties fo:padding="0.097cm" fo:border-left="0.5pt solid #000000" fo:border-right="none" fo:border-top="none" fo:border-bottom="0.5pt solid #000000"/>
    </style:style>
    <style:style style:name="Táblázat14.D18" style:family="table-cell">
      <style:table-cell-properties fo:padding="0.097cm" fo:border-left="none" fo:border-right="0.5pt solid #000000" fo:border-top="none" fo:border-bottom="0.5pt solid #000000"/>
    </style:style>
    <style:style style:name="Táblázat14.E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4.F18" style:family="table-cell">
      <style:table-cell-properties fo:padding="0.097cm" fo:border-left="none" fo:border-right="0.5pt solid #000000" fo:border-top="none" fo:border-bottom="0.5pt solid #000000"/>
    </style:style>
    <style:style style:name="Táblázat16" style:family="table">
      <style:table-properties style:width="19.99cm" table:align="left"/>
    </style:style>
    <style:style style:name="Táblázat16.A" style:family="table-column">
      <style:table-column-properties style:column-width="2.695cm"/>
    </style:style>
    <style:style style:name="Táblázat16.B" style:family="table-column">
      <style:table-column-properties style:column-width="1.009cm"/>
    </style:style>
    <style:style style:name="Táblázat16.C" style:family="table-column">
      <style:table-column-properties style:column-width="1.092cm"/>
    </style:style>
    <style:style style:name="Táblázat16.D" style:family="table-column">
      <style:table-column-properties style:column-width="0.298cm"/>
    </style:style>
    <style:style style:name="Táblázat16.E" style:family="table-column">
      <style:table-column-properties style:column-width="7.507cm"/>
    </style:style>
    <style:style style:name="Táblázat16.F" style:family="table-column">
      <style:table-column-properties style:column-width="2.496cm"/>
    </style:style>
    <style:style style:name="Táblázat16.G" style:family="table-column">
      <style:table-column-properties style:column-width="4.893cm"/>
    </style:style>
    <style:style style:name="Táblázat16.A1" style:family="table-cell">
      <style:table-cell-properties style:vertical-align="middle" fo:padding="0cm" fo:border="none"/>
    </style:style>
    <style:style style:name="Táblázat1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6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A4" style:family="table-cell">
      <style:table-cell-properties fo:padding="0.097cm" fo:border-left="0.5pt solid #000000" fo:border-right="none" fo:border-top="none" fo:border-bottom="0.5pt dotted #000000"/>
    </style:style>
    <style:style style:name="Táblázat16.B4" style:family="table-cell">
      <style:table-cell-properties fo:padding="0.097cm" fo:border-left="none" fo:border-right="0.5pt solid #000000" fo:border-top="none" fo:border-bottom="0.5pt dotted #000000"/>
    </style:style>
    <style:style style:name="Táblázat16.C4" style:family="table-cell">
      <style:table-cell-properties fo:padding="0.097cm" fo:border-left="0.5pt solid #000000" fo:border-right="none" fo:border-top="none" fo:border-bottom="0.5pt dotted #000000"/>
    </style:style>
    <style:style style:name="Táblázat16.D4" style:family="table-cell">
      <style:table-cell-properties fo:padding="0.097cm" fo:border-left="none" fo:border-right="0.5pt solid #000000" fo:border-top="none" fo:border-bottom="0.5pt dotted #000000"/>
    </style:style>
    <style:style style:name="Táblázat16.E4" style:family="table-cell">
      <style:table-cell-properties fo:padding="0.097cm" fo:border-left="none" fo:border-right="0.5pt solid #000000" fo:border-top="none" fo:border-bottom="0.5pt dotted #000000"/>
    </style:style>
    <style:style style:name="Táblázat16.A5" style:family="table-cell">
      <style:table-cell-properties fo:padding="0.097cm" fo:border-left="0.5pt solid #000000" fo:border-right="none" fo:border-top="none" fo:border-bottom="0.5pt dotted #000000"/>
    </style:style>
    <style:style style:name="Táblázat16.B5" style:family="table-cell">
      <style:table-cell-properties fo:padding="0.097cm" fo:border-left="none" fo:border-right="0.5pt solid #000000" fo:border-top="none" fo:border-bottom="0.5pt dotted #000000"/>
    </style:style>
    <style:style style:name="Táblázat16.C5" style:family="table-cell">
      <style:table-cell-properties fo:padding="0.097cm" fo:border-left="0.5pt solid #000000" fo:border-right="none" fo:border-top="none" fo:border-bottom="0.5pt dotted #000000"/>
    </style:style>
    <style:style style:name="Táblázat16.D5" style:family="table-cell">
      <style:table-cell-properties fo:padding="0.097cm" fo:border-left="none" fo:border-right="0.5pt solid #000000" fo:border-top="none" fo:border-bottom="0.5pt dotted #000000"/>
    </style:style>
    <style:style style:name="Táblázat16.E5" style:family="table-cell">
      <style:table-cell-properties fo:padding="0.097cm" fo:border-left="none" fo:border-right="0.5pt solid #000000" fo:border-top="none" fo:border-bottom="0.5pt dotted #000000"/>
    </style:style>
    <style:style style:name="Táblázat16.A6" style:family="table-cell">
      <style:table-cell-properties fo:padding="0.097cm" fo:border-left="0.5pt solid #000000" fo:border-right="none" fo:border-top="none" fo:border-bottom="0.5pt dotted #000000"/>
    </style:style>
    <style:style style:name="Táblázat16.B6" style:family="table-cell">
      <style:table-cell-properties fo:padding="0.097cm" fo:border-left="none" fo:border-right="0.5pt solid #000000" fo:border-top="none" fo:border-bottom="0.5pt dotted #000000"/>
    </style:style>
    <style:style style:name="Táblázat16.C6" style:family="table-cell">
      <style:table-cell-properties fo:padding="0.097cm" fo:border-left="0.5pt solid #000000" fo:border-right="none" fo:border-top="none" fo:border-bottom="0.5pt dotted #000000"/>
    </style:style>
    <style:style style:name="Táblázat16.D6" style:family="table-cell">
      <style:table-cell-properties fo:padding="0.097cm" fo:border-left="none" fo:border-right="0.5pt solid #000000" fo:border-top="none" fo:border-bottom="0.5pt dotted #000000"/>
    </style:style>
    <style:style style:name="Táblázat16.E6" style:family="table-cell">
      <style:table-cell-properties fo:padding="0.097cm" fo:border-left="none" fo:border-right="0.5pt solid #000000" fo:border-top="none" fo:border-bottom="0.5pt dotted #000000"/>
    </style:style>
    <style:style style:name="Táblázat16.A7" style:family="table-cell">
      <style:table-cell-properties fo:padding="0.097cm" fo:border-left="0.5pt solid #000000" fo:border-right="none" fo:border-top="none" fo:border-bottom="0.5pt dotted #000000"/>
    </style:style>
    <style:style style:name="Táblázat16.B7" style:family="table-cell">
      <style:table-cell-properties fo:padding="0.097cm" fo:border-left="none" fo:border-right="0.5pt solid #000000" fo:border-top="none" fo:border-bottom="0.5pt dotted #000000"/>
    </style:style>
    <style:style style:name="Táblázat16.C7" style:family="table-cell">
      <style:table-cell-properties fo:padding="0.097cm" fo:border-left="0.5pt solid #000000" fo:border-right="none" fo:border-top="none" fo:border-bottom="0.5pt dotted #000000"/>
    </style:style>
    <style:style style:name="Táblázat16.D7" style:family="table-cell">
      <style:table-cell-properties fo:padding="0.097cm" fo:border-left="none" fo:border-right="0.5pt solid #000000" fo:border-top="none" fo:border-bottom="0.5pt dotted #000000"/>
    </style:style>
    <style:style style:name="Táblázat16.E7" style:family="table-cell">
      <style:table-cell-properties fo:padding="0.097cm" fo:border-left="none" fo:border-right="0.5pt solid #000000" fo:border-top="none" fo:border-bottom="0.5pt dotted #000000"/>
    </style:style>
    <style:style style:name="Táblázat16.A8" style:family="table-cell">
      <style:table-cell-properties fo:padding="0.097cm" fo:border-left="0.5pt solid #000000" fo:border-right="none" fo:border-top="none" fo:border-bottom="0.5pt solid #000000"/>
    </style:style>
    <style:style style:name="Táblázat16.B8" style:family="table-cell">
      <style:table-cell-properties fo:padding="0.097cm" fo:border-left="none" fo:border-right="0.5pt solid #000000" fo:border-top="none" fo:border-bottom="0.5pt solid #000000"/>
    </style:style>
    <style:style style:name="Táblázat16.C8" style:family="table-cell">
      <style:table-cell-properties fo:padding="0.097cm" fo:border-left="0.5pt solid #000000" fo:border-right="none" fo:border-top="none" fo:border-bottom="0.5pt solid #000000"/>
    </style:style>
    <style:style style:name="Táblázat16.D8" style:family="table-cell">
      <style:table-cell-properties fo:padding="0.097cm" fo:border-left="none" fo:border-right="0.5pt solid #000000" fo:border-top="none" fo:border-bottom="0.5pt solid #000000"/>
    </style:style>
    <style:style style:name="Táblázat16.E8" style:family="table-cell">
      <style:table-cell-properties fo:padding="0.097cm" fo:border-left="none" fo:border-right="0.5pt solid #000000" fo:border-top="none" fo:border-bottom="0.5pt solid #000000"/>
    </style:style>
    <style:style style:name="Táblázat15" style:family="table">
      <style:table-properties style:width="19.99cm" table:align="left"/>
    </style:style>
    <style:style style:name="Táblázat15.A" style:family="table-column">
      <style:table-column-properties style:column-width="3.307cm"/>
    </style:style>
    <style:style style:name="Táblázat15.B" style:family="table-column">
      <style:table-column-properties style:column-width="0.397cm"/>
    </style:style>
    <style:style style:name="Táblázat15.C" style:family="table-column">
      <style:table-column-properties style:column-width="1.092cm"/>
    </style:style>
    <style:style style:name="Táblázat15.D" style:family="table-column">
      <style:table-column-properties style:column-width="0.298cm"/>
    </style:style>
    <style:style style:name="Táblázat15.E" style:family="table-column">
      <style:table-column-properties style:column-width="7.507cm"/>
    </style:style>
    <style:style style:name="Táblázat15.F" style:family="table-column">
      <style:table-column-properties style:column-width="2.496cm"/>
    </style:style>
    <style:style style:name="Táblázat15.G" style:family="table-column">
      <style:table-column-properties style:column-width="4.893cm"/>
    </style:style>
    <style:style style:name="Táblázat15.A1" style:family="table-cell">
      <style:table-cell-properties style:vertical-align="middle" fo:padding="0cm" fo:border="none"/>
    </style:style>
    <style:style style:name="Táblázat15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5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A4" style:family="table-cell">
      <style:table-cell-properties fo:padding="0.097cm" fo:border-left="0.5pt solid #000000" fo:border-right="none" fo:border-top="none" fo:border-bottom="0.5pt dotted #000000"/>
    </style:style>
    <style:style style:name="Táblázat15.B4" style:family="table-cell">
      <style:table-cell-properties fo:padding="0.097cm" fo:border-left="none" fo:border-right="0.5pt solid #000000" fo:border-top="none" fo:border-bottom="0.5pt dotted #000000"/>
    </style:style>
    <style:style style:name="Táblázat15.C4" style:family="table-cell">
      <style:table-cell-properties fo:padding="0.097cm" fo:border-left="0.5pt solid #000000" fo:border-right="none" fo:border-top="none" fo:border-bottom="0.5pt dotted #000000"/>
    </style:style>
    <style:style style:name="Táblázat15.D4" style:family="table-cell">
      <style:table-cell-properties fo:padding="0.097cm" fo:border-left="none" fo:border-right="0.5pt solid #000000" fo:border-top="none" fo:border-bottom="0.5pt dotted #000000"/>
    </style:style>
    <style:style style:name="Táblázat15.E4" style:family="table-cell">
      <style:table-cell-properties fo:padding="0.097cm" fo:border-left="none" fo:border-right="0.5pt solid #000000" fo:border-top="none" fo:border-bottom="0.5pt dotted #000000"/>
    </style:style>
    <style:style style:name="Táblázat15.A5" style:family="table-cell">
      <style:table-cell-properties fo:padding="0.097cm" fo:border-left="0.5pt solid #000000" fo:border-right="none" fo:border-top="none" fo:border-bottom="0.5pt dotted #000000"/>
    </style:style>
    <style:style style:name="Táblázat15.B5" style:family="table-cell">
      <style:table-cell-properties fo:padding="0.097cm" fo:border-left="none" fo:border-right="0.5pt solid #000000" fo:border-top="none" fo:border-bottom="0.5pt dotted #000000"/>
    </style:style>
    <style:style style:name="Táblázat15.C5" style:family="table-cell">
      <style:table-cell-properties fo:padding="0.097cm" fo:border-left="0.5pt solid #000000" fo:border-right="none" fo:border-top="none" fo:border-bottom="0.5pt dotted #000000"/>
    </style:style>
    <style:style style:name="Táblázat15.D5" style:family="table-cell">
      <style:table-cell-properties fo:padding="0.097cm" fo:border-left="none" fo:border-right="0.5pt solid #000000" fo:border-top="none" fo:border-bottom="0.5pt dotted #000000"/>
    </style:style>
    <style:style style:name="Táblázat15.E5" style:family="table-cell">
      <style:table-cell-properties fo:padding="0.097cm" fo:border-left="none" fo:border-right="0.5pt solid #000000" fo:border-top="none" fo:border-bottom="0.5pt dotted #000000"/>
    </style:style>
    <style:style style:name="Táblázat15.A6" style:family="table-cell">
      <style:table-cell-properties fo:padding="0.097cm" fo:border-left="0.5pt solid #000000" fo:border-right="none" fo:border-top="none" fo:border-bottom="0.5pt dotted #000000"/>
    </style:style>
    <style:style style:name="Táblázat15.B6" style:family="table-cell">
      <style:table-cell-properties fo:padding="0.097cm" fo:border-left="none" fo:border-right="0.5pt solid #000000" fo:border-top="none" fo:border-bottom="0.5pt dotted #000000"/>
    </style:style>
    <style:style style:name="Táblázat15.C6" style:family="table-cell">
      <style:table-cell-properties fo:padding="0.097cm" fo:border-left="0.5pt solid #000000" fo:border-right="none" fo:border-top="none" fo:border-bottom="0.5pt dotted #000000"/>
    </style:style>
    <style:style style:name="Táblázat15.D6" style:family="table-cell">
      <style:table-cell-properties fo:padding="0.097cm" fo:border-left="none" fo:border-right="0.5pt solid #000000" fo:border-top="none" fo:border-bottom="0.5pt dotted #000000"/>
    </style:style>
    <style:style style:name="Táblázat15.E6" style:family="table-cell">
      <style:table-cell-properties fo:padding="0.097cm" fo:border-left="none" fo:border-right="0.5pt solid #000000" fo:border-top="none" fo:border-bottom="0.5pt dotted #000000"/>
    </style:style>
    <style:style style:name="Táblázat15.A7" style:family="table-cell">
      <style:table-cell-properties fo:padding="0.097cm" fo:border-left="0.5pt solid #000000" fo:border-right="none" fo:border-top="none" fo:border-bottom="0.5pt dotted #000000"/>
    </style:style>
    <style:style style:name="Táblázat15.B7" style:family="table-cell">
      <style:table-cell-properties fo:padding="0.097cm" fo:border-left="none" fo:border-right="0.5pt solid #000000" fo:border-top="none" fo:border-bottom="0.5pt dotted #000000"/>
    </style:style>
    <style:style style:name="Táblázat15.C7" style:family="table-cell">
      <style:table-cell-properties fo:padding="0.097cm" fo:border-left="0.5pt solid #000000" fo:border-right="none" fo:border-top="none" fo:border-bottom="0.5pt dotted #000000"/>
    </style:style>
    <style:style style:name="Táblázat15.D7" style:family="table-cell">
      <style:table-cell-properties fo:padding="0.097cm" fo:border-left="none" fo:border-right="0.5pt solid #000000" fo:border-top="none" fo:border-bottom="0.5pt dotted #000000"/>
    </style:style>
    <style:style style:name="Táblázat15.E7" style:family="table-cell">
      <style:table-cell-properties fo:padding="0.097cm" fo:border-left="none" fo:border-right="0.5pt solid #000000" fo:border-top="none" fo:border-bottom="0.5pt dotted #000000"/>
    </style:style>
    <style:style style:name="Táblázat15.A8" style:family="table-cell">
      <style:table-cell-properties fo:padding="0.097cm" fo:border-left="0.5pt solid #000000" fo:border-right="none" fo:border-top="none" fo:border-bottom="0.5pt dotted #000000"/>
    </style:style>
    <style:style style:name="Táblázat15.B8" style:family="table-cell">
      <style:table-cell-properties fo:padding="0.097cm" fo:border-left="none" fo:border-right="0.5pt solid #000000" fo:border-top="none" fo:border-bottom="0.5pt dotted #000000"/>
    </style:style>
    <style:style style:name="Táblázat15.C8" style:family="table-cell">
      <style:table-cell-properties fo:padding="0.097cm" fo:border-left="0.5pt solid #000000" fo:border-right="none" fo:border-top="none" fo:border-bottom="0.5pt dotted #000000"/>
    </style:style>
    <style:style style:name="Táblázat15.D8" style:family="table-cell">
      <style:table-cell-properties fo:padding="0.097cm" fo:border-left="none" fo:border-right="0.5pt solid #000000" fo:border-top="none" fo:border-bottom="0.5pt dotted #000000"/>
    </style:style>
    <style:style style:name="Táblázat15.E8" style:family="table-cell">
      <style:table-cell-properties fo:padding="0.097cm" fo:border-left="none" fo:border-right="0.5pt solid #000000" fo:border-top="none" fo:border-bottom="0.5pt dotted #000000"/>
    </style:style>
    <style:style style:name="Táblázat15.A9" style:family="table-cell">
      <style:table-cell-properties fo:padding="0.097cm" fo:border-left="0.5pt solid #000000" fo:border-right="none" fo:border-top="none" fo:border-bottom="0.5pt dotted #000000"/>
    </style:style>
    <style:style style:name="Táblázat15.B9" style:family="table-cell">
      <style:table-cell-properties fo:padding="0.097cm" fo:border-left="none" fo:border-right="0.5pt solid #000000" fo:border-top="none" fo:border-bottom="0.5pt dotted #000000"/>
    </style:style>
    <style:style style:name="Táblázat15.C9" style:family="table-cell">
      <style:table-cell-properties fo:padding="0.097cm" fo:border-left="0.5pt solid #000000" fo:border-right="none" fo:border-top="none" fo:border-bottom="0.5pt dotted #000000"/>
    </style:style>
    <style:style style:name="Táblázat15.D9" style:family="table-cell">
      <style:table-cell-properties fo:padding="0.097cm" fo:border-left="none" fo:border-right="0.5pt solid #000000" fo:border-top="none" fo:border-bottom="0.5pt dotted #000000"/>
    </style:style>
    <style:style style:name="Táblázat15.E9" style:family="table-cell">
      <style:table-cell-properties fo:padding="0.097cm" fo:border-left="none" fo:border-right="0.5pt solid #000000" fo:border-top="none" fo:border-bottom="0.5pt dotted #000000"/>
    </style:style>
    <style:style style:name="Táblázat15.A10" style:family="table-cell">
      <style:table-cell-properties fo:padding="0.097cm" fo:border-left="0.5pt solid #000000" fo:border-right="none" fo:border-top="none" fo:border-bottom="0.5pt solid #000000"/>
    </style:style>
    <style:style style:name="Táblázat15.B10" style:family="table-cell">
      <style:table-cell-properties fo:padding="0.097cm" fo:border-left="none" fo:border-right="0.5pt solid #000000" fo:border-top="none" fo:border-bottom="0.5pt solid #000000"/>
    </style:style>
    <style:style style:name="Táblázat15.C10" style:family="table-cell">
      <style:table-cell-properties fo:padding="0.097cm" fo:border-left="0.5pt solid #000000" fo:border-right="none" fo:border-top="none" fo:border-bottom="0.5pt solid #000000"/>
    </style:style>
    <style:style style:name="Táblázat15.D10" style:family="table-cell">
      <style:table-cell-properties fo:padding="0.097cm" fo:border-left="none" fo:border-right="0.5pt solid #000000" fo:border-top="none" fo:border-bottom="0.5pt solid #000000"/>
    </style:style>
    <style:style style:name="Táblázat15.E10" style:family="table-cell">
      <style:table-cell-properties fo:padding="0.097cm" fo:border-left="none" fo:border-right="0.5pt solid #000000" fo:border-top="none" fo:border-bottom="0.5pt solid #000000"/>
    </style:style>
    <style:style style:name="Táblázat17" style:family="table">
      <style:table-properties style:width="19.995cm" table:align="left"/>
    </style:style>
    <style:style style:name="Táblázat17.A" style:family="table-column">
      <style:table-column-properties style:column-width="2.695cm"/>
    </style:style>
    <style:style style:name="Táblázat17.B" style:family="table-column">
      <style:table-column-properties style:column-width="1.009cm"/>
    </style:style>
    <style:style style:name="Táblázat17.C" style:family="table-column">
      <style:table-column-properties style:column-width="0.993cm"/>
    </style:style>
    <style:style style:name="Táblázat17.D" style:family="table-column">
      <style:table-column-properties style:column-width="0.397cm"/>
    </style:style>
    <style:style style:name="Táblázat17.E" style:family="table-column">
      <style:table-column-properties style:column-width="2.397cm"/>
    </style:style>
    <style:style style:name="Táblázat17.F" style:family="table-column">
      <style:table-column-properties style:column-width="5.11cm"/>
    </style:style>
    <style:style style:name="Táblázat17.G" style:family="table-column">
      <style:table-column-properties style:column-width="2.496cm"/>
    </style:style>
    <style:style style:name="Táblázat17.H" style:family="table-column">
      <style:table-column-properties style:column-width="4.898cm"/>
    </style:style>
    <style:style style:name="Táblázat17.A1" style:family="table-cell">
      <style:table-cell-properties style:vertical-align="middle" fo:padding="0cm" fo:border="none"/>
    </style:style>
    <style:style style:name="Táblázat1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A4" style:family="table-cell">
      <style:table-cell-properties fo:padding="0.097cm" fo:border-left="0.5pt solid #000000" fo:border-right="none" fo:border-top="none" fo:border-bottom="0.5pt dotted #000000"/>
    </style:style>
    <style:style style:name="Táblázat17.B4" style:family="table-cell">
      <style:table-cell-properties fo:padding="0.097cm" fo:border-left="none" fo:border-right="0.5pt solid #000000" fo:border-top="none" fo:border-bottom="0.5pt dotted #000000"/>
    </style:style>
    <style:style style:name="Táblázat17.C4" style:family="table-cell">
      <style:table-cell-properties fo:padding="0.097cm" fo:border-left="0.5pt solid #000000" fo:border-right="none" fo:border-top="none" fo:border-bottom="0.5pt dotted #000000"/>
    </style:style>
    <style:style style:name="Táblázat17.D4" style:family="table-cell">
      <style:table-cell-properties fo:padding="0.097cm" fo:border-left="none" fo:border-right="0.5pt solid #000000" fo:border-top="none" fo:border-bottom="0.5pt dotted #000000"/>
    </style:style>
    <style:style style:name="Táblázat17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4" style:family="table-cell">
      <style:table-cell-properties fo:padding="0.097cm" fo:border-left="none" fo:border-right="0.5pt solid #000000" fo:border-top="none" fo:border-bottom="0.5pt dotted #000000"/>
    </style:style>
    <style:style style:name="Táblázat17.A5" style:family="table-cell">
      <style:table-cell-properties fo:padding="0.097cm" fo:border-left="0.5pt solid #000000" fo:border-right="none" fo:border-top="none" fo:border-bottom="0.5pt dotted #000000"/>
    </style:style>
    <style:style style:name="Táblázat17.B5" style:family="table-cell">
      <style:table-cell-properties fo:padding="0.097cm" fo:border-left="none" fo:border-right="0.5pt solid #000000" fo:border-top="none" fo:border-bottom="0.5pt dotted #000000"/>
    </style:style>
    <style:style style:name="Táblázat17.C5" style:family="table-cell">
      <style:table-cell-properties fo:padding="0.097cm" fo:border-left="0.5pt solid #000000" fo:border-right="none" fo:border-top="none" fo:border-bottom="0.5pt dotted #000000"/>
    </style:style>
    <style:style style:name="Táblázat17.D5" style:family="table-cell">
      <style:table-cell-properties fo:padding="0.097cm" fo:border-left="none" fo:border-right="0.5pt solid #000000" fo:border-top="none" fo:border-bottom="0.5pt dotted #000000"/>
    </style:style>
    <style:style style:name="Táblázat17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5" style:family="table-cell">
      <style:table-cell-properties fo:padding="0.097cm" fo:border-left="none" fo:border-right="0.5pt solid #000000" fo:border-top="none" fo:border-bottom="0.5pt dotted #000000"/>
    </style:style>
    <style:style style:name="Táblázat17.A6" style:family="table-cell">
      <style:table-cell-properties fo:padding="0.097cm" fo:border-left="0.5pt solid #000000" fo:border-right="none" fo:border-top="none" fo:border-bottom="0.5pt dotted #000000"/>
    </style:style>
    <style:style style:name="Táblázat17.B6" style:family="table-cell">
      <style:table-cell-properties fo:padding="0.097cm" fo:border-left="none" fo:border-right="0.5pt solid #000000" fo:border-top="none" fo:border-bottom="0.5pt dotted #000000"/>
    </style:style>
    <style:style style:name="Táblázat17.C6" style:family="table-cell">
      <style:table-cell-properties fo:padding="0.097cm" fo:border-left="0.5pt solid #000000" fo:border-right="none" fo:border-top="none" fo:border-bottom="0.5pt dotted #000000"/>
    </style:style>
    <style:style style:name="Táblázat17.D6" style:family="table-cell">
      <style:table-cell-properties fo:padding="0.097cm" fo:border-left="none" fo:border-right="0.5pt solid #000000" fo:border-top="none" fo:border-bottom="0.5pt dotted #000000"/>
    </style:style>
    <style:style style:name="Táblázat17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6" style:family="table-cell">
      <style:table-cell-properties fo:padding="0.097cm" fo:border-left="none" fo:border-right="0.5pt solid #000000" fo:border-top="none" fo:border-bottom="0.5pt dotted #000000"/>
    </style:style>
    <style:style style:name="Táblázat17.A7" style:family="table-cell">
      <style:table-cell-properties fo:padding="0.097cm" fo:border-left="0.5pt solid #000000" fo:border-right="none" fo:border-top="none" fo:border-bottom="0.5pt dotted #000000"/>
    </style:style>
    <style:style style:name="Táblázat17.B7" style:family="table-cell">
      <style:table-cell-properties fo:padding="0.097cm" fo:border-left="none" fo:border-right="0.5pt solid #000000" fo:border-top="none" fo:border-bottom="0.5pt dotted #000000"/>
    </style:style>
    <style:style style:name="Táblázat17.C7" style:family="table-cell">
      <style:table-cell-properties fo:padding="0.097cm" fo:border-left="0.5pt solid #000000" fo:border-right="none" fo:border-top="none" fo:border-bottom="0.5pt dotted #000000"/>
    </style:style>
    <style:style style:name="Táblázat17.D7" style:family="table-cell">
      <style:table-cell-properties fo:padding="0.097cm" fo:border-left="none" fo:border-right="0.5pt solid #000000" fo:border-top="none" fo:border-bottom="0.5pt dotted #000000"/>
    </style:style>
    <style:style style:name="Táblázat17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7" style:family="table-cell">
      <style:table-cell-properties fo:padding="0.097cm" fo:border-left="none" fo:border-right="0.5pt solid #000000" fo:border-top="none" fo:border-bottom="0.5pt dotted #000000"/>
    </style:style>
    <style:style style:name="Táblázat17.A8" style:family="table-cell">
      <style:table-cell-properties fo:padding="0.097cm" fo:border-left="0.5pt solid #000000" fo:border-right="none" fo:border-top="none" fo:border-bottom="0.5pt dotted #000000"/>
    </style:style>
    <style:style style:name="Táblázat17.B8" style:family="table-cell">
      <style:table-cell-properties fo:padding="0.097cm" fo:border-left="none" fo:border-right="0.5pt solid #000000" fo:border-top="none" fo:border-bottom="0.5pt dotted #000000"/>
    </style:style>
    <style:style style:name="Táblázat17.C8" style:family="table-cell">
      <style:table-cell-properties fo:padding="0.097cm" fo:border-left="0.5pt solid #000000" fo:border-right="none" fo:border-top="none" fo:border-bottom="0.5pt dotted #000000"/>
    </style:style>
    <style:style style:name="Táblázat17.D8" style:family="table-cell">
      <style:table-cell-properties fo:padding="0.097cm" fo:border-left="none" fo:border-right="0.5pt solid #000000" fo:border-top="none" fo:border-bottom="0.5pt dotted #000000"/>
    </style:style>
    <style:style style:name="Táblázat17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8" style:family="table-cell">
      <style:table-cell-properties fo:padding="0.097cm" fo:border-left="none" fo:border-right="0.5pt solid #000000" fo:border-top="none" fo:border-bottom="0.5pt dotted #000000"/>
    </style:style>
    <style:style style:name="Táblázat17.A9" style:family="table-cell">
      <style:table-cell-properties fo:padding="0.097cm" fo:border-left="0.5pt solid #000000" fo:border-right="none" fo:border-top="none" fo:border-bottom="0.5pt dotted #000000"/>
    </style:style>
    <style:style style:name="Táblázat17.B9" style:family="table-cell">
      <style:table-cell-properties fo:padding="0.097cm" fo:border-left="none" fo:border-right="0.5pt solid #000000" fo:border-top="none" fo:border-bottom="0.5pt dotted #000000"/>
    </style:style>
    <style:style style:name="Táblázat17.C9" style:family="table-cell">
      <style:table-cell-properties fo:padding="0.097cm" fo:border-left="0.5pt solid #000000" fo:border-right="none" fo:border-top="none" fo:border-bottom="0.5pt dotted #000000"/>
    </style:style>
    <style:style style:name="Táblázat17.D9" style:family="table-cell">
      <style:table-cell-properties fo:padding="0.097cm" fo:border-left="none" fo:border-right="0.5pt solid #000000" fo:border-top="none" fo:border-bottom="0.5pt dotted #000000"/>
    </style:style>
    <style:style style:name="Táblázat17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9" style:family="table-cell">
      <style:table-cell-properties fo:padding="0.097cm" fo:border-left="none" fo:border-right="0.5pt solid #000000" fo:border-top="none" fo:border-bottom="0.5pt dotted #000000"/>
    </style:style>
    <style:style style:name="Táblázat17.A10" style:family="table-cell">
      <style:table-cell-properties fo:padding="0.097cm" fo:border-left="0.5pt solid #000000" fo:border-right="none" fo:border-top="none" fo:border-bottom="0.5pt dotted #000000"/>
    </style:style>
    <style:style style:name="Táblázat17.B10" style:family="table-cell">
      <style:table-cell-properties fo:padding="0.097cm" fo:border-left="none" fo:border-right="0.5pt solid #000000" fo:border-top="none" fo:border-bottom="0.5pt dotted #000000"/>
    </style:style>
    <style:style style:name="Táblázat17.C10" style:family="table-cell">
      <style:table-cell-properties fo:padding="0.097cm" fo:border-left="0.5pt solid #000000" fo:border-right="none" fo:border-top="none" fo:border-bottom="0.5pt dotted #000000"/>
    </style:style>
    <style:style style:name="Táblázat17.D10" style:family="table-cell">
      <style:table-cell-properties fo:padding="0.097cm" fo:border-left="none" fo:border-right="0.5pt solid #000000" fo:border-top="none" fo:border-bottom="0.5pt dotted #000000"/>
    </style:style>
    <style:style style:name="Táblázat17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0" style:family="table-cell">
      <style:table-cell-properties fo:padding="0.097cm" fo:border-left="none" fo:border-right="0.5pt solid #000000" fo:border-top="none" fo:border-bottom="0.5pt dotted #000000"/>
    </style:style>
    <style:style style:name="Táblázat17.A11" style:family="table-cell">
      <style:table-cell-properties fo:padding="0.097cm" fo:border-left="0.5pt solid #000000" fo:border-right="none" fo:border-top="none" fo:border-bottom="0.5pt dotted #000000"/>
    </style:style>
    <style:style style:name="Táblázat17.B11" style:family="table-cell">
      <style:table-cell-properties fo:padding="0.097cm" fo:border-left="none" fo:border-right="0.5pt solid #000000" fo:border-top="none" fo:border-bottom="0.5pt dotted #000000"/>
    </style:style>
    <style:style style:name="Táblázat17.C11" style:family="table-cell">
      <style:table-cell-properties fo:padding="0.097cm" fo:border-left="0.5pt solid #000000" fo:border-right="none" fo:border-top="none" fo:border-bottom="0.5pt dotted #000000"/>
    </style:style>
    <style:style style:name="Táblázat17.D11" style:family="table-cell">
      <style:table-cell-properties fo:padding="0.097cm" fo:border-left="none" fo:border-right="0.5pt solid #000000" fo:border-top="none" fo:border-bottom="0.5pt dotted #000000"/>
    </style:style>
    <style:style style:name="Táblázat17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1" style:family="table-cell">
      <style:table-cell-properties fo:padding="0.097cm" fo:border-left="none" fo:border-right="0.5pt solid #000000" fo:border-top="none" fo:border-bottom="0.5pt dotted #000000"/>
    </style:style>
    <style:style style:name="Táblázat17.A12" style:family="table-cell">
      <style:table-cell-properties fo:padding="0.097cm" fo:border-left="0.5pt solid #000000" fo:border-right="none" fo:border-top="none" fo:border-bottom="0.5pt dotted #000000"/>
    </style:style>
    <style:style style:name="Táblázat17.B12" style:family="table-cell">
      <style:table-cell-properties fo:padding="0.097cm" fo:border-left="none" fo:border-right="0.5pt solid #000000" fo:border-top="none" fo:border-bottom="0.5pt dotted #000000"/>
    </style:style>
    <style:style style:name="Táblázat17.C12" style:family="table-cell">
      <style:table-cell-properties fo:padding="0.097cm" fo:border-left="0.5pt solid #000000" fo:border-right="none" fo:border-top="none" fo:border-bottom="0.5pt dotted #000000"/>
    </style:style>
    <style:style style:name="Táblázat17.D12" style:family="table-cell">
      <style:table-cell-properties fo:padding="0.097cm" fo:border-left="none" fo:border-right="0.5pt solid #000000" fo:border-top="none" fo:border-bottom="0.5pt dotted #000000"/>
    </style:style>
    <style:style style:name="Táblázat17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2" style:family="table-cell">
      <style:table-cell-properties fo:padding="0.097cm" fo:border-left="none" fo:border-right="0.5pt solid #000000" fo:border-top="none" fo:border-bottom="0.5pt dotted #000000"/>
    </style:style>
    <style:style style:name="Táblázat17.A13" style:family="table-cell">
      <style:table-cell-properties fo:padding="0.097cm" fo:border-left="0.5pt solid #000000" fo:border-right="none" fo:border-top="none" fo:border-bottom="0.5pt dotted #000000"/>
    </style:style>
    <style:style style:name="Táblázat17.B13" style:family="table-cell">
      <style:table-cell-properties fo:padding="0.097cm" fo:border-left="none" fo:border-right="0.5pt solid #000000" fo:border-top="none" fo:border-bottom="0.5pt dotted #000000"/>
    </style:style>
    <style:style style:name="Táblázat17.C13" style:family="table-cell">
      <style:table-cell-properties fo:padding="0.097cm" fo:border-left="0.5pt solid #000000" fo:border-right="none" fo:border-top="none" fo:border-bottom="0.5pt dotted #000000"/>
    </style:style>
    <style:style style:name="Táblázat17.D13" style:family="table-cell">
      <style:table-cell-properties fo:padding="0.097cm" fo:border-left="none" fo:border-right="0.5pt solid #000000" fo:border-top="none" fo:border-bottom="0.5pt dotted #000000"/>
    </style:style>
    <style:style style:name="Táblázat17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3" style:family="table-cell">
      <style:table-cell-properties fo:padding="0.097cm" fo:border-left="none" fo:border-right="0.5pt solid #000000" fo:border-top="none" fo:border-bottom="0.5pt dotted #000000"/>
    </style:style>
    <style:style style:name="Táblázat17.A14" style:family="table-cell">
      <style:table-cell-properties fo:padding="0.097cm" fo:border-left="0.5pt solid #000000" fo:border-right="none" fo:border-top="none" fo:border-bottom="0.5pt dotted #000000"/>
    </style:style>
    <style:style style:name="Táblázat17.B14" style:family="table-cell">
      <style:table-cell-properties fo:padding="0.097cm" fo:border-left="none" fo:border-right="0.5pt solid #000000" fo:border-top="none" fo:border-bottom="0.5pt dotted #000000"/>
    </style:style>
    <style:style style:name="Táblázat17.C14" style:family="table-cell">
      <style:table-cell-properties fo:padding="0.097cm" fo:border-left="0.5pt solid #000000" fo:border-right="none" fo:border-top="none" fo:border-bottom="0.5pt dotted #000000"/>
    </style:style>
    <style:style style:name="Táblázat17.D14" style:family="table-cell">
      <style:table-cell-properties fo:padding="0.097cm" fo:border-left="none" fo:border-right="0.5pt solid #000000" fo:border-top="none" fo:border-bottom="0.5pt dotted #000000"/>
    </style:style>
    <style:style style:name="Táblázat17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4" style:family="table-cell">
      <style:table-cell-properties fo:padding="0.097cm" fo:border-left="none" fo:border-right="0.5pt solid #000000" fo:border-top="none" fo:border-bottom="0.5pt dotted #000000"/>
    </style:style>
    <style:style style:name="Táblázat17.A15" style:family="table-cell">
      <style:table-cell-properties fo:padding="0.097cm" fo:border-left="0.5pt solid #000000" fo:border-right="none" fo:border-top="none" fo:border-bottom="0.5pt dotted #000000"/>
    </style:style>
    <style:style style:name="Táblázat17.B15" style:family="table-cell">
      <style:table-cell-properties fo:padding="0.097cm" fo:border-left="none" fo:border-right="0.5pt solid #000000" fo:border-top="none" fo:border-bottom="0.5pt dotted #000000"/>
    </style:style>
    <style:style style:name="Táblázat17.C15" style:family="table-cell">
      <style:table-cell-properties fo:padding="0.097cm" fo:border-left="0.5pt solid #000000" fo:border-right="none" fo:border-top="none" fo:border-bottom="0.5pt dotted #000000"/>
    </style:style>
    <style:style style:name="Táblázat17.D15" style:family="table-cell">
      <style:table-cell-properties fo:padding="0.097cm" fo:border-left="none" fo:border-right="0.5pt solid #000000" fo:border-top="none" fo:border-bottom="0.5pt dotted #000000"/>
    </style:style>
    <style:style style:name="Táblázat17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5" style:family="table-cell">
      <style:table-cell-properties fo:padding="0.097cm" fo:border-left="none" fo:border-right="0.5pt solid #000000" fo:border-top="none" fo:border-bottom="0.5pt dotted #000000"/>
    </style:style>
    <style:style style:name="Táblázat17.A16" style:family="table-cell">
      <style:table-cell-properties fo:padding="0.097cm" fo:border-left="0.5pt solid #000000" fo:border-right="none" fo:border-top="none" fo:border-bottom="0.5pt dotted #000000"/>
    </style:style>
    <style:style style:name="Táblázat17.B16" style:family="table-cell">
      <style:table-cell-properties fo:padding="0.097cm" fo:border-left="none" fo:border-right="0.5pt solid #000000" fo:border-top="none" fo:border-bottom="0.5pt dotted #000000"/>
    </style:style>
    <style:style style:name="Táblázat17.C16" style:family="table-cell">
      <style:table-cell-properties fo:padding="0.097cm" fo:border-left="0.5pt solid #000000" fo:border-right="none" fo:border-top="none" fo:border-bottom="0.5pt dotted #000000"/>
    </style:style>
    <style:style style:name="Táblázat17.D16" style:family="table-cell">
      <style:table-cell-properties fo:padding="0.097cm" fo:border-left="none" fo:border-right="0.5pt solid #000000" fo:border-top="none" fo:border-bottom="0.5pt dotted #000000"/>
    </style:style>
    <style:style style:name="Táblázat17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6" style:family="table-cell">
      <style:table-cell-properties fo:padding="0.097cm" fo:border-left="none" fo:border-right="0.5pt solid #000000" fo:border-top="none" fo:border-bottom="0.5pt dotted #000000"/>
    </style:style>
    <style:style style:name="Táblázat17.A17" style:family="table-cell">
      <style:table-cell-properties fo:padding="0.097cm" fo:border-left="0.5pt solid #000000" fo:border-right="none" fo:border-top="none" fo:border-bottom="0.5pt dotted #000000"/>
    </style:style>
    <style:style style:name="Táblázat17.B17" style:family="table-cell">
      <style:table-cell-properties fo:padding="0.097cm" fo:border-left="none" fo:border-right="0.5pt solid #000000" fo:border-top="none" fo:border-bottom="0.5pt dotted #000000"/>
    </style:style>
    <style:style style:name="Táblázat17.C17" style:family="table-cell">
      <style:table-cell-properties fo:padding="0.097cm" fo:border-left="0.5pt solid #000000" fo:border-right="none" fo:border-top="none" fo:border-bottom="0.5pt dotted #000000"/>
    </style:style>
    <style:style style:name="Táblázat17.D17" style:family="table-cell">
      <style:table-cell-properties fo:padding="0.097cm" fo:border-left="none" fo:border-right="0.5pt solid #000000" fo:border-top="none" fo:border-bottom="0.5pt dotted #000000"/>
    </style:style>
    <style:style style:name="Táblázat17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7" style:family="table-cell">
      <style:table-cell-properties fo:padding="0.097cm" fo:border-left="none" fo:border-right="0.5pt solid #000000" fo:border-top="none" fo:border-bottom="0.5pt dotted #000000"/>
    </style:style>
    <style:style style:name="Táblázat17.A18" style:family="table-cell">
      <style:table-cell-properties fo:padding="0.097cm" fo:border-left="0.5pt solid #000000" fo:border-right="none" fo:border-top="none" fo:border-bottom="0.5pt dotted #000000"/>
    </style:style>
    <style:style style:name="Táblázat17.B18" style:family="table-cell">
      <style:table-cell-properties fo:padding="0.097cm" fo:border-left="none" fo:border-right="0.5pt solid #000000" fo:border-top="none" fo:border-bottom="0.5pt dotted #000000"/>
    </style:style>
    <style:style style:name="Táblázat17.C18" style:family="table-cell">
      <style:table-cell-properties fo:padding="0.097cm" fo:border-left="0.5pt solid #000000" fo:border-right="none" fo:border-top="none" fo:border-bottom="0.5pt dotted #000000"/>
    </style:style>
    <style:style style:name="Táblázat17.D18" style:family="table-cell">
      <style:table-cell-properties fo:padding="0.097cm" fo:border-left="none" fo:border-right="0.5pt solid #000000" fo:border-top="none" fo:border-bottom="0.5pt dotted #000000"/>
    </style:style>
    <style:style style:name="Táblázat17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8" style:family="table-cell">
      <style:table-cell-properties fo:padding="0.097cm" fo:border-left="none" fo:border-right="0.5pt solid #000000" fo:border-top="none" fo:border-bottom="0.5pt dotted #000000"/>
    </style:style>
    <style:style style:name="Táblázat17.A19" style:family="table-cell">
      <style:table-cell-properties fo:padding="0.097cm" fo:border-left="0.5pt solid #000000" fo:border-right="none" fo:border-top="none" fo:border-bottom="0.5pt dotted #000000"/>
    </style:style>
    <style:style style:name="Táblázat17.B19" style:family="table-cell">
      <style:table-cell-properties fo:padding="0.097cm" fo:border-left="none" fo:border-right="0.5pt solid #000000" fo:border-top="none" fo:border-bottom="0.5pt dotted #000000"/>
    </style:style>
    <style:style style:name="Táblázat17.C19" style:family="table-cell">
      <style:table-cell-properties fo:padding="0.097cm" fo:border-left="0.5pt solid #000000" fo:border-right="none" fo:border-top="none" fo:border-bottom="0.5pt dotted #000000"/>
    </style:style>
    <style:style style:name="Táblázat17.D19" style:family="table-cell">
      <style:table-cell-properties fo:padding="0.097cm" fo:border-left="none" fo:border-right="0.5pt solid #000000" fo:border-top="none" fo:border-bottom="0.5pt dotted #000000"/>
    </style:style>
    <style:style style:name="Táblázat17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9" style:family="table-cell">
      <style:table-cell-properties fo:padding="0.097cm" fo:border-left="none" fo:border-right="0.5pt solid #000000" fo:border-top="none" fo:border-bottom="0.5pt dotted #000000"/>
    </style:style>
    <style:style style:name="Táblázat17.A20" style:family="table-cell">
      <style:table-cell-properties fo:padding="0.097cm" fo:border-left="0.5pt solid #000000" fo:border-right="none" fo:border-top="none" fo:border-bottom="0.5pt dotted #000000"/>
    </style:style>
    <style:style style:name="Táblázat17.B20" style:family="table-cell">
      <style:table-cell-properties fo:padding="0.097cm" fo:border-left="none" fo:border-right="0.5pt solid #000000" fo:border-top="none" fo:border-bottom="0.5pt dotted #000000"/>
    </style:style>
    <style:style style:name="Táblázat17.C20" style:family="table-cell">
      <style:table-cell-properties fo:padding="0.097cm" fo:border-left="0.5pt solid #000000" fo:border-right="none" fo:border-top="none" fo:border-bottom="0.5pt dotted #000000"/>
    </style:style>
    <style:style style:name="Táblázat17.D20" style:family="table-cell">
      <style:table-cell-properties fo:padding="0.097cm" fo:border-left="none" fo:border-right="0.5pt solid #000000" fo:border-top="none" fo:border-bottom="0.5pt dotted #000000"/>
    </style:style>
    <style:style style:name="Táblázat17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0" style:family="table-cell">
      <style:table-cell-properties fo:padding="0.097cm" fo:border-left="none" fo:border-right="0.5pt solid #000000" fo:border-top="none" fo:border-bottom="0.5pt dotted #000000"/>
    </style:style>
    <style:style style:name="Táblázat17.A21" style:family="table-cell">
      <style:table-cell-properties fo:padding="0.097cm" fo:border-left="0.5pt solid #000000" fo:border-right="none" fo:border-top="none" fo:border-bottom="0.5pt dotted #000000"/>
    </style:style>
    <style:style style:name="Táblázat17.B21" style:family="table-cell">
      <style:table-cell-properties fo:padding="0.097cm" fo:border-left="none" fo:border-right="0.5pt solid #000000" fo:border-top="none" fo:border-bottom="0.5pt dotted #000000"/>
    </style:style>
    <style:style style:name="Táblázat17.C21" style:family="table-cell">
      <style:table-cell-properties fo:padding="0.097cm" fo:border-left="0.5pt solid #000000" fo:border-right="none" fo:border-top="none" fo:border-bottom="0.5pt dotted #000000"/>
    </style:style>
    <style:style style:name="Táblázat17.D21" style:family="table-cell">
      <style:table-cell-properties fo:padding="0.097cm" fo:border-left="none" fo:border-right="0.5pt solid #000000" fo:border-top="none" fo:border-bottom="0.5pt dotted #000000"/>
    </style:style>
    <style:style style:name="Táblázat17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1" style:family="table-cell">
      <style:table-cell-properties fo:padding="0.097cm" fo:border-left="none" fo:border-right="0.5pt solid #000000" fo:border-top="none" fo:border-bottom="0.5pt dotted #000000"/>
    </style:style>
    <style:style style:name="Táblázat17.A22" style:family="table-cell">
      <style:table-cell-properties fo:padding="0.097cm" fo:border-left="0.5pt solid #000000" fo:border-right="none" fo:border-top="none" fo:border-bottom="0.5pt dotted #000000"/>
    </style:style>
    <style:style style:name="Táblázat17.B22" style:family="table-cell">
      <style:table-cell-properties fo:padding="0.097cm" fo:border-left="none" fo:border-right="0.5pt solid #000000" fo:border-top="none" fo:border-bottom="0.5pt dotted #000000"/>
    </style:style>
    <style:style style:name="Táblázat17.C22" style:family="table-cell">
      <style:table-cell-properties fo:padding="0.097cm" fo:border-left="0.5pt solid #000000" fo:border-right="none" fo:border-top="none" fo:border-bottom="0.5pt dotted #000000"/>
    </style:style>
    <style:style style:name="Táblázat17.D22" style:family="table-cell">
      <style:table-cell-properties fo:padding="0.097cm" fo:border-left="none" fo:border-right="0.5pt solid #000000" fo:border-top="none" fo:border-bottom="0.5pt dotted #000000"/>
    </style:style>
    <style:style style:name="Táblázat17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2" style:family="table-cell">
      <style:table-cell-properties fo:padding="0.097cm" fo:border-left="none" fo:border-right="0.5pt solid #000000" fo:border-top="none" fo:border-bottom="0.5pt dotted #000000"/>
    </style:style>
    <style:style style:name="Táblázat17.A23" style:family="table-cell">
      <style:table-cell-properties fo:padding="0.097cm" fo:border-left="0.5pt solid #000000" fo:border-right="none" fo:border-top="none" fo:border-bottom="0.5pt dotted #000000"/>
    </style:style>
    <style:style style:name="Táblázat17.B23" style:family="table-cell">
      <style:table-cell-properties fo:padding="0.097cm" fo:border-left="none" fo:border-right="0.5pt solid #000000" fo:border-top="none" fo:border-bottom="0.5pt dotted #000000"/>
    </style:style>
    <style:style style:name="Táblázat17.C23" style:family="table-cell">
      <style:table-cell-properties fo:padding="0.097cm" fo:border-left="0.5pt solid #000000" fo:border-right="none" fo:border-top="none" fo:border-bottom="0.5pt dotted #000000"/>
    </style:style>
    <style:style style:name="Táblázat17.D23" style:family="table-cell">
      <style:table-cell-properties fo:padding="0.097cm" fo:border-left="none" fo:border-right="0.5pt solid #000000" fo:border-top="none" fo:border-bottom="0.5pt dotted #000000"/>
    </style:style>
    <style:style style:name="Táblázat17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3" style:family="table-cell">
      <style:table-cell-properties fo:padding="0.097cm" fo:border-left="none" fo:border-right="0.5pt solid #000000" fo:border-top="none" fo:border-bottom="0.5pt dotted #000000"/>
    </style:style>
    <style:style style:name="Táblázat17.A24" style:family="table-cell">
      <style:table-cell-properties fo:padding="0.097cm" fo:border-left="0.5pt solid #000000" fo:border-right="none" fo:border-top="none" fo:border-bottom="0.5pt dotted #000000"/>
    </style:style>
    <style:style style:name="Táblázat17.B24" style:family="table-cell">
      <style:table-cell-properties fo:padding="0.097cm" fo:border-left="none" fo:border-right="0.5pt solid #000000" fo:border-top="none" fo:border-bottom="0.5pt dotted #000000"/>
    </style:style>
    <style:style style:name="Táblázat17.C24" style:family="table-cell">
      <style:table-cell-properties fo:padding="0.097cm" fo:border-left="0.5pt solid #000000" fo:border-right="none" fo:border-top="none" fo:border-bottom="0.5pt dotted #000000"/>
    </style:style>
    <style:style style:name="Táblázat17.D24" style:family="table-cell">
      <style:table-cell-properties fo:padding="0.097cm" fo:border-left="none" fo:border-right="0.5pt solid #000000" fo:border-top="none" fo:border-bottom="0.5pt dotted #000000"/>
    </style:style>
    <style:style style:name="Táblázat17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4" style:family="table-cell">
      <style:table-cell-properties fo:padding="0.097cm" fo:border-left="none" fo:border-right="0.5pt solid #000000" fo:border-top="none" fo:border-bottom="0.5pt dotted #000000"/>
    </style:style>
    <style:style style:name="Táblázat17.A25" style:family="table-cell">
      <style:table-cell-properties fo:padding="0.097cm" fo:border-left="0.5pt solid #000000" fo:border-right="none" fo:border-top="none" fo:border-bottom="0.5pt dotted #000000"/>
    </style:style>
    <style:style style:name="Táblázat17.B25" style:family="table-cell">
      <style:table-cell-properties fo:padding="0.097cm" fo:border-left="none" fo:border-right="0.5pt solid #000000" fo:border-top="none" fo:border-bottom="0.5pt dotted #000000"/>
    </style:style>
    <style:style style:name="Táblázat17.C25" style:family="table-cell">
      <style:table-cell-properties fo:padding="0.097cm" fo:border-left="0.5pt solid #000000" fo:border-right="none" fo:border-top="none" fo:border-bottom="0.5pt dotted #000000"/>
    </style:style>
    <style:style style:name="Táblázat17.D25" style:family="table-cell">
      <style:table-cell-properties fo:padding="0.097cm" fo:border-left="none" fo:border-right="0.5pt solid #000000" fo:border-top="none" fo:border-bottom="0.5pt dotted #000000"/>
    </style:style>
    <style:style style:name="Táblázat17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5" style:family="table-cell">
      <style:table-cell-properties fo:padding="0.097cm" fo:border-left="none" fo:border-right="0.5pt solid #000000" fo:border-top="none" fo:border-bottom="0.5pt dotted #000000"/>
    </style:style>
    <style:style style:name="Táblázat17.A26" style:family="table-cell">
      <style:table-cell-properties fo:padding="0.097cm" fo:border-left="0.5pt solid #000000" fo:border-right="none" fo:border-top="none" fo:border-bottom="0.5pt dotted #000000"/>
    </style:style>
    <style:style style:name="Táblázat17.B26" style:family="table-cell">
      <style:table-cell-properties fo:padding="0.097cm" fo:border-left="none" fo:border-right="0.5pt solid #000000" fo:border-top="none" fo:border-bottom="0.5pt dotted #000000"/>
    </style:style>
    <style:style style:name="Táblázat17.C26" style:family="table-cell">
      <style:table-cell-properties fo:padding="0.097cm" fo:border-left="0.5pt solid #000000" fo:border-right="none" fo:border-top="none" fo:border-bottom="0.5pt dotted #000000"/>
    </style:style>
    <style:style style:name="Táblázat17.D26" style:family="table-cell">
      <style:table-cell-properties fo:padding="0.097cm" fo:border-left="none" fo:border-right="0.5pt solid #000000" fo:border-top="none" fo:border-bottom="0.5pt dotted #000000"/>
    </style:style>
    <style:style style:name="Táblázat17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6" style:family="table-cell">
      <style:table-cell-properties fo:padding="0.097cm" fo:border-left="none" fo:border-right="0.5pt solid #000000" fo:border-top="none" fo:border-bottom="0.5pt dotted #000000"/>
    </style:style>
    <style:style style:name="Táblázat17.A27" style:family="table-cell">
      <style:table-cell-properties fo:padding="0.097cm" fo:border-left="0.5pt solid #000000" fo:border-right="none" fo:border-top="none" fo:border-bottom="0.5pt dotted #000000"/>
    </style:style>
    <style:style style:name="Táblázat17.B27" style:family="table-cell">
      <style:table-cell-properties fo:padding="0.097cm" fo:border-left="none" fo:border-right="0.5pt solid #000000" fo:border-top="none" fo:border-bottom="0.5pt dotted #000000"/>
    </style:style>
    <style:style style:name="Táblázat17.C27" style:family="table-cell">
      <style:table-cell-properties fo:padding="0.097cm" fo:border-left="0.5pt solid #000000" fo:border-right="none" fo:border-top="none" fo:border-bottom="0.5pt dotted #000000"/>
    </style:style>
    <style:style style:name="Táblázat17.D27" style:family="table-cell">
      <style:table-cell-properties fo:padding="0.097cm" fo:border-left="none" fo:border-right="0.5pt solid #000000" fo:border-top="none" fo:border-bottom="0.5pt dotted #000000"/>
    </style:style>
    <style:style style:name="Táblázat17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7" style:family="table-cell">
      <style:table-cell-properties fo:padding="0.097cm" fo:border-left="none" fo:border-right="0.5pt solid #000000" fo:border-top="none" fo:border-bottom="0.5pt dotted #000000"/>
    </style:style>
    <style:style style:name="Táblázat17.A28" style:family="table-cell">
      <style:table-cell-properties fo:padding="0.097cm" fo:border-left="0.5pt solid #000000" fo:border-right="none" fo:border-top="none" fo:border-bottom="0.5pt dotted #000000"/>
    </style:style>
    <style:style style:name="Táblázat17.B28" style:family="table-cell">
      <style:table-cell-properties fo:padding="0.097cm" fo:border-left="none" fo:border-right="0.5pt solid #000000" fo:border-top="none" fo:border-bottom="0.5pt dotted #000000"/>
    </style:style>
    <style:style style:name="Táblázat17.C28" style:family="table-cell">
      <style:table-cell-properties fo:padding="0.097cm" fo:border-left="0.5pt solid #000000" fo:border-right="none" fo:border-top="none" fo:border-bottom="0.5pt dotted #000000"/>
    </style:style>
    <style:style style:name="Táblázat17.D28" style:family="table-cell">
      <style:table-cell-properties fo:padding="0.097cm" fo:border-left="none" fo:border-right="0.5pt solid #000000" fo:border-top="none" fo:border-bottom="0.5pt dotted #000000"/>
    </style:style>
    <style:style style:name="Táblázat17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8" style:family="table-cell">
      <style:table-cell-properties fo:padding="0.097cm" fo:border-left="none" fo:border-right="0.5pt solid #000000" fo:border-top="none" fo:border-bottom="0.5pt dotted #000000"/>
    </style:style>
    <style:style style:name="Táblázat17.A29" style:family="table-cell">
      <style:table-cell-properties fo:padding="0.097cm" fo:border-left="0.5pt solid #000000" fo:border-right="none" fo:border-top="none" fo:border-bottom="0.5pt dotted #000000"/>
    </style:style>
    <style:style style:name="Táblázat17.B29" style:family="table-cell">
      <style:table-cell-properties fo:padding="0.097cm" fo:border-left="none" fo:border-right="0.5pt solid #000000" fo:border-top="none" fo:border-bottom="0.5pt dotted #000000"/>
    </style:style>
    <style:style style:name="Táblázat17.C29" style:family="table-cell">
      <style:table-cell-properties fo:padding="0.097cm" fo:border-left="0.5pt solid #000000" fo:border-right="none" fo:border-top="none" fo:border-bottom="0.5pt dotted #000000"/>
    </style:style>
    <style:style style:name="Táblázat17.D29" style:family="table-cell">
      <style:table-cell-properties fo:padding="0.097cm" fo:border-left="none" fo:border-right="0.5pt solid #000000" fo:border-top="none" fo:border-bottom="0.5pt dotted #000000"/>
    </style:style>
    <style:style style:name="Táblázat17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9" style:family="table-cell">
      <style:table-cell-properties fo:padding="0.097cm" fo:border-left="none" fo:border-right="0.5pt solid #000000" fo:border-top="none" fo:border-bottom="0.5pt dotted #000000"/>
    </style:style>
    <style:style style:name="Táblázat17.A30" style:family="table-cell">
      <style:table-cell-properties fo:padding="0.097cm" fo:border-left="0.5pt solid #000000" fo:border-right="none" fo:border-top="none" fo:border-bottom="0.5pt dotted #000000"/>
    </style:style>
    <style:style style:name="Táblázat17.B30" style:family="table-cell">
      <style:table-cell-properties fo:padding="0.097cm" fo:border-left="none" fo:border-right="0.5pt solid #000000" fo:border-top="none" fo:border-bottom="0.5pt dotted #000000"/>
    </style:style>
    <style:style style:name="Táblázat17.C30" style:family="table-cell">
      <style:table-cell-properties fo:padding="0.097cm" fo:border-left="0.5pt solid #000000" fo:border-right="none" fo:border-top="none" fo:border-bottom="0.5pt dotted #000000"/>
    </style:style>
    <style:style style:name="Táblázat17.D30" style:family="table-cell">
      <style:table-cell-properties fo:padding="0.097cm" fo:border-left="none" fo:border-right="0.5pt solid #000000" fo:border-top="none" fo:border-bottom="0.5pt dotted #000000"/>
    </style:style>
    <style:style style:name="Táblázat17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0" style:family="table-cell">
      <style:table-cell-properties fo:padding="0.097cm" fo:border-left="none" fo:border-right="0.5pt solid #000000" fo:border-top="none" fo:border-bottom="0.5pt dotted #000000"/>
    </style:style>
    <style:style style:name="Táblázat17.A31" style:family="table-cell">
      <style:table-cell-properties fo:padding="0.097cm" fo:border-left="0.5pt solid #000000" fo:border-right="none" fo:border-top="none" fo:border-bottom="0.5pt dotted #000000"/>
    </style:style>
    <style:style style:name="Táblázat17.B31" style:family="table-cell">
      <style:table-cell-properties fo:padding="0.097cm" fo:border-left="none" fo:border-right="0.5pt solid #000000" fo:border-top="none" fo:border-bottom="0.5pt dotted #000000"/>
    </style:style>
    <style:style style:name="Táblázat17.C31" style:family="table-cell">
      <style:table-cell-properties fo:padding="0.097cm" fo:border-left="0.5pt solid #000000" fo:border-right="none" fo:border-top="none" fo:border-bottom="0.5pt dotted #000000"/>
    </style:style>
    <style:style style:name="Táblázat17.D31" style:family="table-cell">
      <style:table-cell-properties fo:padding="0.097cm" fo:border-left="none" fo:border-right="0.5pt solid #000000" fo:border-top="none" fo:border-bottom="0.5pt dotted #000000"/>
    </style:style>
    <style:style style:name="Táblázat17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1" style:family="table-cell">
      <style:table-cell-properties fo:padding="0.097cm" fo:border-left="none" fo:border-right="0.5pt solid #000000" fo:border-top="none" fo:border-bottom="0.5pt dotted #000000"/>
    </style:style>
    <style:style style:name="Táblázat17.A32" style:family="table-cell">
      <style:table-cell-properties fo:padding="0.097cm" fo:border-left="0.5pt solid #000000" fo:border-right="none" fo:border-top="none" fo:border-bottom="0.5pt dotted #000000"/>
    </style:style>
    <style:style style:name="Táblázat17.B32" style:family="table-cell">
      <style:table-cell-properties fo:padding="0.097cm" fo:border-left="none" fo:border-right="0.5pt solid #000000" fo:border-top="none" fo:border-bottom="0.5pt dotted #000000"/>
    </style:style>
    <style:style style:name="Táblázat17.C32" style:family="table-cell">
      <style:table-cell-properties fo:padding="0.097cm" fo:border-left="0.5pt solid #000000" fo:border-right="none" fo:border-top="none" fo:border-bottom="0.5pt dotted #000000"/>
    </style:style>
    <style:style style:name="Táblázat17.D32" style:family="table-cell">
      <style:table-cell-properties fo:padding="0.097cm" fo:border-left="none" fo:border-right="0.5pt solid #000000" fo:border-top="none" fo:border-bottom="0.5pt dotted #000000"/>
    </style:style>
    <style:style style:name="Táblázat17.E3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2" style:family="table-cell">
      <style:table-cell-properties fo:padding="0.097cm" fo:border-left="none" fo:border-right="0.5pt solid #000000" fo:border-top="none" fo:border-bottom="0.5pt dotted #000000"/>
    </style:style>
    <style:style style:name="Táblázat17.A33" style:family="table-cell">
      <style:table-cell-properties fo:padding="0.097cm" fo:border-left="0.5pt solid #000000" fo:border-right="none" fo:border-top="none" fo:border-bottom="0.5pt dotted #000000"/>
    </style:style>
    <style:style style:name="Táblázat17.B33" style:family="table-cell">
      <style:table-cell-properties fo:padding="0.097cm" fo:border-left="none" fo:border-right="0.5pt solid #000000" fo:border-top="none" fo:border-bottom="0.5pt dotted #000000"/>
    </style:style>
    <style:style style:name="Táblázat17.C33" style:family="table-cell">
      <style:table-cell-properties fo:padding="0.097cm" fo:border-left="0.5pt solid #000000" fo:border-right="none" fo:border-top="none" fo:border-bottom="0.5pt dotted #000000"/>
    </style:style>
    <style:style style:name="Táblázat17.D33" style:family="table-cell">
      <style:table-cell-properties fo:padding="0.097cm" fo:border-left="none" fo:border-right="0.5pt solid #000000" fo:border-top="none" fo:border-bottom="0.5pt dotted #000000"/>
    </style:style>
    <style:style style:name="Táblázat17.E3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3" style:family="table-cell">
      <style:table-cell-properties fo:padding="0.097cm" fo:border-left="none" fo:border-right="0.5pt solid #000000" fo:border-top="none" fo:border-bottom="0.5pt dotted #000000"/>
    </style:style>
    <style:style style:name="Táblázat17.A34" style:family="table-cell">
      <style:table-cell-properties fo:padding="0.097cm" fo:border-left="0.5pt solid #000000" fo:border-right="none" fo:border-top="none" fo:border-bottom="0.5pt solid #000000"/>
    </style:style>
    <style:style style:name="Táblázat17.B34" style:family="table-cell">
      <style:table-cell-properties fo:padding="0.097cm" fo:border-left="none" fo:border-right="0.5pt solid #000000" fo:border-top="none" fo:border-bottom="0.5pt solid #000000"/>
    </style:style>
    <style:style style:name="Táblázat17.C34" style:family="table-cell">
      <style:table-cell-properties fo:padding="0.097cm" fo:border-left="0.5pt solid #000000" fo:border-right="none" fo:border-top="none" fo:border-bottom="0.5pt solid #000000"/>
    </style:style>
    <style:style style:name="Táblázat17.D34" style:family="table-cell">
      <style:table-cell-properties fo:padding="0.097cm" fo:border-left="none" fo:border-right="0.5pt solid #000000" fo:border-top="none" fo:border-bottom="0.5pt solid #000000"/>
    </style:style>
    <style:style style:name="Táblázat17.E3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7.F3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style:font-name="Source Code Pro Medium" fo:font-size="10pt" officeooo:rsid="000ee251" officeooo:paragraph-rsid="000ee251" style:font-size-asian="10pt" style:font-size-complex="10pt"/>
    </style:style>
    <style:style style:name="P2" style:family="paragraph" style:parent-style-name="Table_20_Contents">
      <style:text-properties style:font-name="Source Code Pro Medium" fo:font-size="10pt" officeooo:rsid="001061cb" officeooo:paragraph-rsid="001061cb" style:font-size-asian="10pt" style:font-size-complex="10pt"/>
    </style:style>
    <style:style style:name="P3" style:family="paragraph" style:parent-style-name="Table_20_Contents">
      <style:text-properties style:font-name="Source Code Pro Medium" fo:font-size="10pt" officeooo:rsid="00121912" officeooo:paragraph-rsid="00121912" style:font-size-asian="10pt" style:font-size-complex="10pt"/>
    </style:style>
    <style:style style:name="P4" style:family="paragraph" style:parent-style-name="Table_20_Contents">
      <style:text-properties style:font-name="Source Code Pro Medium" fo:font-size="10pt" officeooo:rsid="00121912" officeooo:paragraph-rsid="00220314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Source Code Pro Medium"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1976ca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1976c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 Medium" fo:font-size="6pt" officeooo:rsid="00595a68" officeooo:paragraph-rsid="00595a68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 Medium" fo:font-size="10pt" officeooo:rsid="005b0e46" officeooo:paragraph-rsid="005b0e4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19821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198215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 Medium" fo:font-size="10pt" officeooo:rsid="001b87cf" officeooo:paragraph-rsid="001da21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Source Code Pro Medium" fo:font-size="6pt" officeooo:rsid="001f2c23" officeooo:paragraph-rsid="001f2c23" style:font-size-asian="6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Source Code Pro Medium" fo:font-size="6pt" officeooo:rsid="00121912" officeooo:paragraph-rsid="00121912" style:font-size-asian="6pt" style:font-size-complex="6pt"/>
    </style:style>
    <style:style style:name="P15" style:family="paragraph" style:parent-style-name="Table_20_Contents">
      <style:text-properties fo:font-size="6pt" officeooo:paragraph-rsid="00183ba4" style:font-size-asian="6pt" style:font-size-complex="6pt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text-properties style:font-name="Source Code Pro Medium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Source Code Pro Medium" fo:font-size="10pt" officeooo:rsid="00121912" officeooo:paragraph-rsid="00121912" style:font-size-asian="10pt" style:font-size-complex="10pt"/>
    </style:style>
    <style:style style:name="P19" style:family="paragraph" style:parent-style-name="Table_20_Contents">
      <style:text-properties officeooo:paragraph-rsid="00183ba4"/>
    </style:style>
    <style:style style:name="P20" style:family="paragraph" style:parent-style-name="Table_20_Contents">
      <style:text-properties style:font-name="Source Code Pro Medium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Source Code Pro Medium" fo:font-size="10pt" officeooo:rsid="001b87cf" officeooo:paragraph-rsid="001b87cf" style:font-size-asian="10pt" style:font-size-complex="10pt"/>
    </style:style>
    <style:style style:name="P22" style:family="paragraph" style:parent-style-name="Table_20_Contents">
      <style:text-properties style:font-name="Source Code Pro Medium" fo:font-size="10pt" officeooo:rsid="001aeaf6" officeooo:paragraph-rsid="001aeaf6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Source Code Pro Medium" fo:font-size="10pt" officeooo:rsid="001da215" officeooo:paragraph-rsid="001da215" style:font-size-asian="10pt" style:font-size-complex="10pt"/>
    </style:style>
    <style:style style:name="P24" style:family="paragraph" style:parent-style-name="Table_20_Contents">
      <style:text-properties style:font-name="Source Code Pro Medium" fo:font-size="10pt" officeooo:rsid="001aeaf6" officeooo:paragraph-rsid="001b87cf" style:font-size-asian="10pt" style:font-size-complex="10pt"/>
    </style:style>
    <style:style style:name="P25" style:family="paragraph" style:parent-style-name="Table_20_Contents">
      <style:text-properties style:font-name="Source Code Pro Medium" fo:font-size="10pt" officeooo:rsid="005ce0dd" officeooo:paragraph-rsid="005b0e46" fo:background-color="transparen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 Medium" fo:font-size="10pt" officeooo:rsid="00578a42" officeooo:paragraph-rsid="00578a42" style:font-size-asian="10pt" style:font-size-complex="10pt"/>
    </style:style>
    <style:style style:name="P27" style:family="paragraph" style:parent-style-name="Table_20_Contents">
      <style:text-properties style:font-name="Source Code Pro Medium" fo:font-size="10pt" fo:background-color="transparent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Source Code Pro Medium" fo:font-size="10pt" style:text-underline-style="dash" style:text-underline-width="auto" style:text-underline-color="font-color" officeooo:rsid="001da215" officeooo:paragraph-rsid="001da215" style:font-size-asian="10pt" style:font-size-complex="10pt"/>
    </style:style>
    <style:style style:name="P29" style:family="paragraph" style:parent-style-name="Standard">
      <style:text-properties fo:background-color="transparent"/>
    </style:style>
    <style:style style:name="P30" style:family="paragraph" style:parent-style-name="Table_20_Contents">
      <style:text-properties style:font-name="Source Code Pro Medium" fo:font-size="10pt" officeooo:rsid="001aeaf6" officeooo:paragraph-rsid="001da215" style:font-size-asian="10pt" style:font-size-complex="10pt"/>
    </style:style>
    <style:style style:name="P31" style:family="paragraph" style:parent-style-name="Standard">
      <style:text-properties style:font-name="Source Code Pro Medium" fo:font-size="6pt" officeooo:rsid="000ee251" officeooo:paragraph-rsid="0013f894" style:font-size-asian="5.25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 Medium" fo:font-size="6pt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Source Code Pro Medium" fo:font-size="10pt" officeooo:rsid="0023fb7f" officeooo:paragraph-rsid="0023fb7f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Source Code Pro Medium" fo:font-size="6pt" officeooo:rsid="0023fb7f" officeooo:paragraph-rsid="0023fb7f" style:font-size-asian="6pt" style:font-size-complex="6pt"/>
    </style:style>
    <style:style style:name="P35" style:family="paragraph" style:parent-style-name="Table_20_Contents">
      <style:paragraph-properties fo:text-align="end" style:justify-single-word="false"/>
      <style:text-properties style:font-name="Source Code Pro Medium" fo:font-size="10pt" style:font-size-asian="8.75pt" style:font-size-complex="10pt"/>
    </style:style>
    <style:style style:name="P36" style:family="paragraph" style:parent-style-name="Table_20_Contents">
      <style:text-properties style:font-name="Source Code Pro Medium" fo:font-size="10pt" style:font-size-asian="8.75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Source Code Pro Medium" fo:font-size="10pt" officeooo:paragraph-rsid="001247b5" style:font-size-asian="8.75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20d09" officeooo:paragraph-rsid="04ce02f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9ef2cf" officeooo:paragraph-rsid="04ce02f5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d425d" officeooo:paragraph-rsid="04ce02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72174" officeooo:paragraph-rsid="04ce02f5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bb44" officeooo:paragraph-rsid="04ce02f5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8957cc" officeooo:paragraph-rsid="04ce02f5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953e7" officeooo:paragraph-rsid="04ce02f5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d3ed" officeooo:paragraph-rsid="04ce02f5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72d1f8" officeooo:paragraph-rsid="04dae560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Source Code Pro Medium" fo:font-size="10pt" officeooo:rsid="0024a752" officeooo:paragraph-rsid="0024a75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Source Code Pro Medium" fo:font-size="10pt" officeooo:rsid="002646e7" officeooo:paragraph-rsid="002646e7" style:font-size-asian="10pt" style:font-size-complex="10pt"/>
    </style:style>
    <style:style style:name="P49" style:family="paragraph" style:parent-style-name="Table_20_Contents">
      <style:text-properties style:font-name="Source Code Pro Medium" fo:font-size="10pt" officeooo:rsid="002646e7" officeooo:paragraph-rsid="002646e7" style:font-size-asian="8.75pt" style:font-size-complex="10pt"/>
    </style:style>
    <style:style style:name="P50" style:family="paragraph" style:parent-style-name="Table_20_Contents">
      <style:text-properties style:font-name="Source Code Pro Medium" fo:font-size="6pt" officeooo:rsid="002646e7" officeooo:paragraph-rsid="002646e7" style:font-size-asian="6pt" style:font-size-complex="6pt"/>
    </style:style>
    <style:style style:name="P51" style:family="paragraph" style:parent-style-name="Table_20_Contents">
      <style:text-properties style:font-name="Source Code Pro Medium" fo:font-size="10pt" officeooo:rsid="002646e7" officeooo:paragraph-rsid="00360a06" style:font-size-asian="10pt" style:font-size-complex="10pt"/>
    </style:style>
    <style:style style:name="P52" style:family="paragraph" style:parent-style-name="Table_20_Contents">
      <style:text-properties style:font-name="Source Code Pro Medium" fo:font-size="6pt" style:font-size-asian="5.25pt" style:font-size-complex="6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5.25pt" style:font-size-complex="6pt"/>
    </style:style>
    <style:style style:name="P56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8.75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8" style:family="paragraph" style:parent-style-name="Table_20_Contents">
      <style:paragraph-properties fo:text-align="end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60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61" style:family="paragraph" style:parent-style-name="Table_20_Contents">
      <style:text-properties style:font-name="Source Code Pro Medium" fo:font-size="2pt" style:font-size-asian="1.75pt" style:font-size-complex="2pt"/>
    </style:style>
    <style:style style:name="P62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 Medium" fo:font-size="6pt" officeooo:rsid="000ee251" style:font-size-asian="5.25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25c29" officeooo:paragraph-rsid="00325c29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 Medium" fo:font-size="6pt" style:font-size-asian="5.25pt" style:font-size-complex="6pt"/>
    </style:style>
    <style:style style:name="P65" style:family="paragraph" style:parent-style-name="Text_20_body">
      <style:text-properties style:font-name="Source Code Pro Medium" fo:font-size="6pt" officeooo:rsid="000ee251" style:font-size-asian="5.25pt" style:font-size-complex="6pt"/>
    </style:style>
    <style:style style:name="P66" style:family="paragraph" style:parent-style-name="Table_20_Contents">
      <style:text-properties style:font-name="Source Code Pro Medium" fo:font-size="10pt" officeooo:rsid="003ada5c" officeooo:paragraph-rsid="003ada5c" style:font-size-asian="10pt" style:font-size-complex="10pt"/>
    </style:style>
    <style:style style:name="P67" style:family="paragraph" style:parent-style-name="Table_20_Contents">
      <style:text-properties style:font-name="Source Code Pro Medium" fo:font-size="10pt" officeooo:rsid="003b0e97" officeooo:paragraph-rsid="003b0e97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Source Code Pro Medium1" fo:font-size="6pt" fo:font-weight="normal" officeooo:rsid="00325c29" officeooo:paragraph-rsid="003b2a7f" style:font-size-asian="5.25pt" style:font-weight-asian="normal" style:font-size-complex="6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b2a7f" officeooo:paragraph-rsid="003b2a7f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3b2a7f" style:font-size-asian="5.25pt" style:font-size-complex="6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c07d1" officeooo:paragraph-rsid="003c07d1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6pt" officeooo:paragraph-rsid="003b2a7f" style:font-size-asian="5.25pt" style:font-size-complex="6pt"/>
    </style:style>
    <style:style style:name="P73" style:family="paragraph" style:parent-style-name="Table_20_Contents">
      <style:text-properties style:font-name="Source Code Pro Medium" fo:font-size="10pt" officeooo:paragraph-rsid="003b2a7f" style:font-size-asian="10pt" style:font-size-complex="10pt"/>
    </style:style>
    <style:style style:name="P74" style:family="paragraph" style:parent-style-name="Table_20_Contents">
      <style:text-properties style:font-name="Source Code Pro Medium" fo:font-size="8pt" officeooo:rsid="003d4b4a" officeooo:paragraph-rsid="003d4b4a" style:font-size-asian="8pt" style:font-size-complex="8pt"/>
    </style:style>
    <style:style style:name="P75" style:family="paragraph" style:parent-style-name="Table_20_Contents">
      <style:text-properties style:font-name="Source Code Pro Medium" fo:font-size="8pt" officeooo:rsid="003e21f4" officeooo:paragraph-rsid="003e21f4" style:font-size-asian="8pt" style:font-size-complex="8pt"/>
    </style:style>
    <style:style style:name="P76" style:family="paragraph" style:parent-style-name="Table_20_Contents">
      <style:text-properties style:font-name="Source Code Pro Medium" fo:font-size="8pt" style:font-size-asian="8pt" style:font-size-complex="8pt"/>
    </style:style>
    <style:style style:name="P77" style:family="paragraph" style:parent-style-name="Table_20_Contents">
      <style:text-properties style:font-name="Source Code Pro Medium" fo:font-size="8pt" officeooo:rsid="00412786" officeooo:paragraph-rsid="00412786" style:font-size-asian="8pt" style:font-size-complex="8pt"/>
    </style:style>
    <style:style style:name="P78" style:family="paragraph" style:parent-style-name="Standard">
      <style:text-properties style:font-name="Source Code Pro Medium" fo:font-size="6pt" officeooo:rsid="0041fdd0" style:font-size-asian="5.25pt" style:font-size-complex="6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4946b6" style:font-size-asian="6pt" style:font-size-complex="6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4946b6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946b6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946b6" style:font-size-asian="6pt" style:font-size-complex="6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a6991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a6991" style:font-size-asian="5.25pt" style:font-size-complex="6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 Medium" fo:font-size="10pt" officeooo:rsid="004be4e0" officeooo:paragraph-rsid="004d3175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 Medium" fo:font-size="6pt" officeooo:rsid="00121912" officeooo:paragraph-rsid="004946b6" style:font-size-asian="6pt" style:font-size-complex="6pt"/>
    </style:style>
    <style:style style:name="P88" style:family="paragraph" style:parent-style-name="Table_20_Contents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946b6" style:font-size-asian="6pt" style:font-size-complex="6pt"/>
    </style:style>
    <style:style style:name="P90" style:family="paragraph" style:parent-style-name="Standard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91" style:family="paragraph" style:parent-style-name="Standard">
      <style:paragraph-properties fo:text-align="center" style:justify-single-word="false"/>
      <style:text-properties fo:font-size="6pt" officeooo:paragraph-rsid="004946b6" style:font-size-asian="5.25pt" style:font-size-complex="6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93" style:family="paragraph" style:parent-style-name="Table_20_Contents">
      <style:text-properties officeooo:paragraph-rsid="004946b6"/>
    </style:style>
    <style:style style:name="P94" style:family="paragraph" style:parent-style-name="Table_20_Contents">
      <style:text-properties style:font-name="Source Code Pro Medium" fo:font-size="10pt" officeooo:paragraph-rsid="004946b6" style:font-size-asian="10pt" style:font-size-complex="10pt"/>
    </style:style>
    <style:style style:name="P95" style:family="paragraph" style:parent-style-name="Table_20_Contents">
      <style:text-properties style:font-name="Source Code Pro Medium" fo:font-size="10pt" officeooo:rsid="001aeaf6" officeooo:paragraph-rsid="004946b6" style:font-size-asian="10pt" style:font-size-complex="10pt"/>
    </style:style>
    <style:style style:name="P96" style:family="paragraph" style:parent-style-name="Table_20_Contents">
      <style:text-properties style:font-name="Source Code Pro Medium" fo:font-size="10pt" officeooo:rsid="004be4e0" officeooo:paragraph-rsid="004be4e0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4fc4e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fc4e8" style:font-size-asian="5.25pt" style:font-size-complex="6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06fce" style:font-size-asian="8.75pt" style:font-size-complex="10pt"/>
    </style:style>
    <style:style style:name="P100" style:family="paragraph" style:parent-style-name="Table_20_Contents">
      <style:text-properties style:font-name="Source Code Pro Medium" fo:font-size="15pt" officeooo:rsid="00506fce" officeooo:paragraph-rsid="00506fce" style:font-size-asian="15pt" style:font-size-complex="15pt"/>
    </style:style>
    <style:style style:name="P101" style:family="paragraph" style:parent-style-name="Table_20_Contents">
      <style:text-properties style:font-name="Source Code Pro Medium" fo:font-size="15pt" officeooo:paragraph-rsid="004fc4e8" style:font-size-asian="15pt" style:font-size-complex="15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1a10d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1a10d" style:font-size-asian="5.25pt" style:font-size-complex="6pt"/>
    </style:style>
    <style:style style:name="P104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1a10d" style:font-size-asian="8.75pt" style:font-size-complex="10pt"/>
    </style:style>
    <style:style style:name="P105" style:family="paragraph" style:parent-style-name="Table_20_Contents">
      <style:text-properties style:font-name="Source Code Pro Medium" fo:font-size="15pt" officeooo:rsid="00506fce" officeooo:paragraph-rsid="0051a10d" style:font-size-asian="15pt" style:font-size-complex="15pt"/>
    </style:style>
    <style:style style:name="P106" style:family="paragraph" style:parent-style-name="Table_20_Contents">
      <style:text-properties style:font-name="Source Code Pro Medium" fo:font-size="15pt" officeooo:paragraph-rsid="0051a10d" style:font-size-asian="15pt" style:font-size-complex="15pt"/>
    </style:style>
    <style:style style:name="P107" style:family="paragraph" style:parent-style-name="Standard" style:master-page-name="">
      <style:paragraph-properties style:page-number="auto" fo:break-before="auto" fo:break-after="auto"/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51a10d" officeooo:paragraph-rsid="0051a10d" style:font-size-asian="10pt" style:font-weight-asian="normal" style:font-size-complex="10pt" style:font-weight-complex="normal"/>
    </style:style>
    <style:style style:name="P109" style:family="paragraph" style:parent-style-name="Standard"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3dbe6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3dbe6" style:font-size-asian="5.25pt" style:font-size-complex="6pt"/>
    </style:style>
    <style:style style:name="P112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3dbe6" style:font-size-asian="8.75pt" style:font-size-complex="10pt"/>
    </style:style>
    <style:style style:name="P113" style:family="paragraph" style:parent-style-name="Table_20_Contents">
      <style:text-properties style:font-name="Source Code Pro Medium" fo:font-size="15pt" officeooo:rsid="00506fce" officeooo:paragraph-rsid="0053dbe6" style:font-size-asian="15pt" style:font-size-complex="15pt"/>
    </style:style>
    <style:style style:name="P114" style:family="paragraph" style:parent-style-name="Table_20_Contents">
      <style:text-properties style:font-name="Source Code Pro Medium" fo:font-size="15pt" officeooo:paragraph-rsid="0053dbe6" style:font-size-asian="15pt" style:font-size-complex="15pt"/>
    </style:style>
    <style:style style:name="P115" style:family="paragraph" style:parent-style-name="Standard">
      <style:text-properties style:font-name="Source Code Pro Medium" fo:font-size="6pt" fo:font-weight="bold" officeooo:rsid="0041fdd0" officeooo:paragraph-rsid="0053dbe6" style:font-size-asian="5.25pt" style:font-weight-asian="bold" style:font-size-complex="6pt" style:font-weight-complex="bold"/>
    </style:style>
    <style:style style:name="T1" style:family="text">
      <style:text-properties fo:font-family="Webdings" style:font-family-generic="roman" style:font-pitch="variable" style:font-charset="x-symbol" fo:font-size="12pt" officeooo:rsid="00220314" style:font-size-asian="12pt" style:font-size-complex="12pt"/>
    </style:style>
    <style:style style:name="T2" style:family="text">
      <style:text-properties fo:font-variant="normal" fo:text-transform="none" fo:color="#001d35" loext:opacity="100%" style:font-name="Source Code Pro Medium" fo:font-size="10pt" fo:letter-spacing="normal" style:font-size-asian="10pt" style:font-size-complex="10pt"/>
    </style:style>
    <style:style style:name="T3" style:family="text">
      <style:text-properties officeooo:rsid="0056ce11"/>
    </style:style>
    <style:style style:name="T4" style:family="text">
      <style:text-properties officeooo:rsid="0497b072"/>
    </style:style>
    <style:style style:name="T5" style:family="text">
      <style:text-properties officeooo:rsid="04c4ebdb"/>
    </style:style>
    <style:style style:name="T6" style:family="text">
      <style:text-properties officeooo:rsid="003e21f4"/>
    </style:style>
    <style:style style:name="T7" style:family="text">
      <style:text-properties officeooo:rsid="003f4770"/>
    </style:style>
    <style:style style:name="T8" style:family="text">
      <style:text-properties officeooo:rsid="00412786"/>
    </style:style>
    <style:style style:name="T9" style:family="text">
      <style:text-properties officeooo:rsid="004d3175"/>
    </style:style>
    <style:style style:name="T10" style:family="text">
      <style:text-properties officeooo:rsid="00506fce"/>
    </style:style>
    <style:style style:name="T11" style:family="text">
      <style:text-properties officeooo:rsid="0051a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2">Total XP</text:p>
          </table:table-cell>
          <table:table-cell table:style-name="Táblázat1.C1" office:value-type="string">
            <text:p text:style-name="P3">Alignment</text:p>
          </table:table-cell>
        </table:table-row>
        <table:table-row table:style-name="Táblázat1.2">
          <table:table-cell table:style-name="Táblázat1.A2" office:value-type="string">
            <text:p text:style-name="P2">Player Name</text:p>
          </table:table-cell>
          <table:table-cell table:style-name="Táblázat1.A2" office:value-type="string">
            <text:p text:style-name="P2">Unspent XP</text:p>
          </table:table-cell>
          <table:table-cell table:style-name="Táblázat1.C2" office:value-type="string">
            <text:p text:style-name="P4">Fate <text:span text:style-name="T1">c c c</text:span></text:p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column table:style-name="Táblázat2.I"/>
        <table:table-column table:style-name="Táblázat2.J"/>
        <table:table-column table:style-name="Táblázat2.K"/>
        <table:table-column table:style-name="Táblázat2.L"/>
        <table:table-column table:style-name="Táblázat2.I"/>
        <table:table-column table:style-name="Táblázat2.N"/>
        <table:table-row table:style-name="Táblázat2.1"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7">Base</text:p>
          </table:table-cell>
          <table:table-cell table:style-name="Táblázat2.A1" office:value-type="string">
            <text:p text:style-name="P6"/>
          </table:table-cell>
          <table:table-cell table:style-name="Táblázat2.A1" office:value-type="string">
            <text:p text:style-name="P8"/>
          </table:table-cell>
          <table:table-cell table:style-name="Táblázat2.B1" table:number-rows-spanned="2" office:value-type="string">
            <text:p text:style-name="P9">Save</text:p>
          </table:table-cell>
          <table:table-cell table:style-name="Táblázat2.A1" office:value-type="string">
            <text:p text:style-name="P6"/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10">^(1/3)</text:p>
          </table:table-cell>
          <table:table-cell table:style-name="Táblázat2.A1" office:value-type="string">
            <text:p text:style-name="P11"/>
          </table:table-cell>
          <table:table-cell table:style-name="Táblázat2.B1" table:number-rows-spanned="2" office:value-type="string">
            <text:p text:style-name="P12">Current</text:p>
          </table:table-cell>
          <table:table-cell table:style-name="Táblázat2.A1" office:value-type="string">
            <text:p text:style-name="P11"/>
          </table:table-cell>
          <table:table-cell table:style-name="Táblázat2.B1" table:number-rows-spanned="2" office:value-type="string">
            <text:p text:style-name="P12">Maximum</text:p>
          </table:table-cell>
          <table:table-cell table:style-name="Táblázat2.A1" table:number-columns-spanned="2" office:value-type="string">
            <text:p text:style-name="P13"/>
          </table:table-cell>
          <table:covered-table-cell/>
        </table:table-row>
        <table:table-row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table-cell table:style-name="Táblázat2.B1" office:value-type="string">
            <text:p text:style-name="P16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table-cell table:style-name="Táblázat2.B1" office:value-type="string">
            <text:p text:style-name="P15"/>
          </table:table-cell>
          <table:covered-table-cell table:style-name="Táblázat2.B1"/>
          <table:table-cell table:style-name="Táblázat2.B1" office:value-type="string">
            <text:p text:style-name="P17"/>
          </table:table-cell>
          <table:covered-table-cell table:style-name="Táblázat2.B1"/>
          <table:table-cell table:style-name="Táblázat2.B1" office:value-type="string">
            <text:p text:style-name="P17"/>
          </table:table-cell>
          <table:covered-table-cell table:style-name="Táblázat2.B1"/>
          <table:table-cell table:style-name="Táblázat2.B1" table:number-columns-spanned="2" office:value-type="string">
            <text:p text:style-name="P17"/>
          </table:table-cell>
          <table:covered-table-cell/>
        </table:table-row>
        <table:table-row table:style-name="Táblázat2.3">
          <table:table-cell table:style-name="Táblázat2.A3" office:value-type="string">
            <text:p text:style-name="P18">STR</text:p>
          </table:table-cell>
          <table:table-cell table:style-name="Táblázat2.B3" table:number-columns-spanned="2" office:value-type="string">
            <text:p text:style-name="P19"><text:span text:style-name="T2"/></text:p>
          </table:table-cell>
          <table:covered-table-cell/>
          <table:table-cell table:style-name="Táblázat2.D3" table:number-columns-spanned="3" office:value-type="string">
            <text:p text:style-name="P19"><text:span text:style-name="T2"/></text:p>
          </table:table-cell>
          <table:covered-table-cell/>
          <table:covered-table-cell/>
          <table:table-cell table:style-name="Táblázat2.G3" table:number-columns-spanned="2" office:value-type="string">
            <text:p text:style-name="P20"/>
          </table:table-cell>
          <table:covered-table-cell/>
          <table:table-cell table:style-name="Táblázat2.A3" office:value-type="string">
            <text:p text:style-name="P21">HP</text:p>
          </table:table-cell>
          <table:table-cell table:style-name="Táblázat2.G3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3">MS</text:p>
          </table:table-cell>
          <table:table-cell table:style-name="Táblázat2.G3" office:value-type="string">
            <text:p text:style-name="P22"/>
          </table:table-cell>
        </table:table-row>
        <table:table-row table:style-name="Táblázat2.3">
          <table:table-cell table:style-name="Táblázat2.A3" office:value-type="string">
            <text:p text:style-name="P18">AGI</text:p>
          </table:table-cell>
          <table:table-cell table:style-name="Táblázat2.B4" table:number-columns-spanned="2" office:value-type="string">
            <text:p text:style-name="P20"/>
          </table:table-cell>
          <table:covered-table-cell/>
          <table:table-cell table:style-name="Táblázat2.D4" table:number-columns-spanned="3" office:value-type="string">
            <text:p text:style-name="P20"/>
          </table:table-cell>
          <table:covered-table-cell/>
          <table:covered-table-cell/>
          <table:table-cell table:style-name="Táblázat2.G4" table:number-columns-spanned="2" office:value-type="string">
            <text:p text:style-name="P20"/>
          </table:table-cell>
          <table:covered-table-cell/>
          <table:table-cell table:style-name="Táblázat2.A3" office:value-type="string">
            <text:p text:style-name="P21">HD</text:p>
          </table:table-cell>
          <table:table-cell table:style-name="Táblázat2.G4" table:number-columns-spanned="3" office:value-type="string">
            <text:p text:style-name="P24"><text:s text:c="17"/>/</text:p>
          </table:table-cell>
          <table:covered-table-cell/>
          <table:covered-table-cell/>
          <table:table-cell table:style-name="Táblázat2.A3" office:value-type="string">
            <text:p text:style-name="P23">INIT</text:p>
          </table:table-cell>
          <table:table-cell table:style-name="Táblázat2.G4" office:value-type="string">
            <text:p text:style-name="P24"/>
          </table:table-cell>
        </table:table-row>
        <table:table-row table:style-name="Táblázat2.3">
          <table:table-cell table:style-name="Táblázat2.A3" office:value-type="string">
            <text:p text:style-name="P18">VIT</text:p>
          </table:table-cell>
          <table:table-cell table:style-name="Táblázat2.B4" table:number-columns-spanned="2" office:value-type="string">
            <text:p text:style-name="P20"/>
          </table:table-cell>
          <table:covered-table-cell/>
          <table:table-cell table:style-name="Táblázat2.D4" table:number-columns-spanned="3" office:value-type="string">
            <text:p text:style-name="P20"/>
          </table:table-cell>
          <table:covered-table-cell/>
          <table:covered-table-cell/>
          <table:table-cell table:style-name="Táblázat2.G5" table:number-columns-spanned="2" office:value-type="string">
            <text:p text:style-name="P25"/>
          </table:table-cell>
          <table:covered-table-cell/>
          <table:table-cell table:style-name="Táblázat2.A3" office:value-type="string">
            <text:p text:style-name="P21">GRIT</text:p>
          </table:table-cell>
          <table:table-cell table:style-name="Táblázat2.G4" table:number-columns-spanned="3" office:value-type="string">
            <text:p text:style-name="P24"><text:s text:c="17"/>/</text:p>
          </table:table-cell>
          <table:covered-table-cell/>
          <table:covered-table-cell/>
          <table:table-cell table:style-name="Táblázat2.A3" office:value-type="string">
            <text:p text:style-name="P26">BUFFER</text:p>
          </table:table-cell>
          <table:table-cell table:style-name="Táblázat2.G4" office:value-type="string">
            <text:p text:style-name="P24"/>
          </table:table-cell>
        </table:table-row>
        <table:table-row table:style-name="Táblázat2.3">
          <table:table-cell table:style-name="Táblázat2.A3" office:value-type="string">
            <text:p text:style-name="P18">INT</text:p>
          </table:table-cell>
          <table:table-cell table:style-name="Táblázat2.B6" table:number-columns-spanned="2" office:value-type="string">
            <text:p text:style-name="P20"/>
          </table:table-cell>
          <table:covered-table-cell/>
          <table:table-cell table:style-name="Táblázat2.D6" table:number-columns-spanned="3" office:value-type="string">
            <text:p text:style-name="P20"/>
          </table:table-cell>
          <table:covered-table-cell/>
          <table:covered-table-cell/>
          <table:table-cell table:style-name="Táblázat2.G5" table:number-columns-spanned="2" office:value-type="string">
            <text:p text:style-name="P27"/>
          </table:table-cell>
          <table:covered-table-cell/>
          <table:table-cell table:style-name="Táblázat2.A3" office:value-type="string">
            <text:p text:style-name="P21">SP</text:p>
          </table:table-cell>
          <table:table-cell table:style-name="Táblázat2.G4" table:number-columns-spanned="3" office:value-type="string">
            <text:p text:style-name="P24"><text:s text:c="17"/>/</text:p>
          </table:table-cell>
          <table:covered-table-cell/>
          <table:covered-table-cell/>
          <table:table-cell table:style-name="Táblázat2.A3" office:value-type="string">
            <text:p text:style-name="P23">Armor</text:p>
          </table:table-cell>
          <table:table-cell table:style-name="Táblázat2.G4" office:value-type="string">
            <text:p text:style-name="P24"/>
          </table:table-cell>
        </table:table-row>
        <table:table-row table:style-name="Táblázat2.3">
          <table:table-cell table:style-name="Táblázat2.A7" office:value-type="string">
            <text:p text:style-name="P18">WILL</text:p>
          </table:table-cell>
          <table:table-cell table:style-name="Táblázat2.B7" table:number-columns-spanned="2" office:value-type="string">
            <text:p text:style-name="P20"/>
          </table:table-cell>
          <table:covered-table-cell/>
          <table:table-cell table:style-name="Táblázat2.D7" table:number-columns-spanned="3" office:value-type="string">
            <text:p text:style-name="P20"/>
          </table:table-cell>
          <table:covered-table-cell/>
          <table:covered-table-cell/>
          <table:table-cell table:style-name="Táblázat2.G5" table:number-columns-spanned="2" office:value-type="string">
            <text:p text:style-name="P27"/>
          </table:table-cell>
          <table:covered-table-cell/>
          <table:table-cell table:style-name="Táblázat2.I7" office:value-type="string">
            <text:p text:style-name="P21">REST-HP</text:p>
          </table:table-cell>
          <table:table-cell table:style-name="Táblázat2.J7" table:number-columns-spanned="3" office:value-type="string">
            <text:p text:style-name="P24"><text:s text:c="17"/>/</text:p>
          </table:table-cell>
          <table:covered-table-cell/>
          <table:covered-table-cell/>
          <table:table-cell table:style-name="Táblázat2.M7" office:value-type="string">
            <text:p text:style-name="P28"/>
          </table:table-cell>
          <table:table-cell table:style-name="Táblázat2.N7" office:value-type="string">
            <text:p text:style-name="P24"/>
          </table:table-cell>
        </table:table-row>
        <table:table-row table:style-name="Táblázat2.3">
          <table:table-cell table:style-name="Táblázat2.A7" office:value-type="string">
            <text:p text:style-name="P18">EGO</text:p>
          </table:table-cell>
          <table:table-cell table:style-name="Táblázat2.B8" table:number-columns-spanned="2" office:value-type="string">
            <text:p text:style-name="Standard"/>
          </table:table-cell>
          <table:covered-table-cell/>
          <table:table-cell table:style-name="Táblázat2.D8" table:number-columns-spanned="3" office:value-type="string">
            <text:p text:style-name="Standard"/>
          </table:table-cell>
          <table:covered-table-cell/>
          <table:covered-table-cell/>
          <table:table-cell table:style-name="Táblázat2.G5" table:number-columns-spanned="2" office:value-type="string">
            <text:p text:style-name="P29"/>
          </table:table-cell>
          <table:covered-table-cell/>
          <table:table-cell table:style-name="Táblázat2.I7" office:value-type="string">
            <text:p text:style-name="P26">PROXY</text:p>
          </table:table-cell>
          <table:table-cell table:style-name="Táblázat2.J7" table:number-columns-spanned="3" office:value-type="string">
            <text:p text:style-name="P30"><text:s text:c="17"/>/</text:p>
          </table:table-cell>
          <table:covered-table-cell/>
          <table:covered-table-cell/>
          <table:table-cell table:style-name="Táblázat2.M7" office:value-type="string">
            <text:p text:style-name="P28"/>
          </table:table-cell>
          <table:table-cell table:style-name="Táblázat2.N7" office:value-type="string">
            <text:p text:style-name="Standard"/>
          </table:table-cell>
        </table:table-row>
      </table:table>
      <text:p text:style-name="P31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table:number-rows-spanned="2" office:value-type="string">
            <table:table table:name="Táblázat5" table:style-name="Táblázat5">
              <table:table-column table:style-name="Táblázat5.A"/>
              <table:table-column table:style-name="Táblázat5.B"/>
              <table:table-column table:style-name="Táblázat5.C"/>
              <table:table-column table:style-name="Táblázat5.D"/>
              <table:table-column table:style-name="Táblázat5.E"/>
              <table:table-column table:style-name="Táblázat5.F"/>
              <table:table-row>
                <table:table-cell table:style-name="Táblázat5.A1" office:value-type="string">
                  <text:p text:style-name="P32"/>
                </table:table-cell>
                <table:table-cell table:style-name="Táblázat5.B1" table:number-rows-spanned="2" office:value-type="string">
                  <text:p text:style-name="P33">Base</text:p>
                </table:table-cell>
                <table:table-cell table:style-name="Táblázat5.A1" office:value-type="string">
                  <text:p text:style-name="P32"/>
                </table:table-cell>
                <table:table-cell table:style-name="Táblázat5.A1" office:value-type="string">
                  <text:p text:style-name="P32"/>
                </table:table-cell>
                <table:table-cell table:style-name="Táblázat5.B1" table:number-rows-spanned="2" office:value-type="string">
                  <text:p text:style-name="P33">Modifier</text:p>
                </table:table-cell>
                <table:table-cell table:style-name="Táblázat5.A1" office:value-type="string">
                  <text:p text:style-name="P32"/>
                </table:table-cell>
              </table:table-row>
              <table:table-row>
                <table:table-cell table:style-name="Táblázat5.B1" office:value-type="string">
                  <text:p text:style-name="P32"/>
                </table:table-cell>
                <table:covered-table-cell table:style-name="Táblázat5.B1"/>
                <table:table-cell table:style-name="Táblázat5.B1" office:value-type="string">
                  <text:p text:style-name="P32"/>
                </table:table-cell>
                <table:table-cell table:style-name="Táblázat5.B1" office:value-type="string">
                  <text:p text:style-name="P32"/>
                </table:table-cell>
                <table:covered-table-cell table:style-name="Táblázat5.B1"/>
                <table:table-cell table:style-name="Táblázat5.B1" office:value-type="string">
                  <text:p text:style-name="P34"/>
                </table:table-cell>
              </table:table-row>
              <table:table-row>
                <table:table-cell table:style-name="Táblázat5.A3" office:value-type="string">
                  <text:p text:style-name="P35">Athletics</text:p>
                </table:table-cell>
                <table:table-cell table:style-name="Táblázat5.B3" table:number-columns-spanned="2" office:value-type="string">
                  <text:p text:style-name="P36"/>
                </table:table-cell>
                <table:covered-table-cell/>
                <table:table-cell table:style-name="Táblázat5.D3" table:number-columns-spanned="2" office:value-type="string">
                  <text:p text:style-name="P36"/>
                </table:table-cell>
                <table:covered-table-cell/>
                <table:table-cell table:style-name="Táblázat5.F3" office:value-type="string">
                  <text:p text:style-name="P36"/>
                </table:table-cell>
              </table:table-row>
              <table:table-row>
                <table:table-cell table:style-name="Táblázat5.A4" office:value-type="string">
                  <text:p text:style-name="P35">Acrobatics</text:p>
                </table:table-cell>
                <table:table-cell table:style-name="Táblázat5.B4" table:number-columns-spanned="2" office:value-type="string">
                  <text:p text:style-name="P36"/>
                </table:table-cell>
                <table:covered-table-cell/>
                <table:table-cell table:style-name="Táblázat5.D4" table:number-columns-spanned="2" office:value-type="string">
                  <text:p text:style-name="P36"/>
                </table:table-cell>
                <table:covered-table-cell/>
                <table:table-cell table:style-name="Táblázat5.F4" office:value-type="string">
                  <text:p text:style-name="P36"/>
                </table:table-cell>
              </table:table-row>
              <table:table-row>
                <table:table-cell table:style-name="Táblázat5.A5" office:value-type="string">
                  <text:p text:style-name="P35">S<text:span text:style-name="T3">light</text:span></text:p>
                </table:table-cell>
                <table:table-cell table:style-name="Táblázat5.B5" table:number-columns-spanned="2" office:value-type="string">
                  <text:p text:style-name="P36"/>
                </table:table-cell>
                <table:covered-table-cell/>
                <table:table-cell table:style-name="Táblázat5.D5" table:number-columns-spanned="2" office:value-type="string">
                  <text:p text:style-name="P36"/>
                </table:table-cell>
                <table:covered-table-cell/>
                <table:table-cell table:style-name="Táblázat5.F5" office:value-type="string">
                  <text:p text:style-name="P36"/>
                </table:table-cell>
              </table:table-row>
              <table:table-row>
                <table:table-cell table:style-name="Táblázat5.A6" office:value-type="string">
                  <text:p text:style-name="P37">Arcana</text:p>
                </table:table-cell>
                <table:table-cell table:style-name="Táblázat5.B6" table:number-columns-spanned="2" office:value-type="string">
                  <text:p text:style-name="P36"/>
                </table:table-cell>
                <table:covered-table-cell/>
                <table:table-cell table:style-name="Táblázat5.D6" table:number-columns-spanned="2" office:value-type="string">
                  <text:p text:style-name="P36"/>
                </table:table-cell>
                <table:covered-table-cell/>
                <table:table-cell table:style-name="Táblázat5.F6" office:value-type="string">
                  <text:p text:style-name="P36"/>
                </table:table-cell>
              </table:table-row>
              <table:table-row>
                <table:table-cell table:style-name="Táblázat5.A7" office:value-type="string">
                  <text:p text:style-name="P37">Science</text:p>
                </table:table-cell>
                <table:table-cell table:style-name="Táblázat5.B7" table:number-columns-spanned="2" office:value-type="string">
                  <text:p text:style-name="P36"/>
                </table:table-cell>
                <table:covered-table-cell/>
                <table:table-cell table:style-name="Táblázat5.D7" table:number-columns-spanned="2" office:value-type="string">
                  <text:p text:style-name="P36"/>
                </table:table-cell>
                <table:covered-table-cell/>
                <table:table-cell table:style-name="Táblázat5.F7" office:value-type="string">
                  <text:p text:style-name="P36"/>
                </table:table-cell>
              </table:table-row>
              <table:table-row>
                <table:table-cell table:style-name="Táblázat5.A8" office:value-type="string">
                  <text:p text:style-name="P37">Lore</text:p>
                </table:table-cell>
                <table:table-cell table:style-name="Táblázat5.B8" table:number-columns-spanned="2" office:value-type="string">
                  <text:p text:style-name="P36"/>
                </table:table-cell>
                <table:covered-table-cell/>
                <table:table-cell table:style-name="Táblázat5.D8" table:number-columns-spanned="2" office:value-type="string">
                  <text:p text:style-name="P36"/>
                </table:table-cell>
                <table:covered-table-cell/>
                <table:table-cell table:style-name="Táblázat5.F8" office:value-type="string">
                  <text:p text:style-name="P36"/>
                </table:table-cell>
              </table:table-row>
              <table:table-row>
                <table:table-cell table:style-name="Táblázat5.A9" office:value-type="string">
                  <text:p text:style-name="P37">Perception</text:p>
                </table:table-cell>
                <table:table-cell table:style-name="Táblázat5.B9" table:number-columns-spanned="2" office:value-type="string">
                  <text:p text:style-name="P36"/>
                </table:table-cell>
                <table:covered-table-cell/>
                <table:table-cell table:style-name="Táblázat5.D9" table:number-columns-spanned="2" office:value-type="string">
                  <text:p text:style-name="P36"/>
                </table:table-cell>
                <table:covered-table-cell/>
                <table:table-cell table:style-name="Táblázat5.F9" office:value-type="string">
                  <text:p text:style-name="P36"/>
                </table:table-cell>
              </table:table-row>
              <table:table-row>
                <table:table-cell table:style-name="Táblázat5.A10" office:value-type="string">
                  <text:p text:style-name="P37">Intuition</text:p>
                </table:table-cell>
                <table:table-cell table:style-name="Táblázat5.B10" table:number-columns-spanned="2" office:value-type="string">
                  <text:p text:style-name="P36"/>
                </table:table-cell>
                <table:covered-table-cell/>
                <table:table-cell table:style-name="Táblázat5.D10" table:number-columns-spanned="2" office:value-type="string">
                  <text:p text:style-name="P36"/>
                </table:table-cell>
                <table:covered-table-cell/>
                <table:table-cell table:style-name="Táblázat5.F10" office:value-type="string">
                  <text:p text:style-name="P36"/>
                </table:table-cell>
              </table:table-row>
              <table:table-row>
                <table:table-cell table:style-name="Táblázat5.A11" office:value-type="string">
                  <text:p text:style-name="P37">Performance</text:p>
                </table:table-cell>
                <table:table-cell table:style-name="Táblázat5.B11" table:number-columns-spanned="2" office:value-type="string">
                  <text:p text:style-name="P36"/>
                </table:table-cell>
                <table:covered-table-cell/>
                <table:table-cell table:style-name="Táblázat5.D11" table:number-columns-spanned="2" office:value-type="string">
                  <text:p text:style-name="P36"/>
                </table:table-cell>
                <table:covered-table-cell/>
                <table:table-cell table:style-name="Táblázat5.F11" office:value-type="string">
                  <text:p text:style-name="P36"/>
                </table:table-cell>
              </table:table-row>
              <table:table-row>
                <table:table-cell table:style-name="Táblázat5.A12" office:value-type="string">
                  <text:p text:style-name="P37"/>
                </table:table-cell>
                <table:table-cell table:style-name="Táblázat5.B12" table:number-columns-spanned="2" office:value-type="string">
                  <text:p text:style-name="P36"/>
                </table:table-cell>
                <table:covered-table-cell/>
                <table:table-cell table:style-name="Táblázat5.D12" table:number-columns-spanned="2" office:value-type="string">
                  <text:p text:style-name="P36"/>
                </table:table-cell>
                <table:covered-table-cell/>
                <table:table-cell table:style-name="Táblázat5.F12" office:value-type="string">
                  <text:p text:style-name="P36"/>
                </table:table-cell>
              </table:table-row>
              <table:table-row>
                <table:table-cell table:style-name="Táblázat5.A13" office:value-type="string">
                  <text:p text:style-name="P38"><text:span text:style-name="T4">Melee </text:span>Weapon</text:p>
                </table:table-cell>
                <table:table-cell table:style-name="Táblázat5.B13" table:number-columns-spanned="2" office:value-type="string">
                  <text:p text:style-name="P36"/>
                </table:table-cell>
                <table:covered-table-cell/>
                <table:table-cell table:style-name="Táblázat5.D13" table:number-columns-spanned="2" office:value-type="string">
                  <text:p text:style-name="P36"/>
                </table:table-cell>
                <table:covered-table-cell/>
                <table:table-cell table:style-name="Táblázat5.F13" office:value-type="string">
                  <text:p text:style-name="P36"/>
                </table:table-cell>
              </table:table-row>
              <table:table-row>
                <table:table-cell table:style-name="Táblázat5.A14" office:value-type="string">
                  <text:p text:style-name="P39">Ballistic</text:p>
                </table:table-cell>
                <table:table-cell table:style-name="Táblázat5.B14" table:number-columns-spanned="2" office:value-type="string">
                  <text:p text:style-name="P36"/>
                </table:table-cell>
                <table:covered-table-cell/>
                <table:table-cell table:style-name="Táblázat5.D14" table:number-columns-spanned="2" office:value-type="string">
                  <text:p text:style-name="P36"/>
                </table:table-cell>
                <table:covered-table-cell/>
                <table:table-cell table:style-name="Táblázat5.F14" office:value-type="string">
                  <text:p text:style-name="P36"/>
                </table:table-cell>
              </table:table-row>
              <table:table-row>
                <table:table-cell table:style-name="Táblázat5.A15" office:value-type="string">
                  <text:p text:style-name="P40">Martial Art<text:span text:style-name="T5">s</text:span></text:p>
                </table:table-cell>
                <table:table-cell table:style-name="Táblázat5.B15" table:number-columns-spanned="2" office:value-type="string">
                  <text:p text:style-name="P36"/>
                </table:table-cell>
                <table:covered-table-cell/>
                <table:table-cell table:style-name="Táblázat5.D15" table:number-columns-spanned="2" office:value-type="string">
                  <text:p text:style-name="P36"/>
                </table:table-cell>
                <table:covered-table-cell/>
                <table:table-cell table:style-name="Táblázat5.F15" office:value-type="string">
                  <text:p text:style-name="P36"/>
                </table:table-cell>
              </table:table-row>
              <table:table-row>
                <table:table-cell table:style-name="Táblázat5.A16" office:value-type="string">
                  <text:p text:style-name="P37"/>
                </table:table-cell>
                <table:table-cell table:style-name="Táblázat5.B16" table:number-columns-spanned="2" office:value-type="string">
                  <text:p text:style-name="P36"/>
                </table:table-cell>
                <table:covered-table-cell/>
                <table:table-cell table:style-name="Táblázat5.D16" table:number-columns-spanned="2" office:value-type="string">
                  <text:p text:style-name="P36"/>
                </table:table-cell>
                <table:covered-table-cell/>
                <table:table-cell table:style-name="Táblázat5.F16" office:value-type="string">
                  <text:p text:style-name="P36"/>
                </table:table-cell>
              </table:table-row>
              <table:table-row>
                <table:table-cell table:style-name="Táblázat5.A17" office:value-type="string">
                  <text:p text:style-name="P41">Evocation</text:p>
                </table:table-cell>
                <table:table-cell table:style-name="Táblázat5.B17" table:number-columns-spanned="2" office:value-type="string">
                  <text:p text:style-name="P36"/>
                </table:table-cell>
                <table:covered-table-cell/>
                <table:table-cell table:style-name="Táblázat5.D17" table:number-columns-spanned="2" office:value-type="string">
                  <text:p text:style-name="P36"/>
                </table:table-cell>
                <table:covered-table-cell/>
                <table:table-cell table:style-name="Táblázat5.F17" office:value-type="string">
                  <text:p text:style-name="P36"/>
                </table:table-cell>
              </table:table-row>
              <table:table-row>
                <table:table-cell table:style-name="Táblázat5.A18" office:value-type="string">
                  <text:p text:style-name="P41">Transmutation</text:p>
                </table:table-cell>
                <table:table-cell table:style-name="Táblázat5.B18" table:number-columns-spanned="2" office:value-type="string">
                  <text:p text:style-name="P36"/>
                </table:table-cell>
                <table:covered-table-cell/>
                <table:table-cell table:style-name="Táblázat5.D18" table:number-columns-spanned="2" office:value-type="string">
                  <text:p text:style-name="P36"/>
                </table:table-cell>
                <table:covered-table-cell/>
                <table:table-cell table:style-name="Táblázat5.F18" office:value-type="string">
                  <text:p text:style-name="P36"/>
                </table:table-cell>
              </table:table-row>
              <table:table-row>
                <table:table-cell table:style-name="Táblázat5.A19" office:value-type="string">
                  <text:p text:style-name="P42">Conjuration</text:p>
                </table:table-cell>
                <table:table-cell table:style-name="Táblázat5.B19" table:number-columns-spanned="2" office:value-type="string">
                  <text:p text:style-name="P36"/>
                </table:table-cell>
                <table:covered-table-cell/>
                <table:table-cell table:style-name="Táblázat5.D19" table:number-columns-spanned="2" office:value-type="string">
                  <text:p text:style-name="P36"/>
                </table:table-cell>
                <table:covered-table-cell/>
                <table:table-cell table:style-name="Táblázat5.F19" office:value-type="string">
                  <text:p text:style-name="P36"/>
                </table:table-cell>
              </table:table-row>
              <table:table-row>
                <table:table-cell table:style-name="Táblázat5.A20" office:value-type="string">
                  <text:p text:style-name="P43">Enchantment</text:p>
                </table:table-cell>
                <table:table-cell table:style-name="Táblázat5.B20" table:number-columns-spanned="2" office:value-type="string">
                  <text:p text:style-name="P36"/>
                </table:table-cell>
                <table:covered-table-cell/>
                <table:table-cell table:style-name="Táblázat5.D20" table:number-columns-spanned="2" office:value-type="string">
                  <text:p text:style-name="P36"/>
                </table:table-cell>
                <table:covered-table-cell/>
                <table:table-cell table:style-name="Táblázat5.F20" office:value-type="string">
                  <text:p text:style-name="P36"/>
                </table:table-cell>
              </table:table-row>
              <table:table-row>
                <table:table-cell table:style-name="Táblázat5.A21" office:value-type="string">
                  <text:p text:style-name="P44">Abjuration</text:p>
                </table:table-cell>
                <table:table-cell table:style-name="Táblázat5.B21" table:number-columns-spanned="2" office:value-type="string">
                  <text:p text:style-name="P36"/>
                </table:table-cell>
                <table:covered-table-cell/>
                <table:table-cell table:style-name="Táblázat5.D21" table:number-columns-spanned="2" office:value-type="string">
                  <text:p text:style-name="P36"/>
                </table:table-cell>
                <table:covered-table-cell/>
                <table:table-cell table:style-name="Táblázat5.F21" office:value-type="string">
                  <text:p text:style-name="P36"/>
                </table:table-cell>
              </table:table-row>
              <table:table-row>
                <table:table-cell table:style-name="Táblázat5.A22" office:value-type="string">
                  <text:p text:style-name="P45">Divination</text:p>
                </table:table-cell>
                <table:table-cell table:style-name="Táblázat5.B22" table:number-columns-spanned="2" office:value-type="string">
                  <text:p text:style-name="P36"/>
                </table:table-cell>
                <table:covered-table-cell/>
                <table:table-cell table:style-name="Táblázat5.D22" table:number-columns-spanned="2" office:value-type="string">
                  <text:p text:style-name="P36"/>
                </table:table-cell>
                <table:covered-table-cell/>
                <table:table-cell table:style-name="Táblázat5.F22" office:value-type="string">
                  <text:p text:style-name="P36"/>
                </table:table-cell>
              </table:table-row>
              <table:table-row>
                <table:table-cell table:style-name="Táblázat5.A23" office:value-type="string">
                  <text:p text:style-name="P46">Anima</text:p>
                </table:table-cell>
                <table:table-cell table:style-name="Táblázat5.B23" table:number-columns-spanned="2" office:value-type="string">
                  <text:p text:style-name="P36"/>
                </table:table-cell>
                <table:covered-table-cell/>
                <table:table-cell table:style-name="Táblázat5.D23" table:number-columns-spanned="2" office:value-type="string">
                  <text:p text:style-name="P36"/>
                </table:table-cell>
                <table:covered-table-cell/>
                <table:table-cell table:style-name="Táblázat5.F23" office:value-type="string">
                  <text:p text:style-name="P36"/>
                </table:table-cell>
              </table:table-row>
            </table:table>
          </table:table-cell>
          <table:table-cell table:style-name="Táblázat4.A1" office:value-type="string">
            <table:table table:name="Táblázat6" table:style-name="Táblázat6">
              <table:table-column table:style-name="Táblázat6.A"/>
              <table:table-column table:style-name="Táblázat6.B"/>
              <table:table-column table:style-name="Táblázat6.C"/>
              <table:table-column table:style-name="Táblázat6.D"/>
              <table:table-column table:style-name="Táblázat6.E"/>
              <table:table-column table:style-name="Táblázat6.F"/>
              <table:table-column table:style-name="Táblázat6.G"/>
              <table:table-column table:style-name="Táblázat6.H"/>
              <table:table-column table:style-name="Táblázat6.I"/>
              <table:table-column table:style-name="Táblázat6.J"/>
              <table:table-row>
                <table:table-cell table:style-name="Táblázat6.A1" table:number-rows-spanned="2" office:value-type="string">
                  <text:p text:style-name="P47">Weapon</text:p>
                </table:table-cell>
                <table:table-cell table:style-name="Táblázat6.B1" office:value-type="string">
                  <text:p text:style-name="P32"/>
                </table:table-cell>
                <table:table-cell table:style-name="Táblázat6.A1" table:number-rows-spanned="2" office:value-type="string">
                  <text:p text:style-name="P48">To-Hit</text:p>
                </table:table-cell>
                <table:table-cell table:style-name="Táblázat6.B1" office:value-type="string">
                  <text:p text:style-name="P32"/>
                </table:table-cell>
                <table:table-cell table:style-name="Táblázat6.A1" table:number-rows-spanned="2" office:value-type="string">
                  <text:p text:style-name="P48">Range</text:p>
                </table:table-cell>
                <table:table-cell table:style-name="Táblázat6.B1" office:value-type="string">
                  <text:p text:style-name="P32"/>
                </table:table-cell>
                <table:table-cell table:style-name="Táblázat6.A1" table:number-rows-spanned="2" office:value-type="string">
                  <text:p text:style-name="P48">Damage</text:p>
                </table:table-cell>
                <table:table-cell table:style-name="Táblázat6.B1" office:value-type="string">
                  <text:p text:style-name="P32"/>
                </table:table-cell>
                <table:table-cell table:style-name="Táblázat6.A1" table:number-rows-spanned="2" office:value-type="string">
                  <text:p text:style-name="P48">AP</text:p>
                </table:table-cell>
                <table:table-cell table:style-name="Táblázat6.B1" office:value-type="string">
                  <text:p text:style-name="P32"/>
                </table:table-cell>
              </table:table-row>
              <table:table-row>
                <table:covered-table-cell table:style-name="Táblázat6.A1"/>
                <table:table-cell table:style-name="Táblázat6.A1" office:value-type="string">
                  <text:p text:style-name="P34"/>
                </table:table-cell>
                <table:covered-table-cell table:style-name="Táblázat6.A1"/>
                <table:table-cell table:style-name="Táblázat6.A1" office:value-type="string">
                  <text:p text:style-name="P34"/>
                </table:table-cell>
                <table:covered-table-cell table:style-name="Táblázat6.A1"/>
                <table:table-cell table:style-name="Táblázat6.A1" office:value-type="string">
                  <text:p text:style-name="P34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</table:table-row>
              <table:table-row>
                <table:table-cell table:style-name="Táblázat6.A3" table:number-columns-spanned="2" office:value-type="string">
                  <text:p text:style-name="P36"/>
                </table:table-cell>
                <table:covered-table-cell/>
                <table:table-cell table:style-name="Táblázat6.A3" table:number-columns-spanned="2" office:value-type="string">
                  <text:p text:style-name="P36"/>
                </table:table-cell>
                <table:covered-table-cell/>
                <table:table-cell table:style-name="Táblázat6.A3" table:number-columns-spanned="2" office:value-type="string">
                  <text:p text:style-name="P36"/>
                </table:table-cell>
                <table:covered-table-cell/>
                <table:table-cell table:style-name="Táblázat6.A3" table:number-columns-spanned="2" office:value-type="string">
                  <text:p text:style-name="P36"/>
                </table:table-cell>
                <table:covered-table-cell/>
                <table:table-cell table:style-name="Táblázat6.I3" table:number-columns-spanned="2" office:value-type="string">
                  <text:p text:style-name="P36"/>
                </table:table-cell>
                <table:covered-table-cell/>
              </table:table-row>
              <table:table-row>
                <table:table-cell table:style-name="Táblázat6.A4" table:number-columns-spanned="2" office:value-type="string">
                  <text:p text:style-name="P49">Properties:</text:p>
                </table:table-cell>
                <table:covered-table-cell/>
                <table:table-cell table:style-name="Táblázat6.C4" table:number-columns-spanned="2" office:value-type="string">
                  <text:p text:style-name="P49"/>
                </table:table-cell>
                <table:covered-table-cell/>
                <table:table-cell table:style-name="Táblázat6.C4" table:number-columns-spanned="2" office:value-type="string">
                  <text:p text:style-name="P49"/>
                </table:table-cell>
                <table:covered-table-cell/>
                <table:table-cell table:style-name="Táblázat6.C4" table:number-columns-spanned="2" office:value-type="string">
                  <text:p text:style-name="P49"/>
                </table:table-cell>
                <table:covered-table-cell/>
                <table:table-cell table:style-name="Táblázat6.I4" table:number-columns-spanned="2" office:value-type="string">
                  <text:p text:style-name="P49"/>
                </table:table-cell>
                <table:covered-table-cell/>
              </table:table-row>
              <table:table-row>
                <table:table-cell table:style-name="Táblázat6.A5" table:number-columns-spanned="2" office:value-type="string">
                  <text:p text:style-name="P50"/>
                </table:table-cell>
                <table:covered-table-cell/>
                <table:table-cell table:style-name="Táblázat6.C5" table:number-columns-spanned="2" office:value-type="string">
                  <text:p text:style-name="P50"/>
                </table:table-cell>
                <table:covered-table-cell/>
                <table:table-cell table:style-name="Táblázat6.E5" table:number-columns-spanned="2" office:value-type="string">
                  <text:p text:style-name="P50"/>
                </table:table-cell>
                <table:covered-table-cell/>
                <table:table-cell table:style-name="Táblázat6.G5" table:number-columns-spanned="2" office:value-type="string">
                  <text:p text:style-name="P50"/>
                </table:table-cell>
                <table:covered-table-cell/>
                <table:table-cell table:style-name="Táblázat6.I5" table:number-columns-spanned="2" office:value-type="string">
                  <text:p text:style-name="P50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I6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51">Properties:</text:p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I7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I6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10">
                <table:table-cell table:style-name="Táblázat6.A7" table:number-columns-spanned="2" office:value-type="string">
                  <text:p text:style-name="P51">Properties:</text:p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I7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12"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I6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51">Properties:</text:p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I7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  <table:table-cell table:style-name="Táblázat6.A8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A6" table:number-columns-spanned="2" office:value-type="string">
                  <text:p text:style-name="P20"/>
                </table:table-cell>
                <table:covered-table-cell/>
                <table:table-cell table:style-name="Táblázat6.I6" table:number-columns-spanned="2" office:value-type="string">
                  <text:p text:style-name="P20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51">Properties:</text:p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C7" table:number-columns-spanned="2" office:value-type="string">
                  <text:p text:style-name="P20"/>
                </table:table-cell>
                <table:covered-table-cell/>
                <table:table-cell table:style-name="Táblázat6.I7" table:number-columns-spanned="2" office:value-type="string">
                  <text:p text:style-name="P20"/>
                </table:table-cell>
                <table:covered-table-cell/>
              </table:table-row>
            </table:table>
            <text:p text:style-name="P36"/>
          </table:table-cell>
        </table:table-row>
        <table:table-row table:style-name="Táblázat4.2">
          <table:covered-table-cell table:style-name="Táblázat4.A1"/>
          <table:table-cell table:style-name="Táblázat4.A1" office:value-type="string">
            <text:p text:style-name="P52"/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/>
              <table:table-column table:style-name="Táblázat3.D"/>
              <table:table-column table:style-name="Táblázat3.E"/>
              <table:table-column table:style-name="Táblázat3.F"/>
              <table:table-row>
                <table:table-cell table:style-name="Táblázat3.A1" office:value-type="string">
                  <text:p text:style-name="P53"/>
                </table:table-cell>
                <table:table-cell table:style-name="Táblázat3.B1" table:number-rows-spanned="2" office:value-type="string">
                  <text:p text:style-name="P54">Armor</text:p>
                </table:table-cell>
                <table:table-cell table:style-name="Táblázat3.A1" table:number-columns-spanned="2" office:value-type="string">
                  <text:p text:style-name="P53"/>
                </table:table-cell>
                <table:covered-table-cell/>
                <table:table-cell table:style-name="Táblázat3.A1" office:value-type="string">
                  <text:p text:style-name="P53"/>
                </table:table-cell>
                <table:table-cell table:style-name="Táblázat3.A1" office:value-type="string">
                  <text:p text:style-name="P55"/>
                </table:table-cell>
              </table:table-row>
              <table:table-row>
                <table:table-cell table:style-name="Táblázat3.B1" office:value-type="string">
                  <text:p text:style-name="P32"/>
                </table:table-cell>
                <table:covered-table-cell table:style-name="Táblázat3.B1"/>
                <table:table-cell table:style-name="Táblázat3.B1" table:number-columns-spanned="2" office:value-type="string">
                  <text:p text:style-name="P32"/>
                </table:table-cell>
                <table:covered-table-cell/>
                <table:table-cell table:style-name="Táblázat3.B1" office:value-type="string">
                  <text:p text:style-name="P32"/>
                </table:table-cell>
                <table:table-cell table:style-name="Táblázat3.B1" office:value-type="string">
                  <text:p text:style-name="P16"/>
                </table:table-cell>
              </table:table-row>
              <table:table-row>
                <table:table-cell table:style-name="Táblázat3.A3" office:value-type="string">
                  <text:p text:style-name="P56">Weight</text:p>
                </table:table-cell>
                <table:table-cell table:style-name="Táblázat3.B3" table:number-columns-spanned="3" office:value-type="string">
                  <text:p text:style-name="P17"/>
                </table:table-cell>
                <table:covered-table-cell/>
                <table:covered-table-cell/>
                <table:table-cell table:style-name="Táblázat3.E3" office:value-type="string">
                  <text:p text:style-name="P57"/>
                </table:table-cell>
                <table:table-cell table:style-name="Táblázat3.F3" office:value-type="string">
                  <text:p text:style-name="P36"/>
                </table:table-cell>
              </table:table-row>
              <table:table-row table:style-name="Táblázat3.4">
                <table:table-cell table:style-name="Táblázat3.A3" office:value-type="string">
                  <text:p text:style-name="P56">Resistances</text:p>
                </table:table-cell>
                <table:table-cell table:style-name="Táblázat3.B4" table:number-columns-spanned="3" office:value-type="string">
                  <text:p text:style-name="P17"/>
                </table:table-cell>
                <table:covered-table-cell/>
                <table:covered-table-cell/>
                <table:table-cell table:style-name="Táblázat3.E4" office:value-type="string">
                  <text:p text:style-name="P57"/>
                </table:table-cell>
                <table:table-cell table:style-name="Táblázat3.F4" office:value-type="string">
                  <text:p text:style-name="P36"/>
                </table:table-cell>
              </table:table-row>
              <table:table-row>
                <table:table-cell table:style-name="Táblázat3.A1" office:value-type="string">
                  <text:p text:style-name="P58"/>
                </table:table-cell>
                <table:table-cell table:style-name="Táblázat3.B1" table:number-rows-spanned="2" table:number-columns-spanned="2" office:value-type="string">
                  <text:p text:style-name="P59">Shield</text:p>
                </table:table-cell>
                <table:covered-table-cell/>
                <table:table-cell table:style-name="Táblázat3.A1" office:value-type="string">
                  <text:p text:style-name="P17"/>
                </table:table-cell>
                <table:table-cell table:style-name="Táblázat3.A1" office:value-type="string">
                  <text:p text:style-name="P58"/>
                </table:table-cell>
                <table:table-cell table:style-name="Táblázat3.A1" office:value-type="string">
                  <text:p text:style-name="P17"/>
                </table:table-cell>
              </table:table-row>
              <table:table-row>
                <table:table-cell table:style-name="Táblázat3.B1" office:value-type="string">
                  <text:p text:style-name="P58"/>
                </table:table-cell>
                <table:covered-table-cell table:style-name="Táblázat3.B1"/>
                <table:covered-table-cell/>
                <table:table-cell table:style-name="Táblázat3.B1" office:value-type="string">
                  <text:p text:style-name="P17"/>
                </table:table-cell>
                <table:table-cell table:style-name="Táblázat3.B1" office:value-type="string">
                  <text:p text:style-name="P58"/>
                </table:table-cell>
                <table:table-cell table:style-name="Táblázat3.B1" office:value-type="string">
                  <text:p text:style-name="P17"/>
                </table:table-cell>
              </table:table-row>
              <table:table-row table:style-name="Táblázat3.7">
                <table:table-cell table:style-name="Táblázat3.A3" office:value-type="string">
                  <text:p text:style-name="P56">Weight</text:p>
                </table:table-cell>
                <table:table-cell table:style-name="Táblázat3.B3" table:number-columns-spanned="3" office:value-type="string">
                  <text:p text:style-name="P17"/>
                </table:table-cell>
                <table:covered-table-cell/>
                <table:covered-table-cell/>
                <table:table-cell table:style-name="Táblázat3.E3" office:value-type="string">
                  <text:p text:style-name="P57"/>
                </table:table-cell>
                <table:table-cell table:style-name="Táblázat3.F3" office:value-type="string">
                  <text:p text:style-name="P36"/>
                </table:table-cell>
              </table:table-row>
              <table:table-row table:style-name="Táblázat3.4">
                <table:table-cell table:style-name="Táblázat3.A3" office:value-type="string">
                  <text:p text:style-name="P60">Properties</text:p>
                </table:table-cell>
                <table:table-cell table:style-name="Táblázat3.B4" table:number-columns-spanned="3" office:value-type="string">
                  <text:p text:style-name="P17"/>
                </table:table-cell>
                <table:covered-table-cell/>
                <table:covered-table-cell/>
                <table:table-cell table:style-name="Táblázat3.E4" office:value-type="string">
                  <text:p text:style-name="P57"/>
                </table:table-cell>
                <table:table-cell table:style-name="Táblázat3.F4" office:value-type="string">
                  <text:p text:style-name="P36"/>
                </table:table-cell>
              </table:table-row>
            </table:table>
            <text:p text:style-name="P61"/>
          </table:table-cell>
        </table:table-row>
      </table:table>
      <text:p text:style-name="P62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table:number-rows-spanned="2" office:value-type="string">
            <text:p text:style-name="P63">Item</text:p>
          </table:table-cell>
          <table:table-cell table:style-name="Táblázat7.B1" office:value-type="string">
            <text:p text:style-name="P64"/>
          </table:table-cell>
          <table:table-cell table:style-name="Táblázat7.A1" table:number-rows-spanned="2" office:value-type="string">
            <text:p text:style-name="P63">Amount</text:p>
          </table:table-cell>
          <table:table-cell table:style-name="Táblázat7.B1" office:value-type="string">
            <text:p text:style-name="P64"/>
          </table:table-cell>
          <table:table-cell table:style-name="Táblázat7.A1" table:number-rows-spanned="2" office:value-type="string">
            <text:p text:style-name="P63">Notes</text:p>
          </table:table-cell>
          <table:table-cell table:style-name="Táblázat7.B1" office:value-type="string">
            <text:p text:style-name="P64"/>
          </table:table-cell>
          <table:table-cell table:style-name="Táblázat7.A1" table:number-rows-spanned="2" office:value-type="string">
            <text:p text:style-name="P63">Weight</text:p>
          </table:table-cell>
        </table:table-row>
        <table:table-row>
          <table:covered-table-cell table:style-name="Táblázat7.A1"/>
          <table:table-cell table:style-name="Táblázat7.A1" office:value-type="string">
            <text:p text:style-name="P64"/>
          </table:table-cell>
          <table:covered-table-cell table:style-name="Táblázat7.A1"/>
          <table:table-cell table:style-name="Táblázat7.A1" office:value-type="string">
            <text:p text:style-name="P64"/>
          </table:table-cell>
          <table:covered-table-cell table:style-name="Táblázat7.A1"/>
          <table:table-cell table:style-name="Táblázat7.A1" office:value-type="string">
            <text:p text:style-name="P64"/>
          </table:table-cell>
          <table:covered-table-cell table:style-name="Táblázat7.A1"/>
        </table:table-row>
        <table:table-row>
          <table:table-cell table:style-name="Táblázat7.A3" office:value-type="string">
            <text:p text:style-name="P20"/>
          </table:table-cell>
          <table:table-cell table:style-name="Táblázat7.B3" office:value-type="string">
            <text:p text:style-name="P20"/>
          </table:table-cell>
          <table:table-cell table:style-name="Táblázat7.C3" office:value-type="string">
            <text:p text:style-name="P20"/>
          </table:table-cell>
          <table:table-cell table:style-name="Táblázat7.D3" office:value-type="string">
            <text:p text:style-name="P20"/>
          </table:table-cell>
          <table:table-cell table:style-name="Táblázat7.E3" office:value-type="string">
            <text:p text:style-name="P20"/>
          </table:table-cell>
          <table:table-cell table:style-name="Táblázat7.F3" office:value-type="string">
            <text:p text:style-name="P20"/>
          </table:table-cell>
          <table:table-cell table:style-name="Táblázat7.G3" office:value-type="string">
            <text:p text:style-name="P20"/>
          </table:table-cell>
        </table:table-row>
        <table:table-row>
          <table:table-cell table:style-name="Táblázat7.A4" office:value-type="string">
            <text:p text:style-name="P20"/>
          </table:table-cell>
          <table:table-cell table:style-name="Táblázat7.B4" office:value-type="string">
            <text:p text:style-name="P20"/>
          </table:table-cell>
          <table:table-cell table:style-name="Táblázat7.C4" office:value-type="string">
            <text:p text:style-name="P20"/>
          </table:table-cell>
          <table:table-cell table:style-name="Táblázat7.D4" office:value-type="string">
            <text:p text:style-name="P20"/>
          </table:table-cell>
          <table:table-cell table:style-name="Táblázat7.E4" office:value-type="string">
            <text:p text:style-name="P20"/>
          </table:table-cell>
          <table:table-cell table:style-name="Táblázat7.F4" office:value-type="string">
            <text:p text:style-name="P20"/>
          </table:table-cell>
          <table:table-cell table:style-name="Táblázat7.G4" office:value-type="string">
            <text:p text:style-name="P20"/>
          </table:table-cell>
        </table:table-row>
        <table:table-row>
          <table:table-cell table:style-name="Táblázat7.A5" office:value-type="string">
            <text:p text:style-name="P20"/>
          </table:table-cell>
          <table:table-cell table:style-name="Táblázat7.B5" office:value-type="string">
            <text:p text:style-name="P20"/>
          </table:table-cell>
          <table:table-cell table:style-name="Táblázat7.C5" office:value-type="string">
            <text:p text:style-name="P20"/>
          </table:table-cell>
          <table:table-cell table:style-name="Táblázat7.D5" office:value-type="string">
            <text:p text:style-name="P20"/>
          </table:table-cell>
          <table:table-cell table:style-name="Táblázat7.E5" office:value-type="string">
            <text:p text:style-name="P20"/>
          </table:table-cell>
          <table:table-cell table:style-name="Táblázat7.F5" office:value-type="string">
            <text:p text:style-name="P20"/>
          </table:table-cell>
          <table:table-cell table:style-name="Táblázat7.G5" office:value-type="string">
            <text:p text:style-name="P20"/>
          </table:table-cell>
        </table:table-row>
        <table:table-row>
          <table:table-cell table:style-name="Táblázat7.A6" office:value-type="string">
            <text:p text:style-name="P20"/>
          </table:table-cell>
          <table:table-cell table:style-name="Táblázat7.B6" office:value-type="string">
            <text:p text:style-name="P20"/>
          </table:table-cell>
          <table:table-cell table:style-name="Táblázat7.C6" office:value-type="string">
            <text:p text:style-name="P20"/>
          </table:table-cell>
          <table:table-cell table:style-name="Táblázat7.D6" office:value-type="string">
            <text:p text:style-name="P20"/>
          </table:table-cell>
          <table:table-cell table:style-name="Táblázat7.E6" office:value-type="string">
            <text:p text:style-name="P20"/>
          </table:table-cell>
          <table:table-cell table:style-name="Táblázat7.F6" office:value-type="string">
            <text:p text:style-name="P20"/>
          </table:table-cell>
          <table:table-cell table:style-name="Táblázat7.G6" office:value-type="string">
            <text:p text:style-name="P20"/>
          </table:table-cell>
        </table:table-row>
        <table:table-row>
          <table:table-cell table:style-name="Táblázat7.A6" office:value-type="string">
            <text:p text:style-name="P20"/>
          </table:table-cell>
          <table:table-cell table:style-name="Táblázat7.B6" office:value-type="string">
            <text:p text:style-name="P20"/>
          </table:table-cell>
          <table:table-cell table:style-name="Táblázat7.C6" office:value-type="string">
            <text:p text:style-name="P20"/>
          </table:table-cell>
          <table:table-cell table:style-name="Táblázat7.D6" office:value-type="string">
            <text:p text:style-name="P20"/>
          </table:table-cell>
          <table:table-cell table:style-name="Táblázat7.E6" office:value-type="string">
            <text:p text:style-name="P20"/>
          </table:table-cell>
          <table:table-cell table:style-name="Táblázat7.F6" office:value-type="string">
            <text:p text:style-name="P20"/>
          </table:table-cell>
          <table:table-cell table:style-name="Táblázat7.G6" office:value-type="string">
            <text:p text:style-name="P20"/>
          </table:table-cell>
        </table:table-row>
        <table:table-row>
          <table:table-cell table:style-name="Táblázat7.A6" office:value-type="string">
            <text:p text:style-name="P20"/>
          </table:table-cell>
          <table:table-cell table:style-name="Táblázat7.B6" office:value-type="string">
            <text:p text:style-name="P20"/>
          </table:table-cell>
          <table:table-cell table:style-name="Táblázat7.C6" office:value-type="string">
            <text:p text:style-name="P20"/>
          </table:table-cell>
          <table:table-cell table:style-name="Táblázat7.D6" office:value-type="string">
            <text:p text:style-name="P20"/>
          </table:table-cell>
          <table:table-cell table:style-name="Táblázat7.E6" office:value-type="string">
            <text:p text:style-name="P20"/>
          </table:table-cell>
          <table:table-cell table:style-name="Táblázat7.F6" office:value-type="string">
            <text:p text:style-name="P20"/>
          </table:table-cell>
          <table:table-cell table:style-name="Táblázat7.G6" office:value-type="string">
            <text:p text:style-name="P20"/>
          </table:table-cell>
        </table:table-row>
        <table:table-row>
          <table:table-cell table:style-name="Táblázat7.A9" office:value-type="string">
            <text:p text:style-name="P20"/>
          </table:table-cell>
          <table:table-cell table:style-name="Táblázat7.B9" office:value-type="string">
            <text:p text:style-name="P20"/>
          </table:table-cell>
          <table:table-cell table:style-name="Táblázat7.C9" office:value-type="string">
            <text:p text:style-name="P20"/>
          </table:table-cell>
          <table:table-cell table:style-name="Táblázat7.D9" office:value-type="string">
            <text:p text:style-name="P20"/>
          </table:table-cell>
          <table:table-cell table:style-name="Táblázat7.E9" office:value-type="string">
            <text:p text:style-name="P20"/>
          </table:table-cell>
          <table:table-cell table:style-name="Táblázat7.F9" office:value-type="string">
            <text:p text:style-name="P20"/>
          </table:table-cell>
          <table:table-cell table:style-name="Táblázat7.G9" office:value-type="string">
            <text:p text:style-name="P20"/>
          </table:table-cell>
        </table:table-row>
        <table:table-row>
          <table:table-cell table:style-name="Táblázat7.A10" office:value-type="string">
            <text:p text:style-name="P20"/>
          </table:table-cell>
          <table:table-cell table:style-name="Táblázat7.B10" office:value-type="string">
            <text:p text:style-name="P20"/>
          </table:table-cell>
          <table:table-cell table:style-name="Táblázat7.C10" office:value-type="string">
            <text:p text:style-name="P20"/>
          </table:table-cell>
          <table:table-cell table:style-name="Táblázat7.D10" office:value-type="string">
            <text:p text:style-name="P20"/>
          </table:table-cell>
          <table:table-cell table:style-name="Táblázat7.E10" office:value-type="string">
            <text:p text:style-name="P20"/>
          </table:table-cell>
          <table:table-cell table:style-name="Táblázat7.F10" office:value-type="string">
            <text:p text:style-name="P20"/>
          </table:table-cell>
          <table:table-cell table:style-name="Táblázat7.G10" office:value-type="string">
            <text:p text:style-name="P20"/>
          </table:table-cell>
        </table:table-row>
        <table:table-row>
          <table:table-cell table:style-name="Táblázat7.A10" office:value-type="string">
            <text:p text:style-name="P20"/>
          </table:table-cell>
          <table:table-cell table:style-name="Táblázat7.B10" office:value-type="string">
            <text:p text:style-name="P20"/>
          </table:table-cell>
          <table:table-cell table:style-name="Táblázat7.C10" office:value-type="string">
            <text:p text:style-name="P20"/>
          </table:table-cell>
          <table:table-cell table:style-name="Táblázat7.D10" office:value-type="string">
            <text:p text:style-name="P20"/>
          </table:table-cell>
          <table:table-cell table:style-name="Táblázat7.E10" office:value-type="string">
            <text:p text:style-name="P20"/>
          </table:table-cell>
          <table:table-cell table:style-name="Táblázat7.F10" office:value-type="string">
            <text:p text:style-name="P20"/>
          </table:table-cell>
          <table:table-cell table:style-name="Táblázat7.G10" office:value-type="string">
            <text:p text:style-name="P20"/>
          </table:table-cell>
        </table:table-row>
        <table:table-row>
          <table:table-cell table:style-name="Táblázat7.A12" office:value-type="string">
            <text:p text:style-name="P20"/>
          </table:table-cell>
          <table:table-cell table:style-name="Táblázat7.B12" office:value-type="string">
            <text:p text:style-name="P20"/>
          </table:table-cell>
          <table:table-cell table:style-name="Táblázat7.C12" office:value-type="string">
            <text:p text:style-name="P20"/>
          </table:table-cell>
          <table:table-cell table:style-name="Táblázat7.D12" office:value-type="string">
            <text:p text:style-name="P20"/>
          </table:table-cell>
          <table:table-cell table:style-name="Táblázat7.E12" office:value-type="string">
            <text:p text:style-name="P20"/>
          </table:table-cell>
          <table:table-cell table:style-name="Táblázat7.F12" office:value-type="string">
            <text:p text:style-name="P20"/>
          </table:table-cell>
          <table:table-cell table:style-name="Táblázat7.G12" office:value-type="string">
            <text:p text:style-name="P20"/>
          </table:table-cell>
        </table:table-row>
      </table:table>
      <text:p text:style-name="P65"/>
      <table:table table:name="Táblázat8" table:style-name="Táblázat8">
        <table:table-column table:style-name="Táblázat8.A" table:number-columns-repeated="3"/>
        <table:table-column table:style-name="Táblázat8.D"/>
        <table:table-row>
          <table:table-cell table:style-name="Táblázat8.A1" office:value-type="string">
            <text:p text:style-name="P66">Age</text:p>
          </table:table-cell>
          <table:table-cell table:style-name="Táblázat8.A1" office:value-type="string">
            <text:p text:style-name="P66">Gender</text:p>
          </table:table-cell>
          <table:table-cell table:style-name="Táblázat8.A1" office:value-type="string">
            <text:p text:style-name="P66">Height</text:p>
          </table:table-cell>
          <table:table-cell table:style-name="Táblázat8.D1" office:value-type="string">
            <text:p text:style-name="P66">Weight</text:p>
          </table:table-cell>
        </table:table-row>
        <table:table-row>
          <table:table-cell table:style-name="Táblázat8.A2" office:value-type="string">
            <text:p text:style-name="P66">Hair</text:p>
          </table:table-cell>
          <table:table-cell table:style-name="Táblázat8.A2" office:value-type="string">
            <text:p text:style-name="P67">Eyes</text:p>
          </table:table-cell>
          <table:table-cell table:style-name="Táblázat8.A2" office:value-type="string">
            <text:p text:style-name="P67">Ethnicity</text:p>
          </table:table-cell>
          <table:table-cell table:style-name="Táblázat8.D2" office:value-type="string">
            <text:p text:style-name="P67">Nationality</text:p>
          </table:table-cell>
        </table:table-row>
      </table:table>
      <text:p text:style-name="P65"/>
      <table:table table:name="Táblázat10" table:style-name="Táblázat10">
        <table:table-column table:style-name="Táblázat10.A"/>
        <table:table-column table:style-name="Táblázat10.B"/>
        <table:table-column table:style-name="Táblázat10.A"/>
        <table:table-column table:style-name="Táblázat10.D"/>
        <table:table-column table:style-name="Táblázat10.E"/>
        <table:table-column table:style-name="Táblázat10.F"/>
        <table:table-row>
          <table:table-cell table:style-name="Táblázat10.A1" office:value-type="string">
            <text:p text:style-name="P68"/>
          </table:table-cell>
          <table:table-cell table:style-name="Táblázat10.B1" table:number-rows-spanned="2" office:value-type="string">
            <text:p text:style-name="P69">Portrait</text:p>
          </table:table-cell>
          <table:table-cell table:style-name="Táblázat10.A1" office:value-type="string">
            <text:p text:style-name="P70"/>
          </table:table-cell>
          <table:table-cell table:style-name="Táblázat10.A1" office:value-type="string">
            <text:p text:style-name="P70"/>
          </table:table-cell>
          <table:table-cell table:style-name="Táblázat10.B1" table:number-rows-spanned="2" office:value-type="string">
            <text:p text:style-name="P71">Personality</text:p>
          </table:table-cell>
          <table:table-cell table:style-name="Táblázat10.A1" office:value-type="string">
            <text:p text:style-name="P70"/>
          </table:table-cell>
        </table:table-row>
        <table:table-row>
          <table:table-cell table:style-name="Táblázat10.B1" office:value-type="string">
            <text:p text:style-name="P72"/>
          </table:table-cell>
          <table:covered-table-cell table:style-name="Táblázat10.B1"/>
          <table:table-cell table:style-name="Táblázat10.B1" office:value-type="string">
            <text:p text:style-name="P70"/>
          </table:table-cell>
          <table:table-cell table:style-name="Táblázat10.B1" office:value-type="string">
            <text:p text:style-name="P70"/>
          </table:table-cell>
          <table:covered-table-cell table:style-name="Táblázat10.B1"/>
          <table:table-cell table:style-name="Táblázat10.B1" office:value-type="string">
            <text:p text:style-name="P70"/>
          </table:table-cell>
        </table:table-row>
        <table:table-row table:style-name="Táblázat10.3">
          <table:table-cell table:style-name="Táblázat10.A3" table:number-columns-spanned="3" office:value-type="string">
            <text:p text:style-name="P73"/>
          </table:table-cell>
          <table:covered-table-cell/>
          <table:covered-table-cell/>
          <table:table-cell table:style-name="Táblázat10.D3" office:value-type="string">
            <text:p text:style-name="P73"/>
          </table:table-cell>
          <table:table-cell table:style-name="Táblázat10.E3" table:number-columns-spanned="2" office:value-type="string">
            <table:table table:name="Táblázat9" table:style-name="Táblázat9">
              <table:table-column table:style-name="Táblázat9.A"/>
              <table:table-column table:style-name="Táblázat9.B"/>
              <table:table-column table:style-name="Táblázat9.C"/>
              <table:table-row table:style-name="Táblázat9.1">
                <table:table-cell table:style-name="Táblázat9.A1" office:value-type="string">
                  <text:p text:style-name="P74">Attitude</text:p>
                </table:table-cell>
                <table:table-cell table:style-name="Táblázat9.B1" office:value-type="string">
                  <text:p text:style-name="P17"/>
                </table:table-cell>
                <table:table-cell table:style-name="Táblázat9.A1" office:value-type="string">
                  <text:p text:style-name="P74">Deity<text:span text:style-name="T6">|</text:span>Philosophy<text:span text:style-name="T7">|Belie</text:span><text:span text:style-name="T8">fs</text:span></text:p>
                </table:table-cell>
              </table:table-row>
              <table:table-row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</table:table-row>
              <table:table-row table:style-name="Táblázat9.1">
                <table:table-cell table:style-name="Táblázat9.A1" office:value-type="string">
                  <text:p text:style-name="P75">Principles</text:p>
                </table:table-cell>
                <table:table-cell table:style-name="Táblázat9.B1" office:value-type="string">
                  <text:p text:style-name="P76"/>
                </table:table-cell>
                <table:table-cell table:style-name="Táblázat9.A1" office:value-type="string">
                  <text:p text:style-name="P75">Taboos</text:p>
                </table:table-cell>
              </table:table-row>
              <table:table-row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</table:table-row>
              <table:table-row table:style-name="Táblázat9.1">
                <table:table-cell table:style-name="Táblázat9.A1" office:value-type="string">
                  <text:p text:style-name="P77">Likes</text:p>
                </table:table-cell>
                <table:table-cell table:style-name="Táblázat9.B1" office:value-type="string">
                  <text:p text:style-name="P17"/>
                </table:table-cell>
                <table:table-cell table:style-name="Táblázat9.A1" office:value-type="string">
                  <text:p text:style-name="P77">Dislikes</text:p>
                </table:table-cell>
              </table:table-row>
              <table:table-row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  <table:table-cell table:style-name="Táblázat9.B1" office:value-type="string">
                  <text:p text:style-name="P17"/>
                </table:table-cell>
              </table:table-row>
              <table:table-row table:style-name="Táblázat9.7">
                <table:table-cell table:style-name="Táblázat9.A7" office:value-type="string">
                  <text:p text:style-name="P77">Background</text:p>
                </table:table-cell>
                <table:table-cell table:style-name="Táblázat9.B7" office:value-type="string">
                  <text:p text:style-name="P17"/>
                </table:table-cell>
                <table:table-cell table:style-name="Táblázat9.C7" office:value-type="string">
                  <text:p text:style-name="P17"/>
                </table:table-cell>
              </table:table-row>
            </table:table>
            <text:p text:style-name="Standard"/>
          </table:table-cell>
          <table:covered-table-cell/>
        </table:table-row>
      </table:table>
      <text:p text:style-name="P78"/>
      <table:table table:name="Táblázat11" table:style-name="Táblázat11">
        <table:table-column table:style-name="Táblázat11.A"/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P20"/>
          </table:table-cell>
        </table:table-row>
        <table:table-row>
          <table:table-cell table:style-name="Táblázat11.A1" office:value-type="string">
            <text:p text:style-name="Standard"/>
          </table:table-cell>
        </table:table-row>
      </table:table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column table:style-name="Táblázat12.F"/>
        <table:table-column table:style-name="Táblázat12.G"/>
        <table:table-column table:style-name="Táblázat12.H"/>
        <table:table-column table:style-name="Táblázat12.I"/>
        <table:table-column table:style-name="Táblázat12.J"/>
        <table:table-column table:style-name="Táblázat12.K"/>
        <table:table-column table:style-name="Táblázat12.L"/>
        <table:table-column table:style-name="Táblázat12.M"/>
        <table:table-column table:style-name="Táblázat12.N"/>
        <table:table-column table:style-name="Táblázat12.O"/>
        <table:table-column table:style-name="Táblázat12.P"/>
        <table:table-row table:style-name="Táblázat12.1">
          <table:table-cell table:style-name="Táblázat12.A1" office:value-type="string">
            <text:p text:style-name="P79"/>
          </table:table-cell>
          <table:table-cell table:style-name="Táblázat12.B1" table:number-rows-spanned="2" office:value-type="string">
            <text:p text:style-name="P80">Base</text:p>
          </table:table-cell>
          <table:table-cell table:style-name="Táblázat12.A1" office:value-type="string">
            <text:p text:style-name="P79"/>
          </table:table-cell>
          <table:table-cell table:style-name="Táblázat12.B1" table:number-rows-spanned="2" office:value-type="string">
            <text:p text:style-name="P80">Modifier</text:p>
          </table:table-cell>
          <table:table-cell table:style-name="Táblázat12.A1" office:value-type="string">
            <text:p text:style-name="P79"/>
          </table:table-cell>
          <table:table-cell table:style-name="Táblázat12.B1" table:number-rows-spanned="2" office:value-type="string">
            <text:p text:style-name="P81">^(1/3)</text:p>
          </table:table-cell>
          <table:table-cell table:style-name="Táblázat12.A1" office:value-type="string">
            <text:p text:style-name="P82"/>
          </table:table-cell>
          <table:table-cell table:style-name="Táblázat12.B1" table:number-rows-spanned="2" office:value-type="string">
            <text:p text:style-name="P83">Base</text:p>
          </table:table-cell>
          <table:table-cell table:style-name="Táblázat12.A1" office:value-type="string">
            <text:p text:style-name="P82"/>
          </table:table-cell>
          <table:table-cell table:style-name="Táblázat12.A1" office:value-type="string">
            <text:p text:style-name="P82"/>
          </table:table-cell>
          <table:table-cell table:style-name="Táblázat12.B1" table:number-rows-spanned="2" office:value-type="string">
            <text:p text:style-name="P84">^(1/3)</text:p>
          </table:table-cell>
          <table:table-cell table:style-name="Táblázat12.A1" office:value-type="string">
            <text:p text:style-name="P85"/>
          </table:table-cell>
          <table:table-cell table:style-name="Táblázat12.B1" table:number-rows-spanned="2" office:value-type="string">
            <text:p text:style-name="P86">Memorization <text:span text:style-name="T9">Slots</text:span></text:p>
          </table:table-cell>
          <table:table-cell table:style-name="Táblázat12.A1" office:value-type="string">
            <text:p text:style-name="P85"/>
          </table:table-cell>
          <table:table-cell table:style-name="Táblázat12.B1" table:number-rows-spanned="2" office:value-type="string">
            <text:p text:style-name="P86">Wishes</text:p>
          </table:table-cell>
          <table:table-cell table:style-name="Táblázat12.A1" office:value-type="string">
            <text:p text:style-name="P85"/>
          </table:table-cell>
        </table:table-row>
        <table:table-row>
          <table:table-cell table:style-name="Táblázat12.B1" office:value-type="string">
            <text:p text:style-name="P87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covered-table-cell table:style-name="Táblázat12.B1"/>
          <table:table-cell table:style-name="Táblázat12.B1" office:value-type="string">
            <text:p text:style-name="P89"/>
          </table:table-cell>
          <table:covered-table-cell table:style-name="Táblázat12.B1"/>
          <table:table-cell table:style-name="Táblázat12.B1" office:value-type="string">
            <text:p text:style-name="P89"/>
          </table:table-cell>
          <table:table-cell table:style-name="Táblázat12.B1" office:value-type="string">
            <text:p text:style-name="P90"/>
          </table:table-cell>
          <table:covered-table-cell table:style-name="Táblázat12.B1"/>
          <table:table-cell table:style-name="Táblázat12.B1" office:value-type="string">
            <text:p text:style-name="P91"/>
          </table:table-cell>
          <table:covered-table-cell table:style-name="Táblázat12.B1"/>
          <table:table-cell table:style-name="Táblázat12.B1" office:value-type="string">
            <text:p text:style-name="P91"/>
          </table:table-cell>
          <table:covered-table-cell table:style-name="Táblázat12.B1"/>
          <table:table-cell table:style-name="Táblázat12.B1" office:value-type="string">
            <text:p text:style-name="P91"/>
          </table:table-cell>
        </table:table-row>
        <table:table-row>
          <table:table-cell table:style-name="Táblázat12.A3" office:value-type="string">
            <text:p text:style-name="P92">CS</text:p>
          </table:table-cell>
          <table:table-cell table:style-name="Táblázat12.B3" table:number-columns-spanned="2" office:value-type="string">
            <text:p text:style-name="P93"><text:span text:style-name="T2"/></text:p>
          </table:table-cell>
          <table:covered-table-cell/>
          <table:table-cell table:style-name="Táblázat12.B3" office:value-type="string">
            <text:p text:style-name="P93"><text:span text:style-name="T2"/></text:p>
          </table:table-cell>
          <table:table-cell table:style-name="Táblázat12.E3" table:number-columns-spanned="2" office:value-type="string">
            <text:p text:style-name="P94"/>
          </table:table-cell>
          <table:covered-table-cell/>
          <table:table-cell table:style-name="Táblázat12.A3" office:value-type="string">
            <text:p text:style-name="P92">ESS</text:p>
          </table:table-cell>
          <table:table-cell table:style-name="Táblázat12.B3" table:number-columns-spanned="2" office:value-type="string">
            <text:p text:style-name="P95"/>
          </table:table-cell>
          <table:covered-table-cell/>
          <table:table-cell table:style-name="Táblázat12.E3" table:number-columns-spanned="2" office:value-type="string">
            <text:p text:style-name="P95"/>
          </table:table-cell>
          <table:covered-table-cell/>
          <table:table-cell table:style-name="Táblázat12.A3" office:value-type="string">
            <text:p text:style-name="P95"/>
          </table:table-cell>
          <table:table-cell table:style-name="Táblázat12.B3" table:number-columns-spanned="2" office:value-type="string">
            <text:p text:style-name="P96"><text:s text:c="11"/>/</text:p>
          </table:table-cell>
          <table:covered-table-cell/>
          <table:table-cell table:style-name="Táblázat12.E3" table:number-columns-spanned="2" office:value-type="string">
            <text:p text:style-name="Standard"><text:s text:c="13"/>/</text:p>
          </table:table-cell>
          <table:covered-table-cell/>
        </table:table-row>
      </table:table>
      <text:p text:style-name="P16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column table:style-name="Táblázat13.F"/>
        <table:table-column table:style-name="Táblázat13.G"/>
        <table:table-column table:style-name="Táblázat13.H"/>
        <table:table-row>
          <table:table-cell table:style-name="Táblázat13.A1" table:number-rows-spanned="2" office:value-type="string">
            <text:p text:style-name="P97">Ability <text:span text:style-name="T10">Name</text:span></text:p>
          </table:table-cell>
          <table:table-cell table:style-name="Táblázat13.B1" office:value-type="string">
            <text:p text:style-name="P98"/>
          </table:table-cell>
          <table:table-cell table:style-name="Táblázat13.A1" table:number-rows-spanned="2" office:value-type="string">
            <text:p text:style-name="P97">Type</text:p>
          </table:table-cell>
          <table:table-cell table:style-name="Táblázat13.B1" office:value-type="string">
            <text:p text:style-name="P98"/>
          </table:table-cell>
          <table:table-cell table:style-name="Táblázat13.A1" table:number-rows-spanned="2" office:value-type="string">
            <text:p text:style-name="P97">Action Cost</text:p>
          </table:table-cell>
          <table:table-cell table:style-name="Táblázat13.B1" office:value-type="string">
            <text:p text:style-name="P98"/>
          </table:table-cell>
          <table:table-cell table:style-name="Táblázat13.A1" table:number-rows-spanned="2" office:value-type="string">
            <text:p text:style-name="P99">Description</text:p>
          </table:table-cell>
          <table:table-cell table:style-name="Táblázat13.B1" office:value-type="string">
            <text:p text:style-name="P98"/>
          </table:table-cell>
        </table:table-row>
        <table:table-row>
          <table:covered-table-cell table:style-name="Táblázat13.A1"/>
          <table:table-cell table:style-name="Táblázat13.A1" office:value-type="string">
            <text:p text:style-name="P98"/>
          </table:table-cell>
          <table:covered-table-cell table:style-name="Táblázat13.A1"/>
          <table:table-cell table:style-name="Táblázat13.A1" office:value-type="string">
            <text:p text:style-name="P98"/>
          </table:table-cell>
          <table:covered-table-cell table:style-name="Táblázat13.A1"/>
          <table:table-cell table:style-name="Táblázat13.A1" office:value-type="string">
            <text:p text:style-name="P98"/>
          </table:table-cell>
          <table:covered-table-cell table:style-name="Táblázat13.A1"/>
          <table:table-cell table:style-name="Táblázat13.A1" office:value-type="string">
            <text:p text:style-name="P98"/>
          </table:table-cell>
        </table:table-row>
        <table:table-row>
          <table:table-cell table:style-name="Táblázat13.A3" office:value-type="string">
            <text:p text:style-name="P100"/>
          </table:table-cell>
          <table:table-cell table:style-name="Táblázat13.B3" office:value-type="string">
            <text:p text:style-name="P101"/>
          </table:table-cell>
          <table:table-cell table:style-name="Táblázat13.C3" office:value-type="string">
            <text:p text:style-name="P101"/>
          </table:table-cell>
          <table:table-cell table:style-name="Táblázat13.D3" office:value-type="string">
            <text:p text:style-name="P101"/>
          </table:table-cell>
          <table:table-cell table:style-name="Táblázat13.E3" office:value-type="string">
            <text:p text:style-name="P101"/>
          </table:table-cell>
          <table:table-cell table:style-name="Táblázat13.F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4" office:value-type="string">
            <text:p text:style-name="P101"/>
          </table:table-cell>
          <table:table-cell table:style-name="Táblázat13.B4" office:value-type="string">
            <text:p text:style-name="P101"/>
          </table:table-cell>
          <table:table-cell table:style-name="Táblázat13.C4" office:value-type="string">
            <text:p text:style-name="P101"/>
          </table:table-cell>
          <table:table-cell table:style-name="Táblázat13.D4" office:value-type="string">
            <text:p text:style-name="P101"/>
          </table:table-cell>
          <table:table-cell table:style-name="Táblázat13.E4" office:value-type="string">
            <text:p text:style-name="P101"/>
          </table:table-cell>
          <table:table-cell table:style-name="Táblázat13.F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5" office:value-type="string">
            <text:p text:style-name="P101"/>
          </table:table-cell>
          <table:table-cell table:style-name="Táblázat13.B5" office:value-type="string">
            <text:p text:style-name="P101"/>
          </table:table-cell>
          <table:table-cell table:style-name="Táblázat13.C5" office:value-type="string">
            <text:p text:style-name="P101"/>
          </table:table-cell>
          <table:table-cell table:style-name="Táblázat13.D5" office:value-type="string">
            <text:p text:style-name="P101"/>
          </table:table-cell>
          <table:table-cell table:style-name="Táblázat13.E5" office:value-type="string">
            <text:p text:style-name="P101"/>
          </table:table-cell>
          <table:table-cell table:style-name="Táblázat13.F5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1"/>
          </table:table-cell>
          <table:table-cell table:style-name="Táblázat13.B6" office:value-type="string">
            <text:p text:style-name="P101"/>
          </table:table-cell>
          <table:table-cell table:style-name="Táblázat13.C6" office:value-type="string">
            <text:p text:style-name="P101"/>
          </table:table-cell>
          <table:table-cell table:style-name="Táblázat13.D6" office:value-type="string">
            <text:p text:style-name="P101"/>
          </table:table-cell>
          <table:table-cell table:style-name="Táblázat13.E6" office:value-type="string">
            <text:p text:style-name="P101"/>
          </table:table-cell>
          <table:table-cell table:style-name="Táblázat13.F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1"/>
          </table:table-cell>
          <table:table-cell table:style-name="Táblázat13.B6" office:value-type="string">
            <text:p text:style-name="P101"/>
          </table:table-cell>
          <table:table-cell table:style-name="Táblázat13.C6" office:value-type="string">
            <text:p text:style-name="P101"/>
          </table:table-cell>
          <table:table-cell table:style-name="Táblázat13.D6" office:value-type="string">
            <text:p text:style-name="P101"/>
          </table:table-cell>
          <table:table-cell table:style-name="Táblázat13.E6" office:value-type="string">
            <text:p text:style-name="P101"/>
          </table:table-cell>
          <table:table-cell table:style-name="Táblázat13.F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8" office:value-type="string">
            <text:p text:style-name="P101"/>
          </table:table-cell>
          <table:table-cell table:style-name="Táblázat13.B8" office:value-type="string">
            <text:p text:style-name="P101"/>
          </table:table-cell>
          <table:table-cell table:style-name="Táblázat13.C8" office:value-type="string">
            <text:p text:style-name="P101"/>
          </table:table-cell>
          <table:table-cell table:style-name="Táblázat13.D8" office:value-type="string">
            <text:p text:style-name="P101"/>
          </table:table-cell>
          <table:table-cell table:style-name="Táblázat13.E8" office:value-type="string">
            <text:p text:style-name="P101"/>
          </table:table-cell>
          <table:table-cell table:style-name="Táblázat13.F8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9" office:value-type="string">
            <text:p text:style-name="P101"/>
          </table:table-cell>
          <table:table-cell table:style-name="Táblázat13.B9" office:value-type="string">
            <text:p text:style-name="P101"/>
          </table:table-cell>
          <table:table-cell table:style-name="Táblázat13.C9" office:value-type="string">
            <text:p text:style-name="P101"/>
          </table:table-cell>
          <table:table-cell table:style-name="Táblázat13.D9" office:value-type="string">
            <text:p text:style-name="P101"/>
          </table:table-cell>
          <table:table-cell table:style-name="Táblázat13.E9" office:value-type="string">
            <text:p text:style-name="P101"/>
          </table:table-cell>
          <table:table-cell table:style-name="Táblázat13.F9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1"/>
          </table:table-cell>
          <table:table-cell table:style-name="Táblázat13.B10" office:value-type="string">
            <text:p text:style-name="P101"/>
          </table:table-cell>
          <table:table-cell table:style-name="Táblázat13.C10" office:value-type="string">
            <text:p text:style-name="P101"/>
          </table:table-cell>
          <table:table-cell table:style-name="Táblázat13.D10" office:value-type="string">
            <text:p text:style-name="P101"/>
          </table:table-cell>
          <table:table-cell table:style-name="Táblázat13.E10" office:value-type="string">
            <text:p text:style-name="P101"/>
          </table:table-cell>
          <table:table-cell table:style-name="Táblázat13.F10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1"/>
          </table:table-cell>
          <table:table-cell table:style-name="Táblázat13.B10" office:value-type="string">
            <text:p text:style-name="P101"/>
          </table:table-cell>
          <table:table-cell table:style-name="Táblázat13.C10" office:value-type="string">
            <text:p text:style-name="P101"/>
          </table:table-cell>
          <table:table-cell table:style-name="Táblázat13.D10" office:value-type="string">
            <text:p text:style-name="P101"/>
          </table:table-cell>
          <table:table-cell table:style-name="Táblázat13.E10" office:value-type="string">
            <text:p text:style-name="P101"/>
          </table:table-cell>
          <table:table-cell table:style-name="Táblázat13.F10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1"/>
          </table:table-cell>
          <table:table-cell table:style-name="Táblázat13.B12" office:value-type="string">
            <text:p text:style-name="P101"/>
          </table:table-cell>
          <table:table-cell table:style-name="Táblázat13.C12" office:value-type="string">
            <text:p text:style-name="P101"/>
          </table:table-cell>
          <table:table-cell table:style-name="Táblázat13.D12" office:value-type="string">
            <text:p text:style-name="P101"/>
          </table:table-cell>
          <table:table-cell table:style-name="Táblázat13.E12" office:value-type="string">
            <text:p text:style-name="P101"/>
          </table:table-cell>
          <table:table-cell table:style-name="Táblázat13.F12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1"/>
          </table:table-cell>
          <table:table-cell table:style-name="Táblázat13.B12" office:value-type="string">
            <text:p text:style-name="P101"/>
          </table:table-cell>
          <table:table-cell table:style-name="Táblázat13.C12" office:value-type="string">
            <text:p text:style-name="P101"/>
          </table:table-cell>
          <table:table-cell table:style-name="Táblázat13.D12" office:value-type="string">
            <text:p text:style-name="P101"/>
          </table:table-cell>
          <table:table-cell table:style-name="Táblázat13.E12" office:value-type="string">
            <text:p text:style-name="P101"/>
          </table:table-cell>
          <table:table-cell table:style-name="Táblázat13.F12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1"/>
          </table:table-cell>
          <table:table-cell table:style-name="Táblázat13.B12" office:value-type="string">
            <text:p text:style-name="P101"/>
          </table:table-cell>
          <table:table-cell table:style-name="Táblázat13.C12" office:value-type="string">
            <text:p text:style-name="P101"/>
          </table:table-cell>
          <table:table-cell table:style-name="Táblázat13.D12" office:value-type="string">
            <text:p text:style-name="P101"/>
          </table:table-cell>
          <table:table-cell table:style-name="Táblázat13.E12" office:value-type="string">
            <text:p text:style-name="P101"/>
          </table:table-cell>
          <table:table-cell table:style-name="Táblázat13.F12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1"/>
          </table:table-cell>
          <table:table-cell table:style-name="Táblázat13.B12" office:value-type="string">
            <text:p text:style-name="P101"/>
          </table:table-cell>
          <table:table-cell table:style-name="Táblázat13.C12" office:value-type="string">
            <text:p text:style-name="P101"/>
          </table:table-cell>
          <table:table-cell table:style-name="Táblázat13.D12" office:value-type="string">
            <text:p text:style-name="P101"/>
          </table:table-cell>
          <table:table-cell table:style-name="Táblázat13.E12" office:value-type="string">
            <text:p text:style-name="P101"/>
          </table:table-cell>
          <table:table-cell table:style-name="Táblázat13.F12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6" office:value-type="string">
            <text:p text:style-name="P101"/>
          </table:table-cell>
          <table:table-cell table:style-name="Táblázat13.B16" office:value-type="string">
            <text:p text:style-name="P101"/>
          </table:table-cell>
          <table:table-cell table:style-name="Táblázat13.C16" office:value-type="string">
            <text:p text:style-name="P101"/>
          </table:table-cell>
          <table:table-cell table:style-name="Táblázat13.D16" office:value-type="string">
            <text:p text:style-name="P101"/>
          </table:table-cell>
          <table:table-cell table:style-name="Táblázat13.E16" office:value-type="string">
            <text:p text:style-name="P101"/>
          </table:table-cell>
          <table:table-cell table:style-name="Táblázat13.F1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1"/>
          </table:table-cell>
          <table:table-cell table:style-name="Táblázat13.B17" office:value-type="string">
            <text:p text:style-name="P101"/>
          </table:table-cell>
          <table:table-cell table:style-name="Táblázat13.C17" office:value-type="string">
            <text:p text:style-name="P101"/>
          </table:table-cell>
          <table:table-cell table:style-name="Táblázat13.D17" office:value-type="string">
            <text:p text:style-name="P101"/>
          </table:table-cell>
          <table:table-cell table:style-name="Táblázat13.E17" office:value-type="string">
            <text:p text:style-name="P101"/>
          </table:table-cell>
          <table:table-cell table:style-name="Táblázat13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4" office:value-type="string">
            <text:p text:style-name="P101"/>
          </table:table-cell>
          <table:table-cell table:style-name="Táblázat13.B24" office:value-type="string">
            <text:p text:style-name="P101"/>
          </table:table-cell>
          <table:table-cell table:style-name="Táblázat13.C24" office:value-type="string">
            <text:p text:style-name="P101"/>
          </table:table-cell>
          <table:table-cell table:style-name="Táblázat13.D24" office:value-type="string">
            <text:p text:style-name="P101"/>
          </table:table-cell>
          <table:table-cell table:style-name="Táblázat13.E24" office:value-type="string">
            <text:p text:style-name="P101"/>
          </table:table-cell>
          <table:table-cell table:style-name="Táblázat13.F2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5" office:value-type="string">
            <text:p text:style-name="P101"/>
          </table:table-cell>
          <table:table-cell table:style-name="Táblázat13.B25" office:value-type="string">
            <text:p text:style-name="P101"/>
          </table:table-cell>
          <table:table-cell table:style-name="Táblázat13.C25" office:value-type="string">
            <text:p text:style-name="P101"/>
          </table:table-cell>
          <table:table-cell table:style-name="Táblázat13.D25" office:value-type="string">
            <text:p text:style-name="P101"/>
          </table:table-cell>
          <table:table-cell table:style-name="Táblázat13.E25" office:value-type="string">
            <text:p text:style-name="P101"/>
          </table:table-cell>
          <table:table-cell table:style-name="Táblázat13.F25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2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1"/>
          </table:table-cell>
          <table:table-cell table:style-name="Táblázat13.B23" office:value-type="string">
            <text:p text:style-name="P101"/>
          </table:table-cell>
          <table:table-cell table:style-name="Táblázat13.C23" office:value-type="string">
            <text:p text:style-name="P101"/>
          </table:table-cell>
          <table:table-cell table:style-name="Táblázat13.D23" office:value-type="string">
            <text:p text:style-name="P101"/>
          </table:table-cell>
          <table:table-cell table:style-name="Táblázat13.E23" office:value-type="string">
            <text:p text:style-name="P101"/>
          </table:table-cell>
          <table:table-cell table:style-name="Táblázat13.F31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3.A32" office:value-type="string">
            <text:p text:style-name="P101"/>
          </table:table-cell>
          <table:table-cell table:style-name="Táblázat13.B32" office:value-type="string">
            <text:p text:style-name="P101"/>
          </table:table-cell>
          <table:table-cell table:style-name="Táblázat13.C32" office:value-type="string">
            <text:p text:style-name="P101"/>
          </table:table-cell>
          <table:table-cell table:style-name="Táblázat13.D32" office:value-type="string">
            <text:p text:style-name="P101"/>
          </table:table-cell>
          <table:table-cell table:style-name="Táblázat13.E32" office:value-type="string">
            <text:p text:style-name="P101"/>
          </table:table-cell>
          <table:table-cell table:style-name="Táblázat13.F32" table:number-columns-spanned="3" office:value-type="string">
            <text:p text:style-name="P101"/>
          </table:table-cell>
          <table:covered-table-cell/>
          <table:covered-table-cell/>
        </table:table-row>
      </table:table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column table:style-name="Táblázat14.E"/>
        <table:table-column table:style-name="Táblázat14.F"/>
        <table:table-column table:style-name="Táblázat14.G"/>
        <table:table-column table:style-name="Táblázat14.H"/>
        <text:soft-page-break/>
        <table:table-row>
          <table:table-cell table:style-name="Táblázat14.A1" table:number-rows-spanned="2" office:value-type="string">
            <text:p text:style-name="P102">Ability <text:span text:style-name="T10">Name</text:span></text:p>
          </table:table-cell>
          <table:table-cell table:style-name="Táblázat14.B1" office:value-type="string">
            <text:p text:style-name="P103"/>
          </table:table-cell>
          <table:table-cell table:style-name="Táblázat14.A1" table:number-rows-spanned="2" office:value-type="string">
            <text:p text:style-name="P102">Type</text:p>
          </table:table-cell>
          <table:table-cell table:style-name="Táblázat14.B1" office:value-type="string">
            <text:p text:style-name="P103"/>
          </table:table-cell>
          <table:table-cell table:style-name="Táblázat14.A1" table:number-rows-spanned="2" office:value-type="string">
            <text:p text:style-name="P102">Action Cost</text:p>
          </table:table-cell>
          <table:table-cell table:style-name="Táblázat14.B1" office:value-type="string">
            <text:p text:style-name="P103"/>
          </table:table-cell>
          <table:table-cell table:style-name="Táblázat14.A1" table:number-rows-spanned="2" office:value-type="string">
            <text:p text:style-name="P104">Description</text:p>
          </table:table-cell>
          <table:table-cell table:style-name="Táblázat14.B1" office:value-type="string">
            <text:p text:style-name="P103"/>
          </table:table-cell>
        </table:table-row>
        <table:table-row>
          <table:covered-table-cell table:style-name="Táblázat14.A1"/>
          <table:table-cell table:style-name="Táblázat14.A1" office:value-type="string">
            <text:p text:style-name="P103"/>
          </table:table-cell>
          <table:covered-table-cell table:style-name="Táblázat14.A1"/>
          <table:table-cell table:style-name="Táblázat14.A1" office:value-type="string">
            <text:p text:style-name="P103"/>
          </table:table-cell>
          <table:covered-table-cell table:style-name="Táblázat14.A1"/>
          <table:table-cell table:style-name="Táblázat14.A1" office:value-type="string">
            <text:p text:style-name="P103"/>
          </table:table-cell>
          <table:covered-table-cell table:style-name="Táblázat14.A1"/>
          <table:table-cell table:style-name="Táblázat14.A1" office:value-type="string">
            <text:p text:style-name="P103"/>
          </table:table-cell>
        </table:table-row>
        <table:table-row>
          <table:table-cell table:style-name="Táblázat14.A3" office:value-type="string">
            <text:p text:style-name="P105"/>
          </table:table-cell>
          <table:table-cell table:style-name="Táblázat14.B3" office:value-type="string">
            <text:p text:style-name="P106"/>
          </table:table-cell>
          <table:table-cell table:style-name="Táblázat14.C3" office:value-type="string">
            <text:p text:style-name="P106"/>
          </table:table-cell>
          <table:table-cell table:style-name="Táblázat14.D3" office:value-type="string">
            <text:p text:style-name="P106"/>
          </table:table-cell>
          <table:table-cell table:style-name="Táblázat14.E3" office:value-type="string">
            <text:p text:style-name="P106"/>
          </table:table-cell>
          <table:table-cell table:style-name="Táblázat14.F3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4" office:value-type="string">
            <text:p text:style-name="P106"/>
          </table:table-cell>
          <table:table-cell table:style-name="Táblázat14.B4" office:value-type="string">
            <text:p text:style-name="P106"/>
          </table:table-cell>
          <table:table-cell table:style-name="Táblázat14.C4" office:value-type="string">
            <text:p text:style-name="P106"/>
          </table:table-cell>
          <table:table-cell table:style-name="Táblázat14.D4" office:value-type="string">
            <text:p text:style-name="P106"/>
          </table:table-cell>
          <table:table-cell table:style-name="Táblázat14.E4" office:value-type="string">
            <text:p text:style-name="P106"/>
          </table:table-cell>
          <table:table-cell table:style-name="Táblázat14.F4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5" office:value-type="string">
            <text:p text:style-name="P106"/>
          </table:table-cell>
          <table:table-cell table:style-name="Táblázat14.B5" office:value-type="string">
            <text:p text:style-name="P106"/>
          </table:table-cell>
          <table:table-cell table:style-name="Táblázat14.C5" office:value-type="string">
            <text:p text:style-name="P106"/>
          </table:table-cell>
          <table:table-cell table:style-name="Táblázat14.D5" office:value-type="string">
            <text:p text:style-name="P106"/>
          </table:table-cell>
          <table:table-cell table:style-name="Táblázat14.E5" office:value-type="string">
            <text:p text:style-name="P106"/>
          </table:table-cell>
          <table:table-cell table:style-name="Táblázat14.F5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6"/>
          </table:table-cell>
          <table:table-cell table:style-name="Táblázat14.B6" office:value-type="string">
            <text:p text:style-name="P106"/>
          </table:table-cell>
          <table:table-cell table:style-name="Táblázat14.C6" office:value-type="string">
            <text:p text:style-name="P106"/>
          </table:table-cell>
          <table:table-cell table:style-name="Táblázat14.D6" office:value-type="string">
            <text:p text:style-name="P106"/>
          </table:table-cell>
          <table:table-cell table:style-name="Táblázat14.E6" office:value-type="string">
            <text:p text:style-name="P106"/>
          </table:table-cell>
          <table:table-cell table:style-name="Táblázat14.F6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6"/>
          </table:table-cell>
          <table:table-cell table:style-name="Táblázat14.B6" office:value-type="string">
            <text:p text:style-name="P106"/>
          </table:table-cell>
          <table:table-cell table:style-name="Táblázat14.C6" office:value-type="string">
            <text:p text:style-name="P106"/>
          </table:table-cell>
          <table:table-cell table:style-name="Táblázat14.D6" office:value-type="string">
            <text:p text:style-name="P106"/>
          </table:table-cell>
          <table:table-cell table:style-name="Táblázat14.E6" office:value-type="string">
            <text:p text:style-name="P106"/>
          </table:table-cell>
          <table:table-cell table:style-name="Táblázat14.F7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8" office:value-type="string">
            <text:p text:style-name="P106"/>
          </table:table-cell>
          <table:table-cell table:style-name="Táblázat14.B8" office:value-type="string">
            <text:p text:style-name="P106"/>
          </table:table-cell>
          <table:table-cell table:style-name="Táblázat14.C8" office:value-type="string">
            <text:p text:style-name="P106"/>
          </table:table-cell>
          <table:table-cell table:style-name="Táblázat14.D8" office:value-type="string">
            <text:p text:style-name="P106"/>
          </table:table-cell>
          <table:table-cell table:style-name="Táblázat14.E8" office:value-type="string">
            <text:p text:style-name="P106"/>
          </table:table-cell>
          <table:table-cell table:style-name="Táblázat14.F8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9" office:value-type="string">
            <text:p text:style-name="P106"/>
          </table:table-cell>
          <table:table-cell table:style-name="Táblázat14.B9" office:value-type="string">
            <text:p text:style-name="P106"/>
          </table:table-cell>
          <table:table-cell table:style-name="Táblázat14.C9" office:value-type="string">
            <text:p text:style-name="P106"/>
          </table:table-cell>
          <table:table-cell table:style-name="Táblázat14.D9" office:value-type="string">
            <text:p text:style-name="P106"/>
          </table:table-cell>
          <table:table-cell table:style-name="Táblázat14.E9" office:value-type="string">
            <text:p text:style-name="P106"/>
          </table:table-cell>
          <table:table-cell table:style-name="Táblázat14.F9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0" office:value-type="string">
            <text:p text:style-name="P106"/>
          </table:table-cell>
          <table:table-cell table:style-name="Táblázat14.B10" office:value-type="string">
            <text:p text:style-name="P106"/>
          </table:table-cell>
          <table:table-cell table:style-name="Táblázat14.C10" office:value-type="string">
            <text:p text:style-name="P106"/>
          </table:table-cell>
          <table:table-cell table:style-name="Táblázat14.D10" office:value-type="string">
            <text:p text:style-name="P106"/>
          </table:table-cell>
          <table:table-cell table:style-name="Táblázat14.E10" office:value-type="string">
            <text:p text:style-name="P106"/>
          </table:table-cell>
          <table:table-cell table:style-name="Táblázat14.F10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1" office:value-type="string">
            <text:p text:style-name="P106"/>
          </table:table-cell>
          <table:table-cell table:style-name="Táblázat14.B11" office:value-type="string">
            <text:p text:style-name="P106"/>
          </table:table-cell>
          <table:table-cell table:style-name="Táblázat14.C11" office:value-type="string">
            <text:p text:style-name="P106"/>
          </table:table-cell>
          <table:table-cell table:style-name="Táblázat14.D11" office:value-type="string">
            <text:p text:style-name="P106"/>
          </table:table-cell>
          <table:table-cell table:style-name="Táblázat14.E11" office:value-type="string">
            <text:p text:style-name="P106"/>
          </table:table-cell>
          <table:table-cell table:style-name="Táblázat14.F11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2" office:value-type="string">
            <text:p text:style-name="P106"/>
          </table:table-cell>
          <table:table-cell table:style-name="Táblázat14.B12" office:value-type="string">
            <text:p text:style-name="P106"/>
          </table:table-cell>
          <table:table-cell table:style-name="Táblázat14.C12" office:value-type="string">
            <text:p text:style-name="P106"/>
          </table:table-cell>
          <table:table-cell table:style-name="Táblázat14.D12" office:value-type="string">
            <text:p text:style-name="P106"/>
          </table:table-cell>
          <table:table-cell table:style-name="Táblázat14.E12" office:value-type="string">
            <text:p text:style-name="P106"/>
          </table:table-cell>
          <table:table-cell table:style-name="Táblázat14.F12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3" office:value-type="string">
            <text:p text:style-name="P106"/>
          </table:table-cell>
          <table:table-cell table:style-name="Táblázat14.B13" office:value-type="string">
            <text:p text:style-name="P106"/>
          </table:table-cell>
          <table:table-cell table:style-name="Táblázat14.C13" office:value-type="string">
            <text:p text:style-name="P106"/>
          </table:table-cell>
          <table:table-cell table:style-name="Táblázat14.D13" office:value-type="string">
            <text:p text:style-name="P106"/>
          </table:table-cell>
          <table:table-cell table:style-name="Táblázat14.E13" office:value-type="string">
            <text:p text:style-name="P106"/>
          </table:table-cell>
          <table:table-cell table:style-name="Táblázat14.F13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6"/>
          </table:table-cell>
          <table:table-cell table:style-name="Táblázat14.B14" office:value-type="string">
            <text:p text:style-name="P106"/>
          </table:table-cell>
          <table:table-cell table:style-name="Táblázat14.C14" office:value-type="string">
            <text:p text:style-name="P106"/>
          </table:table-cell>
          <table:table-cell table:style-name="Táblázat14.D14" office:value-type="string">
            <text:p text:style-name="P106"/>
          </table:table-cell>
          <table:table-cell table:style-name="Táblázat14.E14" office:value-type="string">
            <text:p text:style-name="P106"/>
          </table:table-cell>
          <table:table-cell table:style-name="Táblázat14.F14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6"/>
          </table:table-cell>
          <table:table-cell table:style-name="Táblázat14.B14" office:value-type="string">
            <text:p text:style-name="P106"/>
          </table:table-cell>
          <table:table-cell table:style-name="Táblázat14.C14" office:value-type="string">
            <text:p text:style-name="P106"/>
          </table:table-cell>
          <table:table-cell table:style-name="Táblázat14.D14" office:value-type="string">
            <text:p text:style-name="P106"/>
          </table:table-cell>
          <table:table-cell table:style-name="Táblázat14.E14" office:value-type="string">
            <text:p text:style-name="P106"/>
          </table:table-cell>
          <table:table-cell table:style-name="Táblázat14.F14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6"/>
          </table:table-cell>
          <table:table-cell table:style-name="Táblázat14.B16" office:value-type="string">
            <text:p text:style-name="P106"/>
          </table:table-cell>
          <table:table-cell table:style-name="Táblázat14.C16" office:value-type="string">
            <text:p text:style-name="P106"/>
          </table:table-cell>
          <table:table-cell table:style-name="Táblázat14.D16" office:value-type="string">
            <text:p text:style-name="P106"/>
          </table:table-cell>
          <table:table-cell table:style-name="Táblázat14.E16" office:value-type="string">
            <text:p text:style-name="P106"/>
          </table:table-cell>
          <table:table-cell table:style-name="Táblázat14.F16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6"/>
          </table:table-cell>
          <table:table-cell table:style-name="Táblázat14.B16" office:value-type="string">
            <text:p text:style-name="P106"/>
          </table:table-cell>
          <table:table-cell table:style-name="Táblázat14.C16" office:value-type="string">
            <text:p text:style-name="P106"/>
          </table:table-cell>
          <table:table-cell table:style-name="Táblázat14.D16" office:value-type="string">
            <text:p text:style-name="P106"/>
          </table:table-cell>
          <table:table-cell table:style-name="Táblázat14.E16" office:value-type="string">
            <text:p text:style-name="P106"/>
          </table:table-cell>
          <table:table-cell table:style-name="Táblázat14.F17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4.A18" office:value-type="string">
            <text:p text:style-name="P106"/>
          </table:table-cell>
          <table:table-cell table:style-name="Táblázat14.B18" office:value-type="string">
            <text:p text:style-name="P106"/>
          </table:table-cell>
          <table:table-cell table:style-name="Táblázat14.C18" office:value-type="string">
            <text:p text:style-name="P106"/>
          </table:table-cell>
          <table:table-cell table:style-name="Táblázat14.D18" office:value-type="string">
            <text:p text:style-name="P106"/>
          </table:table-cell>
          <table:table-cell table:style-name="Táblázat14.E18" office:value-type="string">
            <text:p text:style-name="P106"/>
          </table:table-cell>
          <table:table-cell table:style-name="Táblázat14.F18" table:number-columns-spanned="3" office:value-type="string">
            <text:p text:style-name="P106"/>
          </table:table-cell>
          <table:covered-table-cell/>
          <table:covered-table-cell/>
        </table:table-row>
      </table:table>
      <text:p text:style-name="P107"/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column table:style-name="Táblázat16.E"/>
        <table:table-column table:style-name="Táblázat16.F"/>
        <table:table-column table:style-name="Táblázat16.G"/>
        <table:table-row>
          <table:table-cell table:style-name="Táblázat16.A1" table:number-rows-spanned="2" office:value-type="string">
            <text:p text:style-name="P108">Meta-Ability</text:p>
          </table:table-cell>
          <table:table-cell table:style-name="Táblázat16.B1" office:value-type="string">
            <text:p text:style-name="P103"/>
          </table:table-cell>
          <table:table-cell table:style-name="Táblázat16.A1" table:number-rows-spanned="2" office:value-type="string">
            <text:p text:style-name="P102">Type</text:p>
          </table:table-cell>
          <table:table-cell table:style-name="Táblázat16.B1" office:value-type="string">
            <text:p text:style-name="P103"/>
          </table:table-cell>
          <table:table-cell table:style-name="Táblázat16.B1" office:value-type="string">
            <text:p text:style-name="P103"/>
          </table:table-cell>
          <table:table-cell table:style-name="Táblázat16.A1" table:number-rows-spanned="2" office:value-type="string">
            <text:p text:style-name="P104">Description</text:p>
          </table:table-cell>
          <table:table-cell table:style-name="Táblázat16.B1" office:value-type="string">
            <text:p text:style-name="P103"/>
          </table:table-cell>
        </table:table-row>
        <table:table-row>
          <table:covered-table-cell table:style-name="Táblázat16.A1"/>
          <table:table-cell table:style-name="Táblázat16.A1" office:value-type="string">
            <text:p text:style-name="P103"/>
          </table:table-cell>
          <table:covered-table-cell table:style-name="Táblázat16.A1"/>
          <table:table-cell table:style-name="Táblázat16.A1" office:value-type="string">
            <text:p text:style-name="P103"/>
          </table:table-cell>
          <table:table-cell table:style-name="Táblázat16.A1" office:value-type="string">
            <text:p text:style-name="P103"/>
          </table:table-cell>
          <table:covered-table-cell table:style-name="Táblázat16.A1"/>
          <table:table-cell table:style-name="Táblázat16.A1" office:value-type="string">
            <text:p text:style-name="P103"/>
          </table:table-cell>
        </table:table-row>
        <table:table-row>
          <table:table-cell table:style-name="Táblázat16.A3" office:value-type="string">
            <text:p text:style-name="P105"/>
          </table:table-cell>
          <table:table-cell table:style-name="Táblázat16.B3" office:value-type="string">
            <text:p text:style-name="P106"/>
          </table:table-cell>
          <table:table-cell table:style-name="Táblázat16.C3" office:value-type="string">
            <text:p text:style-name="P106"/>
          </table:table-cell>
          <table:table-cell table:style-name="Táblázat16.D3" office:value-type="string">
            <text:p text:style-name="P106"/>
          </table:table-cell>
          <table:table-cell table:style-name="Táblázat16.E3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6.A4" office:value-type="string">
            <text:p text:style-name="P106"/>
          </table:table-cell>
          <table:table-cell table:style-name="Táblázat16.B4" office:value-type="string">
            <text:p text:style-name="P106"/>
          </table:table-cell>
          <table:table-cell table:style-name="Táblázat16.C4" office:value-type="string">
            <text:p text:style-name="P106"/>
          </table:table-cell>
          <table:table-cell table:style-name="Táblázat16.D4" office:value-type="string">
            <text:p text:style-name="P106"/>
          </table:table-cell>
          <table:table-cell table:style-name="Táblázat16.E4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6.A5" office:value-type="string">
            <text:p text:style-name="P106"/>
          </table:table-cell>
          <table:table-cell table:style-name="Táblázat16.B5" office:value-type="string">
            <text:p text:style-name="P106"/>
          </table:table-cell>
          <table:table-cell table:style-name="Táblázat16.C5" office:value-type="string">
            <text:p text:style-name="P106"/>
          </table:table-cell>
          <table:table-cell table:style-name="Táblázat16.D5" office:value-type="string">
            <text:p text:style-name="P106"/>
          </table:table-cell>
          <table:table-cell table:style-name="Táblázat16.E5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6"/>
          </table:table-cell>
          <table:table-cell table:style-name="Táblázat16.B6" office:value-type="string">
            <text:p text:style-name="P106"/>
          </table:table-cell>
          <table:table-cell table:style-name="Táblázat16.C6" office:value-type="string">
            <text:p text:style-name="P106"/>
          </table:table-cell>
          <table:table-cell table:style-name="Táblázat16.D6" office:value-type="string">
            <text:p text:style-name="P106"/>
          </table:table-cell>
          <table:table-cell table:style-name="Táblázat16.E6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6"/>
          </table:table-cell>
          <table:table-cell table:style-name="Táblázat16.B6" office:value-type="string">
            <text:p text:style-name="P106"/>
          </table:table-cell>
          <table:table-cell table:style-name="Táblázat16.C6" office:value-type="string">
            <text:p text:style-name="P106"/>
          </table:table-cell>
          <table:table-cell table:style-name="Táblázat16.D7" office:value-type="string">
            <text:p text:style-name="P106"/>
          </table:table-cell>
          <table:table-cell table:style-name="Táblázat16.E7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6.A8" office:value-type="string">
            <text:p text:style-name="P106"/>
          </table:table-cell>
          <table:table-cell table:style-name="Táblázat16.B8" office:value-type="string">
            <text:p text:style-name="P106"/>
          </table:table-cell>
          <table:table-cell table:style-name="Táblázat16.C8" office:value-type="string">
            <text:p text:style-name="P106"/>
          </table:table-cell>
          <table:table-cell table:style-name="Táblázat16.D8" office:value-type="string">
            <text:p text:style-name="P106"/>
          </table:table-cell>
          <table:table-cell table:style-name="Táblázat16.E8" table:number-columns-spanned="3" office:value-type="string">
            <text:p text:style-name="P106"/>
          </table:table-cell>
          <table:covered-table-cell/>
          <table:covered-table-cell/>
        </table:table-row>
      </table:table>
      <text:p text:style-name="P109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column table:style-name="Táblázat15.E"/>
        <table:table-column table:style-name="Táblázat15.F"/>
        <table:table-column table:style-name="Táblázat15.G"/>
        <table:table-row>
          <table:table-cell table:style-name="Táblázat15.A1" table:number-rows-spanned="2" office:value-type="string">
            <text:p text:style-name="P102"><text:span text:style-name="T11">Passive</text:span> <text:span text:style-name="T11">Ability</text:span></text:p>
          </table:table-cell>
          <table:table-cell table:style-name="Táblázat15.B1" office:value-type="string">
            <text:p text:style-name="P103"/>
          </table:table-cell>
          <table:table-cell table:style-name="Táblázat15.A1" table:number-rows-spanned="2" office:value-type="string">
            <text:p text:style-name="P102">Type</text:p>
          </table:table-cell>
          <table:table-cell table:style-name="Táblázat15.B1" office:value-type="string">
            <text:p text:style-name="P103"/>
          </table:table-cell>
          <table:table-cell table:style-name="Táblázat15.B1" office:value-type="string">
            <text:p text:style-name="P103"/>
          </table:table-cell>
          <table:table-cell table:style-name="Táblázat15.A1" table:number-rows-spanned="2" office:value-type="string">
            <text:p text:style-name="P104">Description</text:p>
          </table:table-cell>
          <table:table-cell table:style-name="Táblázat15.B1" office:value-type="string">
            <text:p text:style-name="P103"/>
          </table:table-cell>
        </table:table-row>
        <table:table-row>
          <table:covered-table-cell table:style-name="Táblázat15.A1"/>
          <table:table-cell table:style-name="Táblázat15.A1" office:value-type="string">
            <text:p text:style-name="P103"/>
          </table:table-cell>
          <table:covered-table-cell table:style-name="Táblázat15.A1"/>
          <table:table-cell table:style-name="Táblázat15.A1" office:value-type="string">
            <text:p text:style-name="P103"/>
          </table:table-cell>
          <table:table-cell table:style-name="Táblázat15.A1" office:value-type="string">
            <text:p text:style-name="P103"/>
          </table:table-cell>
          <table:covered-table-cell table:style-name="Táblázat15.A1"/>
          <table:table-cell table:style-name="Táblázat15.A1" office:value-type="string">
            <text:p text:style-name="P103"/>
          </table:table-cell>
        </table:table-row>
        <table:table-row>
          <table:table-cell table:style-name="Táblázat15.A3" office:value-type="string">
            <text:p text:style-name="P105"/>
          </table:table-cell>
          <table:table-cell table:style-name="Táblázat15.B3" office:value-type="string">
            <text:p text:style-name="P106"/>
          </table:table-cell>
          <table:table-cell table:style-name="Táblázat15.C3" office:value-type="string">
            <text:p text:style-name="P106"/>
          </table:table-cell>
          <table:table-cell table:style-name="Táblázat15.D3" office:value-type="string">
            <text:p text:style-name="P106"/>
          </table:table-cell>
          <table:table-cell table:style-name="Táblázat15.E3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4" office:value-type="string">
            <text:p text:style-name="P106"/>
          </table:table-cell>
          <table:table-cell table:style-name="Táblázat15.B4" office:value-type="string">
            <text:p text:style-name="P106"/>
          </table:table-cell>
          <table:table-cell table:style-name="Táblázat15.C4" office:value-type="string">
            <text:p text:style-name="P106"/>
          </table:table-cell>
          <table:table-cell table:style-name="Táblázat15.D4" office:value-type="string">
            <text:p text:style-name="P106"/>
          </table:table-cell>
          <table:table-cell table:style-name="Táblázat15.E4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5" office:value-type="string">
            <text:p text:style-name="P106"/>
          </table:table-cell>
          <table:table-cell table:style-name="Táblázat15.B5" office:value-type="string">
            <text:p text:style-name="P106"/>
          </table:table-cell>
          <table:table-cell table:style-name="Táblázat15.C5" office:value-type="string">
            <text:p text:style-name="P106"/>
          </table:table-cell>
          <table:table-cell table:style-name="Táblázat15.D5" office:value-type="string">
            <text:p text:style-name="P106"/>
          </table:table-cell>
          <table:table-cell table:style-name="Táblázat15.E5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6"/>
          </table:table-cell>
          <table:table-cell table:style-name="Táblázat15.B6" office:value-type="string">
            <text:p text:style-name="P106"/>
          </table:table-cell>
          <table:table-cell table:style-name="Táblázat15.C6" office:value-type="string">
            <text:p text:style-name="P106"/>
          </table:table-cell>
          <table:table-cell table:style-name="Táblázat15.D6" office:value-type="string">
            <text:p text:style-name="P106"/>
          </table:table-cell>
          <table:table-cell table:style-name="Táblázat15.E6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6"/>
          </table:table-cell>
          <table:table-cell table:style-name="Táblázat15.B6" office:value-type="string">
            <text:p text:style-name="P106"/>
          </table:table-cell>
          <table:table-cell table:style-name="Táblázat15.C6" office:value-type="string">
            <text:p text:style-name="P106"/>
          </table:table-cell>
          <table:table-cell table:style-name="Táblázat15.D7" office:value-type="string">
            <text:p text:style-name="P106"/>
          </table:table-cell>
          <table:table-cell table:style-name="Táblázat15.E7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6"/>
          </table:table-cell>
          <table:table-cell table:style-name="Táblázat15.B6" office:value-type="string">
            <text:p text:style-name="P106"/>
          </table:table-cell>
          <table:table-cell table:style-name="Táblázat15.C6" office:value-type="string">
            <text:p text:style-name="P106"/>
          </table:table-cell>
          <table:table-cell table:style-name="Táblázat15.D8" office:value-type="string">
            <text:p text:style-name="P106"/>
          </table:table-cell>
          <table:table-cell table:style-name="Táblázat15.E8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6"/>
          </table:table-cell>
          <table:table-cell table:style-name="Táblázat15.B6" office:value-type="string">
            <text:p text:style-name="P106"/>
          </table:table-cell>
          <table:table-cell table:style-name="Táblázat15.C6" office:value-type="string">
            <text:p text:style-name="P106"/>
          </table:table-cell>
          <table:table-cell table:style-name="Táblázat15.D9" office:value-type="string">
            <text:p text:style-name="P106"/>
          </table:table-cell>
          <table:table-cell table:style-name="Táblázat15.E9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áblázat15.A10" office:value-type="string">
            <text:p text:style-name="P106"/>
          </table:table-cell>
          <table:table-cell table:style-name="Táblázat15.B10" office:value-type="string">
            <text:p text:style-name="P106"/>
          </table:table-cell>
          <table:table-cell table:style-name="Táblázat15.C10" office:value-type="string">
            <text:p text:style-name="P106"/>
          </table:table-cell>
          <table:table-cell table:style-name="Táblázat15.D10" office:value-type="string">
            <text:p text:style-name="P106"/>
          </table:table-cell>
          <table:table-cell table:style-name="Táblázat15.E10" table:number-columns-spanned="3" office:value-type="string">
            <text:p text:style-name="P106"/>
          </table:table-cell>
          <table:covered-table-cell/>
          <table:covered-table-cell/>
        </table:table-row>
      </table:table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ext:soft-page-break/>
        <table:table-row>
          <table:table-cell table:style-name="Táblázat17.A1" table:number-rows-spanned="2" office:value-type="string">
            <text:p text:style-name="P110">Ability <text:span text:style-name="T10">Name</text:span></text:p>
          </table:table-cell>
          <table:table-cell table:style-name="Táblázat17.B1" office:value-type="string">
            <text:p text:style-name="P111"/>
          </table:table-cell>
          <table:table-cell table:style-name="Táblázat17.A1" table:number-rows-spanned="2" office:value-type="string">
            <text:p text:style-name="P110">Type</text:p>
          </table:table-cell>
          <table:table-cell table:style-name="Táblázat17.B1" office:value-type="string">
            <text:p text:style-name="P111"/>
          </table:table-cell>
          <table:table-cell table:style-name="Táblázat17.A1" table:number-rows-spanned="2" office:value-type="string">
            <text:p text:style-name="P110">Action Cost</text:p>
          </table:table-cell>
          <table:table-cell table:style-name="Táblázat17.B1" office:value-type="string">
            <text:p text:style-name="P111"/>
          </table:table-cell>
          <table:table-cell table:style-name="Táblázat17.A1" table:number-rows-spanned="2" office:value-type="string">
            <text:p text:style-name="P112">Description</text:p>
          </table:table-cell>
          <table:table-cell table:style-name="Táblázat17.B1" office:value-type="string">
            <text:p text:style-name="P111"/>
          </table:table-cell>
        </table:table-row>
        <table:table-row>
          <table:covered-table-cell table:style-name="Táblázat17.A1"/>
          <table:table-cell table:style-name="Táblázat17.A1" office:value-type="string">
            <text:p text:style-name="P111"/>
          </table:table-cell>
          <table:covered-table-cell table:style-name="Táblázat17.A1"/>
          <table:table-cell table:style-name="Táblázat17.A1" office:value-type="string">
            <text:p text:style-name="P111"/>
          </table:table-cell>
          <table:covered-table-cell table:style-name="Táblázat17.A1"/>
          <table:table-cell table:style-name="Táblázat17.A1" office:value-type="string">
            <text:p text:style-name="P111"/>
          </table:table-cell>
          <table:covered-table-cell table:style-name="Táblázat17.A1"/>
          <table:table-cell table:style-name="Táblázat17.A1" office:value-type="string">
            <text:p text:style-name="P111"/>
          </table:table-cell>
        </table:table-row>
        <table:table-row>
          <table:table-cell table:style-name="Táblázat17.A3" office:value-type="string">
            <text:p text:style-name="P113"/>
          </table:table-cell>
          <table:table-cell table:style-name="Táblázat17.B3" office:value-type="string">
            <text:p text:style-name="P114"/>
          </table:table-cell>
          <table:table-cell table:style-name="Táblázat17.C3" office:value-type="string">
            <text:p text:style-name="P114"/>
          </table:table-cell>
          <table:table-cell table:style-name="Táblázat17.D3" office:value-type="string">
            <text:p text:style-name="P114"/>
          </table:table-cell>
          <table:table-cell table:style-name="Táblázat17.E3" office:value-type="string">
            <text:p text:style-name="P114"/>
          </table:table-cell>
          <table:table-cell table:style-name="Táblázat17.F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4" office:value-type="string">
            <text:p text:style-name="P114"/>
          </table:table-cell>
          <table:table-cell table:style-name="Táblázat17.B4" office:value-type="string">
            <text:p text:style-name="P114"/>
          </table:table-cell>
          <table:table-cell table:style-name="Táblázat17.C4" office:value-type="string">
            <text:p text:style-name="P114"/>
          </table:table-cell>
          <table:table-cell table:style-name="Táblázat17.D4" office:value-type="string">
            <text:p text:style-name="P114"/>
          </table:table-cell>
          <table:table-cell table:style-name="Táblázat17.E4" office:value-type="string">
            <text:p text:style-name="P114"/>
          </table:table-cell>
          <table:table-cell table:style-name="Táblázat17.F4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5" office:value-type="string">
            <text:p text:style-name="P114"/>
          </table:table-cell>
          <table:table-cell table:style-name="Táblázat17.B5" office:value-type="string">
            <text:p text:style-name="P114"/>
          </table:table-cell>
          <table:table-cell table:style-name="Táblázat17.C5" office:value-type="string">
            <text:p text:style-name="P114"/>
          </table:table-cell>
          <table:table-cell table:style-name="Táblázat17.D5" office:value-type="string">
            <text:p text:style-name="P114"/>
          </table:table-cell>
          <table:table-cell table:style-name="Táblázat17.E5" office:value-type="string">
            <text:p text:style-name="P114"/>
          </table:table-cell>
          <table:table-cell table:style-name="Táblázat17.F5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4"/>
          </table:table-cell>
          <table:table-cell table:style-name="Táblázat17.B6" office:value-type="string">
            <text:p text:style-name="P114"/>
          </table:table-cell>
          <table:table-cell table:style-name="Táblázat17.C6" office:value-type="string">
            <text:p text:style-name="P114"/>
          </table:table-cell>
          <table:table-cell table:style-name="Táblázat17.D6" office:value-type="string">
            <text:p text:style-name="P114"/>
          </table:table-cell>
          <table:table-cell table:style-name="Táblázat17.E6" office:value-type="string">
            <text:p text:style-name="P114"/>
          </table:table-cell>
          <table:table-cell table:style-name="Táblázat17.F6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4"/>
          </table:table-cell>
          <table:table-cell table:style-name="Táblázat17.B6" office:value-type="string">
            <text:p text:style-name="P114"/>
          </table:table-cell>
          <table:table-cell table:style-name="Táblázat17.C6" office:value-type="string">
            <text:p text:style-name="P114"/>
          </table:table-cell>
          <table:table-cell table:style-name="Táblázat17.D6" office:value-type="string">
            <text:p text:style-name="P114"/>
          </table:table-cell>
          <table:table-cell table:style-name="Táblázat17.E6" office:value-type="string">
            <text:p text:style-name="P114"/>
          </table:table-cell>
          <table:table-cell table:style-name="Táblázat17.F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8" office:value-type="string">
            <text:p text:style-name="P114"/>
          </table:table-cell>
          <table:table-cell table:style-name="Táblázat17.B8" office:value-type="string">
            <text:p text:style-name="P114"/>
          </table:table-cell>
          <table:table-cell table:style-name="Táblázat17.C8" office:value-type="string">
            <text:p text:style-name="P114"/>
          </table:table-cell>
          <table:table-cell table:style-name="Táblázat17.D8" office:value-type="string">
            <text:p text:style-name="P114"/>
          </table:table-cell>
          <table:table-cell table:style-name="Táblázat17.E8" office:value-type="string">
            <text:p text:style-name="P114"/>
          </table:table-cell>
          <table:table-cell table:style-name="Táblázat17.F8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9" office:value-type="string">
            <text:p text:style-name="P114"/>
          </table:table-cell>
          <table:table-cell table:style-name="Táblázat17.B9" office:value-type="string">
            <text:p text:style-name="P114"/>
          </table:table-cell>
          <table:table-cell table:style-name="Táblázat17.C9" office:value-type="string">
            <text:p text:style-name="P114"/>
          </table:table-cell>
          <table:table-cell table:style-name="Táblázat17.D9" office:value-type="string">
            <text:p text:style-name="P114"/>
          </table:table-cell>
          <table:table-cell table:style-name="Táblázat17.E9" office:value-type="string">
            <text:p text:style-name="P114"/>
          </table:table-cell>
          <table:table-cell table:style-name="Táblázat17.F9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4"/>
          </table:table-cell>
          <table:table-cell table:style-name="Táblázat17.B10" office:value-type="string">
            <text:p text:style-name="P114"/>
          </table:table-cell>
          <table:table-cell table:style-name="Táblázat17.C10" office:value-type="string">
            <text:p text:style-name="P114"/>
          </table:table-cell>
          <table:table-cell table:style-name="Táblázat17.D10" office:value-type="string">
            <text:p text:style-name="P114"/>
          </table:table-cell>
          <table:table-cell table:style-name="Táblázat17.E10" office:value-type="string">
            <text:p text:style-name="P114"/>
          </table:table-cell>
          <table:table-cell table:style-name="Táblázat17.F10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4"/>
          </table:table-cell>
          <table:table-cell table:style-name="Táblázat17.B10" office:value-type="string">
            <text:p text:style-name="P114"/>
          </table:table-cell>
          <table:table-cell table:style-name="Táblázat17.C10" office:value-type="string">
            <text:p text:style-name="P114"/>
          </table:table-cell>
          <table:table-cell table:style-name="Táblázat17.D10" office:value-type="string">
            <text:p text:style-name="P114"/>
          </table:table-cell>
          <table:table-cell table:style-name="Táblázat17.E10" office:value-type="string">
            <text:p text:style-name="P114"/>
          </table:table-cell>
          <table:table-cell table:style-name="Táblázat17.F10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4"/>
          </table:table-cell>
          <table:table-cell table:style-name="Táblázat17.B12" office:value-type="string">
            <text:p text:style-name="P114"/>
          </table:table-cell>
          <table:table-cell table:style-name="Táblázat17.C12" office:value-type="string">
            <text:p text:style-name="P114"/>
          </table:table-cell>
          <table:table-cell table:style-name="Táblázat17.D12" office:value-type="string">
            <text:p text:style-name="P114"/>
          </table:table-cell>
          <table:table-cell table:style-name="Táblázat17.E12" office:value-type="string">
            <text:p text:style-name="P114"/>
          </table:table-cell>
          <table:table-cell table:style-name="Táblázat17.F12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4"/>
          </table:table-cell>
          <table:table-cell table:style-name="Táblázat17.B12" office:value-type="string">
            <text:p text:style-name="P114"/>
          </table:table-cell>
          <table:table-cell table:style-name="Táblázat17.C12" office:value-type="string">
            <text:p text:style-name="P114"/>
          </table:table-cell>
          <table:table-cell table:style-name="Táblázat17.D12" office:value-type="string">
            <text:p text:style-name="P114"/>
          </table:table-cell>
          <table:table-cell table:style-name="Táblázat17.E12" office:value-type="string">
            <text:p text:style-name="P114"/>
          </table:table-cell>
          <table:table-cell table:style-name="Táblázat17.F12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4"/>
          </table:table-cell>
          <table:table-cell table:style-name="Táblázat17.B12" office:value-type="string">
            <text:p text:style-name="P114"/>
          </table:table-cell>
          <table:table-cell table:style-name="Táblázat17.C12" office:value-type="string">
            <text:p text:style-name="P114"/>
          </table:table-cell>
          <table:table-cell table:style-name="Táblázat17.D12" office:value-type="string">
            <text:p text:style-name="P114"/>
          </table:table-cell>
          <table:table-cell table:style-name="Táblázat17.E12" office:value-type="string">
            <text:p text:style-name="P114"/>
          </table:table-cell>
          <table:table-cell table:style-name="Táblázat17.F12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4"/>
          </table:table-cell>
          <table:table-cell table:style-name="Táblázat17.B12" office:value-type="string">
            <text:p text:style-name="P114"/>
          </table:table-cell>
          <table:table-cell table:style-name="Táblázat17.C12" office:value-type="string">
            <text:p text:style-name="P114"/>
          </table:table-cell>
          <table:table-cell table:style-name="Táblázat17.D12" office:value-type="string">
            <text:p text:style-name="P114"/>
          </table:table-cell>
          <table:table-cell table:style-name="Táblázat17.E12" office:value-type="string">
            <text:p text:style-name="P114"/>
          </table:table-cell>
          <table:table-cell table:style-name="Táblázat17.F12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6" office:value-type="string">
            <text:p text:style-name="P114"/>
          </table:table-cell>
          <table:table-cell table:style-name="Táblázat17.B16" office:value-type="string">
            <text:p text:style-name="P114"/>
          </table:table-cell>
          <table:table-cell table:style-name="Táblázat17.C16" office:value-type="string">
            <text:p text:style-name="P114"/>
          </table:table-cell>
          <table:table-cell table:style-name="Táblázat17.D16" office:value-type="string">
            <text:p text:style-name="P114"/>
          </table:table-cell>
          <table:table-cell table:style-name="Táblázat17.E16" office:value-type="string">
            <text:p text:style-name="P114"/>
          </table:table-cell>
          <table:table-cell table:style-name="Táblázat17.F16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4"/>
          </table:table-cell>
          <table:table-cell table:style-name="Táblázat17.B17" office:value-type="string">
            <text:p text:style-name="P114"/>
          </table:table-cell>
          <table:table-cell table:style-name="Táblázat17.C17" office:value-type="string">
            <text:p text:style-name="P114"/>
          </table:table-cell>
          <table:table-cell table:style-name="Táblázat17.D17" office:value-type="string">
            <text:p text:style-name="P114"/>
          </table:table-cell>
          <table:table-cell table:style-name="Táblázat17.E17" office:value-type="string">
            <text:p text:style-name="P114"/>
          </table:table-cell>
          <table:table-cell table:style-name="Táblázat17.F17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4" office:value-type="string">
            <text:p text:style-name="P114"/>
          </table:table-cell>
          <table:table-cell table:style-name="Táblázat17.B24" office:value-type="string">
            <text:p text:style-name="P114"/>
          </table:table-cell>
          <table:table-cell table:style-name="Táblázat17.C24" office:value-type="string">
            <text:p text:style-name="P114"/>
          </table:table-cell>
          <table:table-cell table:style-name="Táblázat17.D24" office:value-type="string">
            <text:p text:style-name="P114"/>
          </table:table-cell>
          <table:table-cell table:style-name="Táblázat17.E24" office:value-type="string">
            <text:p text:style-name="P114"/>
          </table:table-cell>
          <table:table-cell table:style-name="Táblázat17.F24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5" office:value-type="string">
            <text:p text:style-name="P114"/>
          </table:table-cell>
          <table:table-cell table:style-name="Táblázat17.B25" office:value-type="string">
            <text:p text:style-name="P114"/>
          </table:table-cell>
          <table:table-cell table:style-name="Táblázat17.C25" office:value-type="string">
            <text:p text:style-name="P114"/>
          </table:table-cell>
          <table:table-cell table:style-name="Táblázat17.D25" office:value-type="string">
            <text:p text:style-name="P114"/>
          </table:table-cell>
          <table:table-cell table:style-name="Táblázat17.E25" office:value-type="string">
            <text:p text:style-name="P114"/>
          </table:table-cell>
          <table:table-cell table:style-name="Táblázat17.F25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4"/>
          </table:table-cell>
          <table:table-cell table:style-name="Táblázat17.B26" office:value-type="string">
            <text:p text:style-name="P114"/>
          </table:table-cell>
          <table:table-cell table:style-name="Táblázat17.C26" office:value-type="string">
            <text:p text:style-name="P114"/>
          </table:table-cell>
          <table:table-cell table:style-name="Táblázat17.D26" office:value-type="string">
            <text:p text:style-name="P114"/>
          </table:table-cell>
          <table:table-cell table:style-name="Táblázat17.E26" office:value-type="string">
            <text:p text:style-name="P114"/>
          </table:table-cell>
          <table:table-cell table:style-name="Táblázat17.F26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4"/>
          </table:table-cell>
          <table:table-cell table:style-name="Táblázat17.B26" office:value-type="string">
            <text:p text:style-name="P114"/>
          </table:table-cell>
          <table:table-cell table:style-name="Táblázat17.C26" office:value-type="string">
            <text:p text:style-name="P114"/>
          </table:table-cell>
          <table:table-cell table:style-name="Táblázat17.D26" office:value-type="string">
            <text:p text:style-name="P114"/>
          </table:table-cell>
          <table:table-cell table:style-name="Táblázat17.E26" office:value-type="string">
            <text:p text:style-name="P114"/>
          </table:table-cell>
          <table:table-cell table:style-name="Táblázat17.F26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2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4"/>
          </table:table-cell>
          <table:table-cell table:style-name="Táblázat17.B23" office:value-type="string">
            <text:p text:style-name="P114"/>
          </table:table-cell>
          <table:table-cell table:style-name="Táblázat17.C23" office:value-type="string">
            <text:p text:style-name="P114"/>
          </table:table-cell>
          <table:table-cell table:style-name="Táblázat17.D23" office:value-type="string">
            <text:p text:style-name="P114"/>
          </table:table-cell>
          <table:table-cell table:style-name="Táblázat17.E23" office:value-type="string">
            <text:p text:style-name="P114"/>
          </table:table-cell>
          <table:table-cell table:style-name="Táblázat17.F33" table:number-columns-spanned="3" office:value-type="string">
            <text:p text:style-name="P114"/>
          </table:table-cell>
          <table:covered-table-cell/>
          <table:covered-table-cell/>
        </table:table-row>
        <table:table-row>
          <table:table-cell table:style-name="Táblázat17.A34" office:value-type="string">
            <text:p text:style-name="P114"/>
          </table:table-cell>
          <table:table-cell table:style-name="Táblázat17.B34" office:value-type="string">
            <text:p text:style-name="P114"/>
          </table:table-cell>
          <table:table-cell table:style-name="Táblázat17.C34" office:value-type="string">
            <text:p text:style-name="P114"/>
          </table:table-cell>
          <table:table-cell table:style-name="Táblázat17.D34" office:value-type="string">
            <text:p text:style-name="P114"/>
          </table:table-cell>
          <table:table-cell table:style-name="Táblázat17.E34" office:value-type="string">
            <text:p text:style-name="P114"/>
          </table:table-cell>
          <table:table-cell table:style-name="Táblázat17.F34" table:number-columns-spanned="3" office:value-type="string">
            <text:p text:style-name="P114"/>
          </table:table-cell>
          <table:covered-table-cell/>
          <table:covered-table-cell/>
        </table:table-row>
      </table:table>
      <text:p text:style-name="P11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currency-style style:name="N151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1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1P0"/>
    </number:currency-style>
    <number:currency-style style:name="N153P0" style:volatile="true"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</number:currency-style>
    <number:currency-style style:name="N15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58P0"/>
    </number:currency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9P0"/>
    </number:currency-style>
    <number:currency-style style:name="N16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currency-style style:name="N16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7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71P0"/>
    </number:currency-style>
    <number:date-style style:name="N17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8">
      <number:day number:calendar="jewish"/>
      <number:text> </number:text>
      <number:month number:calendar="jewish" number:style="long" number:textual="true"/>
    </number:date-style>
    <number:date-style style:name="N179">
      <number:month number:calendar="jewish" number:style="long" number:textual="true"/>
      <number:text> </number:text>
      <number:day number:calendar="jewish"/>
    </number:date-style>
    <number:date-style style:name="N180">
      <number:month number:calendar="jewish" number:style="long" number:textual="true"/>
      <number:text> </number:text>
      <number:year number:calendar="jewish" number:style="long"/>
    </number:date-style>
    <number:date-style style:name="N181">
      <number:month number:calendar="jewish" number:style="long" number:textual="true"/>
    </number:date-style>
    <number:date-style style:name="N10129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30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1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2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3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4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5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36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37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8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9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40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1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2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43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44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45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46" number:language="en" number:country="US" loext:transliteration-spellout="superessive" number:transliteration-language="en" number:transliteration-country="US">
      <number:day-of-week number:style="long"/>
    </number:date-style>
    <number:date-style style:name="N10147" number:language="en" number:country="US" loext:transliteration-spellout="ablative" number:transliteration-language="en" number:transliteration-country="US">
      <number:day-of-week number:style="long"/>
    </number:date-style>
    <number:date-style style:name="N10148" number:language="en" number:country="US" loext:transliteration-spellout="terminative" number:transliteration-language="en" number:transliteration-country="US">
      <number:day-of-week number:style="long"/>
    </number:date-style>
    <number:date-style style:name="N10149" number:language="en" number:country="US" loext:transliteration-spellout="inessive" number:transliteration-language="en" number:transliteration-country="US">
      <number:year number:style="long"/>
    </number:date-style>
    <number:date-style style:name="N10150" number:language="en" number:country="US" loext:transliteration-spellout="ablative" number:transliteration-language="en" number:transliteration-country="US">
      <number:year number:style="long"/>
    </number:date-style>
    <number:date-style style:name="N10151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52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53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54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55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56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57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8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9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0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1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2" number:language="en" number:country="US" loext:transliteration-spellout="ordinal year" number:transliteration-language="en" number:transliteration-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20:12:20.785893500</meta:creation-date>
    <dc:date>2026-01-26T00:55:36.398573600</dc:date>
    <meta:editing-duration>PT4H59M44S</meta:editing-duration>
    <meta:editing-cycles>54</meta:editing-cycles>
    <meta:generator>LibreOffice/25.2.7.2$Windows_X86_64 LibreOffice_project/5cbfd1ab6520636bb5f7b99185aa69bd7456825d</meta:generator>
    <meta:print-date>2026-01-26T00:54:36.559808800</meta:print-date>
    <meta:printed-by>PDF fájlok</meta:printed-by>
    <meta:document-statistic meta:table-count="17" meta:image-count="0" meta:object-count="0" meta:page-count="6" meta:paragraph-count="120" meta:word-count="136" meta:character-count="970" meta:non-whitespace-character-count="828"/>
  </office:meta>
</office:document-meta>
</file>